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Long_20_Dot" svg:stroke-width="0cm" svg:stroke-color="#000000" draw:marker-start-width="0.198cm" draw:marker-end-width="0.198cm" draw:stroke-linejoin="round" svg:stroke-linecap="butt" draw:fill="solid" draw:fill-color="#ffbf00" draw:opacity="50%" draw:textarea-horizontal-align="center" draw:textarea-vertical-align="middle" fo:padding-top="0.018cm" fo:padding-bottom="0.018cm" fo:padding-left="0.018cm" fo:padding-right="0.018cm" loext:decorative="false"/>
    </style:style>
    <style:style style:name="gr2" style:family="graphic" style:parent-style-name="standard">
      <style:graphic-properties draw:stroke="none" draw:stroke-dash="Long_20_Dot" svg:stroke-width="0cm" svg:stroke-color="#000000" draw:marker-start-width="0.198cm" draw:marker-end-width="0.198cm" draw:stroke-linejoin="round" svg:stroke-linecap="butt" draw:fill="solid" draw:fill-color="#729fcf" draw:textarea-horizontal-align="center" draw:textarea-vertical-align="middle" fo:padding-top="0.018cm" fo:padding-bottom="0.018cm" fo:padding-left="0.018cm" fo:padding-right="0.018cm" loext:decorative="false"/>
    </style:style>
    <style:style style:name="gr3" style:family="graphic" style:parent-style-name="standard">
      <style:graphic-properties draw:stroke="none" draw:stroke-dash="Long_20_Dot" svg:stroke-width="0cm" svg:stroke-color="#000000" draw:marker-start-width="0.198cm" draw:marker-end-width="0.198cm" draw:stroke-linejoin="round" svg:stroke-linecap="butt" draw:fill="solid" draw:fill-color="#158466" draw:opacity="50%" draw:textarea-horizontal-align="center" draw:textarea-vertical-align="middle" fo:padding-top="0.018cm" fo:padding-bottom="0.018cm" fo:padding-left="0.018cm" fo:padding-right="0.018cm" loext:decorative="false"/>
    </style:style>
    <style:style style:name="gr4" style:family="graphic" style:parent-style-name="standard">
      <style:graphic-properties draw:stroke="none" draw:stroke-dash="Long_20_Dot" svg:stroke-width="0cm" svg:stroke-color="#000000" draw:marker-start-width="0.198cm" draw:marker-end-width="0.198cm" draw:stroke-linejoin="round" svg:stroke-linecap="butt" draw:fill="solid" draw:fill-color="#8d1d75" draw:opacity="50%" draw:textarea-horizontal-align="center" draw:textarea-vertical-align="middle" fo:padding-top="0.018cm" fo:padding-bottom="0.018cm" fo:padding-left="0.018cm" fo:padding-right="0.018cm" loext:decorative="false"/>
    </style:style>
    <style:style style:name="gr5" style:family="graphic" style:parent-style-name="standard">
      <style:graphic-properties draw:stroke="none" draw:stroke-dash="Long_20_Dot" svg:stroke-width="0cm" svg:stroke-color="#000000" draw:marker-start-width="0.198cm" draw:marker-end-width="0.198cm" draw:stroke-linejoin="round" svg:stroke-linecap="butt" draw:fill="solid" draw:fill-color="#729fcf" draw:opacity="70%" draw:textarea-horizontal-align="center" draw:textarea-vertical-align="middle" fo:padding-top="0.018cm" fo:padding-bottom="0.018cm" fo:padding-left="0.018cm" fo:padding-right="0.018cm" loext:decorative="false"/>
    </style:style>
    <style:style style:name="gr6" style:family="graphic" style:parent-style-name="standard">
      <style:graphic-properties draw:stroke="solid" svg:stroke-width="0.037cm" svg:stroke-color="#ffb66c" draw:stroke-linejoin="round" svg:stroke-linecap="butt" draw:fill="none" fo:padding-top="0.018cm" fo:padding-bottom="0.018cm" fo:padding-left="0.018cm" fo:padding-right="0.018cm" loext:decorative="false"/>
    </style:style>
    <style:style style:name="gr7" style:family="graphic" style:parent-style-name="standard">
      <style:graphic-properties draw:stroke="solid" draw:stroke-dash="Dash_20__28_Rounded_29_" svg:stroke-width="0.028cm" svg:stroke-color="#ffb66c" draw:marker-start-width="0.187cm" draw:marker-end-width="0.187cm" draw:stroke-linejoin="round" svg:stroke-linecap="round" draw:fill="none" fo:padding-top="0.014cm" fo:padding-bottom="0.014cm" fo:padding-left="0.014cm" fo:padding-right="0.014cm" loext:decorative="false"/>
    </style:style>
    <style:style style:name="gr8" style:family="graphic" style:parent-style-name="standard">
      <style:graphic-properties draw:stroke="solid" draw:stroke-dash="Long_20_Dot" svg:stroke-width="0.035cm" svg:stroke-color="#000000" draw:marker-start-width="0.198cm" draw:marker-end-width="0.198cm" draw:stroke-linejoin="round" svg:stroke-linecap="butt" draw:fill="none" fo:padding-top="0.018cm" fo:padding-bottom="0.018cm" fo:padding-left="0.018cm" fo:padding-right="0.018cm" loext:decorative="false"/>
    </style:style>
    <style:style style:name="gr9" style:family="graphic">
      <style:graphic-properties style:writing-mode="lr-tb" loext:decorative="false"/>
    </style:style>
    <style:style style:name="gr10" style:family="graphic" style:parent-style-name="standard">
      <style:graphic-properties draw:stroke="dash" draw:stroke-dash="Dash_20__28_Rounded_29_" svg:stroke-width="0.028cm" svg:stroke-color="#8d1d75" draw:marker-start-width="0.187cm" draw:marker-end-width="0.187cm" draw:stroke-linejoin="round" svg:stroke-linecap="round" draw:fill="none" fo:padding-top="0.014cm" fo:padding-bottom="0.014cm" fo:padding-left="0.014cm" fo:padding-right="0.014cm" loext:decorative="false"/>
    </style:style>
    <style:style style:name="gr11" style:family="graphic" style:parent-style-name="standard">
      <style:graphic-properties draw:stroke="none" draw:fill="solid" draw:fill-color="#ffffff" loext:fill-use-slide-background="false" draw:textarea-horizontal-align="justify" draw:textarea-vertical-align="middle" draw:auto-grow-height="false" fo:min-height="2.349cm" fo:min-width="0.231cm" loext:decorative="false"/>
    </style:style>
    <style:style style:name="gr12" style:family="graphic" style:parent-style-name="standard">
      <style:graphic-properties draw:stroke="dash" draw:stroke-dash="Dash_20__28_Rounded_29_" svg:stroke-width="0.028cm" svg:stroke-color="#158466" draw:marker-start-width="0.187cm" draw:marker-end-width="0.187cm" draw:stroke-linejoin="round" svg:stroke-linecap="round" draw:fill="none" fo:padding-top="0.014cm" fo:padding-bottom="0.014cm" fo:padding-left="0.014cm" fo:padding-right="0.014cm" loext:decorative="false"/>
    </style:style>
    <style:style style:name="gr13" style:family="graphic" style:parent-style-name="standard">
      <style:graphic-properties draw:stroke="none" draw:fill="solid" draw:fill-color="#ffffff" loext:fill-use-slide-background="false" draw:textarea-horizontal-align="justify" draw:textarea-vertical-align="middle" draw:auto-grow-height="false" fo:min-height="1.022cm" fo:min-width="2.44cm" loext:decorative="false"/>
    </style:style>
    <style:style style:name="gr14" style:family="graphic" style:parent-style-name="objectwithoutfill">
      <style:graphic-properties svg:stroke-width="0.035cm" svg:stroke-color="#666666" draw:marker-start-width="0.252cm" draw:marker-end="Extrémités_20_de_20_flèche_20_2" draw:marker-end-width="0.15cm" draw:fill="none" draw:textarea-horizontal-align="center" draw:textarea-vertical-align="middle" fo:padding-top="0.017cm" fo:padding-bottom="0.017cm" fo:padding-left="0.017cm" fo:padding-right="0.017cm" loext:decorative="false"/>
    </style:style>
    <style:style style:name="gr15" style:family="graphic" style:parent-style-name="standard">
      <style:graphic-properties draw:stroke="none" draw:stroke-dash="Long_20_Dot" svg:stroke-width="0cm" svg:stroke-color="#000000" draw:marker-start-width="0.198cm" draw:marker-end-width="0.198cm" draw:stroke-linejoin="round" svg:stroke-linecap="butt" draw:fill="solid" draw:fill-color="#729fcf" draw:opacity="50%" draw:textarea-horizontal-align="center" draw:textarea-vertical-align="middle" fo:padding-top="0.018cm" fo:padding-bottom="0.018cm" fo:padding-left="0.018cm" fo:padding-right="0.018cm" loext:decorative="false"/>
    </style:style>
    <style:style style:name="gr16" style:family="graphic" style:parent-style-name="standard">
      <style:graphic-properties draw:stroke="solid" draw:stroke-dash="Long_20_Dash_20__28_Rounded_29_" svg:stroke-width="0.035cm" svg:stroke-color="#67ac68" draw:marker-start-width="0.198cm" draw:marker-end-width="0.198cm" draw:stroke-linejoin="round" svg:stroke-linecap="round" draw:fill="none" fo:padding-top="0.018cm" fo:padding-bottom="0.018cm" fo:padding-left="0.018cm" fo:padding-right="0.018cm" loext:decorative="false"/>
    </style:style>
    <style:style style:name="gr17" style:family="graphic" style:parent-style-name="standard">
      <style:graphic-properties draw:stroke="none" draw:stroke-dash="Long_20_Dot" svg:stroke-width="0.035cm" svg:stroke-color="#000000" draw:marker-start-width="0.25cm" draw:marker-end-width="0.25cm" draw:stroke-linejoin="round" svg:stroke-linecap="butt" draw:fill="solid" draw:fill-color="#729fcf" draw:opacity="70%" draw:textarea-horizontal-align="center" draw:textarea-vertical-align="middle" fo:padding-top="0.018cm" fo:padding-bottom="0.018cm" fo:padding-left="0.018cm" fo:padding-right="0.018cm" loext:decorative="false"/>
    </style:style>
    <style:style style:name="gr18" style:family="graphic" style:parent-style-name="standard">
      <style:graphic-properties draw:stroke="none" draw:stroke-dash="Long_20_Dot" svg:stroke-width="0cm" svg:stroke-color="#000000" draw:marker-start-width="0.198cm" draw:marker-end-width="0.198cm" draw:stroke-linejoin="round" svg:stroke-linecap="butt" draw:fill="solid" draw:fill-color="#729fcf" draw:opacity="20%" draw:textarea-horizontal-align="center" draw:textarea-vertical-align="middle" fo:padding-top="0.018cm" fo:padding-bottom="0.018cm" fo:padding-left="0.018cm" fo:padding-right="0.018cm" loext:decorative="false"/>
    </style:style>
    <style:style style:name="gr19" style:family="graphic" style:parent-style-name="standard">
      <style:graphic-properties draw:stroke="none" draw:stroke-dash="Long_20_Dot" svg:stroke-width="0.035cm" svg:stroke-color="#000000" draw:marker-start-width="0.25cm" draw:marker-end-width="0.25cm" draw:stroke-linejoin="round" svg:stroke-linecap="butt" draw:fill="solid" draw:fill-color="#800080" draw:opacity="50%" draw:textarea-horizontal-align="center" draw:textarea-vertical-align="middle" fo:padding-top="0.018cm" fo:padding-bottom="0.018cm" fo:padding-left="0.018cm" fo:padding-right="0.018cm" loext:decorative="false"/>
    </style:style>
    <style:style style:name="gr20" style:family="graphic" style:parent-style-name="standard">
      <style:graphic-properties draw:stroke="dash" draw:stroke-dash="Long_20_Dash_20__28_Rounded_29_" svg:stroke-width="0.028cm" svg:stroke-color="#504f91" draw:marker-start-width="0.187cm" draw:marker-end-width="0.187cm" svg:stroke-opacity="100%" draw:stroke-linejoin="round" svg:stroke-linecap="round" draw:fill="none" draw:opacity="100%" fo:padding-top="0.014cm" fo:padding-bottom="0.014cm" fo:padding-left="0.014cm" fo:padding-right="0.014cm" loext:decorative="false"/>
    </style:style>
    <style:style style:name="gr21" style:family="graphic" style:parent-style-name="standard">
      <style:graphic-properties draw:stroke="dash" draw:stroke-dash="Long_20_Dash_20__28_Rounded_29_" svg:stroke-width="0.035cm" svg:stroke-color="#67ac68" draw:marker-start-width="0.198cm" draw:marker-end-width="0.198cm" draw:stroke-linejoin="round" svg:stroke-linecap="round" draw:fill="none" fo:padding-top="0.018cm" fo:padding-bottom="0.018cm" fo:padding-left="0.018cm" fo:padding-right="0.018cm" loext:decorative="false"/>
    </style:style>
    <style:style style:name="gr22" style:family="graphic" style:parent-style-name="objectwithoutfill">
      <style:graphic-properties svg:stroke-width="0.053cm" svg:stroke-color="#bf0041" draw:marker-start-width="0.279cm" draw:marker-end-width="0.279cm" draw:fill="none" draw:textarea-horizontal-align="center" draw:textarea-vertical-align="middle" fo:padding-top="0.026cm" fo:padding-bottom="0.026cm" fo:padding-left="0.026cm" fo:padding-right="0.026cm" loext:decorative="false"/>
    </style:style>
    <style:style style:name="gr23" style:family="graphic" style:parent-style-name="objectwithoutfill">
      <style:graphic-properties draw:stroke="dash" draw:stroke-dash="Dash_20__28_Rounded_29_" svg:stroke-width="0.035cm" svg:stroke-color="#bf0041" draw:marker-start-width="0.252cm" draw:marker-end-width="0.252cm" svg:stroke-linecap="round" draw:fill="none" draw:textarea-horizontal-align="center" draw:textarea-vertical-align="middle" fo:padding-top="0.017cm" fo:padding-bottom="0.017cm" fo:padding-left="0.017cm" fo:padding-right="0.017cm" loext:decorative="false"/>
    </style:style>
    <style:style style:name="gr24" style:family="graphic" style:parent-style-name="standard">
      <style:graphic-properties draw:stroke="none" draw:fill-color="#bf0041" draw:textarea-horizontal-align="justify" draw:textarea-vertical-align="middle" draw:auto-grow-height="false" fo:min-height="0cm" fo:min-width="0cm" loext:decorative="false"/>
    </style:style>
    <style:style style:name="gr25" style:family="graphic" style:parent-style-name="standard">
      <style:graphic-properties draw:stroke="solid" draw:stroke-dash="Long_20_Dot" svg:stroke-width="0.028cm" svg:stroke-color="#000000" draw:marker-start-width="0.188cm" draw:marker-end-width="0.188cm" svg:stroke-opacity="50%" draw:stroke-linejoin="round" svg:stroke-linecap="butt" draw:fill="solid" draw:fill-color="#b4c7dc" draw:opacity="50%" fo:padding-top="0.015cm" fo:padding-bottom="0.015cm" fo:padding-left="0.015cm" fo:padding-right="0.015cm" loext:decorative="false"/>
    </style:style>
    <style:style style:name="gr26" style:family="graphic" style:parent-style-name="standard">
      <style:graphic-properties draw:stroke="solid" draw:stroke-dash="Long_20_Dot" svg:stroke-width="0.035cm" svg:stroke-color="#000000" draw:marker-start-width="0.198cm" draw:marker-end-width="0.198cm" draw:stroke-linejoin="round" svg:stroke-linecap="butt" draw:fill="solid" draw:fill-color="#729fcf" draw:opacity="80%" fo:padding-top="0.018cm" fo:padding-bottom="0.018cm" fo:padding-left="0.018cm" fo:padding-right="0.018cm" loext:decorative="false"/>
    </style:style>
    <style:style style:name="gr27" style:family="graphic" style:parent-style-name="objectwithoutfill">
      <style:graphic-properties svg:stroke-width="0.053cm" svg:stroke-color="#3465a4" draw:marker-start-width="0.279cm" draw:marker-end="Extrémités_20_de_20_flèche_20_6" draw:marker-end-width="0.187cm" svg:stroke-linecap="butt" draw:fill="none" draw:textarea-horizontal-align="center" draw:textarea-vertical-align="middle" fo:padding-top="0.026cm" fo:padding-bottom="0.026cm" fo:padding-left="0.026cm" fo:padding-right="0.026cm" loext:decorative="false"/>
    </style:style>
    <style:style style:name="gr28" style:family="graphic" style:parent-style-name="standard">
      <style:graphic-properties draw:stroke="none" draw:fill-color="#ffbf00" draw:opacity="50%" draw:textarea-horizontal-align="justify" draw:textarea-vertical-align="middle" draw:auto-grow-height="false" fo:min-height="6.5cm" fo:min-width="7cm" loext:decorative="false"/>
    </style:style>
    <style:style style:name="gr29" style:family="graphic" style:parent-style-name="standard">
      <style:graphic-properties svg:stroke-width="0.028cm" svg:stroke-color="#ffb66c" draw:marker-start-width="0.242cm" draw:marker-end-width="0.242cm" draw:fill="none" loext:fill-use-slide-background="false" draw:textarea-horizontal-align="justify" draw:textarea-vertical-align="middle" draw:auto-grow-height="false" fo:min-height="0.472cm" fo:min-width="0.472cm" fo:padding-top="0.014cm" fo:padding-bottom="0.014cm" fo:padding-left="0.014cm" fo:padding-right="0.014cm" loext:decorative="false"/>
    </style:style>
    <style:style style:name="gr30" style:family="graphic" style:parent-style-name="standard">
      <style:graphic-properties draw:stroke="none" draw:fill-color="#8d1d75" draw:opacity="50%" draw:textarea-horizontal-align="justify" draw:textarea-vertical-align="middle" draw:auto-grow-height="false" fo:min-height="6.5cm" fo:min-width="7cm" loext:decorative="false"/>
    </style:style>
    <style:style style:name="gr31" style:family="graphic" style:parent-style-name="standard">
      <style:graphic-properties svg:stroke-width="0.028cm" svg:stroke-color="#8d1d75" draw:marker-start-width="0.242cm" draw:marker-end-width="0.242cm" draw:fill="none" loext:fill-use-slide-background="false" draw:textarea-horizontal-align="justify" draw:textarea-vertical-align="middle" draw:auto-grow-height="false" fo:min-height="0.472cm" fo:min-width="0.472cm" fo:padding-top="0.014cm" fo:padding-bottom="0.014cm" fo:padding-left="0.014cm" fo:padding-right="0.014cm" loext:decorative="false"/>
    </style:style>
    <style:style style:name="gr32" style:family="graphic" style:parent-style-name="standard">
      <style:graphic-properties draw:stroke="none" draw:fill-color="#158466" draw:opacity="50%" draw:textarea-horizontal-align="justify" draw:textarea-vertical-align="middle" draw:auto-grow-height="false" fo:min-height="6.5cm" fo:min-width="7cm" loext:decorative="false"/>
    </style:style>
    <style:style style:name="gr33" style:family="graphic" style:parent-style-name="standard">
      <style:graphic-properties svg:stroke-width="0.028cm" svg:stroke-color="#158466" draw:marker-start-width="0.242cm" draw:marker-end-width="0.242cm" draw:fill="none" loext:fill-use-slide-background="false" draw:textarea-horizontal-align="justify" draw:textarea-vertical-align="middle" draw:auto-grow-height="false" fo:min-height="0.472cm" fo:min-width="0.472cm" fo:padding-top="0.014cm" fo:padding-bottom="0.014cm" fo:padding-left="0.014cm" fo:padding-right="0.014cm" loext:decorative="false"/>
    </style:style>
    <style:style style:name="gr34" style:family="graphic" style:parent-style-name="standard">
      <style:graphic-properties draw:stroke="none" svg:stroke-color="#000000" draw:fill="none" draw:fill-color="#ffffff" draw:textarea-vertical-align="middle" draw:auto-grow-height="true" draw:auto-grow-width="false" fo:min-height="0.469cm" loext:decorative="false"/>
      <style:paragraph-properties style:writing-mode="lr-tb"/>
    </style:style>
    <style:style style:name="gr35" style:family="graphic" style:parent-style-name="standard">
      <style:graphic-properties draw:stroke="none" svg:stroke-color="#000000" draw:fill="none" draw:fill-color="#ffffff" draw:textarea-vertical-align="middle" draw:auto-grow-height="true" draw:auto-grow-width="false" fo:min-height="0.955cm" loext:decorative="false"/>
      <style:paragraph-properties style:writing-mode="lr-tb"/>
    </style:style>
    <style:style style:name="gr36" style:family="graphic" style:parent-style-name="standard">
      <style:graphic-properties draw:stroke="none" svg:stroke-color="#000000" draw:fill="none" draw:fill-color="#ffffff" draw:textarea-vertical-align="middle" draw:auto-grow-height="true" draw:auto-grow-width="false" fo:min-height="0.705cm" loext:decorative="false"/>
      <style:paragraph-properties style:writing-mode="lr-tb"/>
    </style:style>
    <style:style style:name="gr37" style:family="graphic" style:parent-style-name="standard">
      <style:graphic-properties draw:stroke="none" draw:fill="none" draw:fill-color="#ffffff" fo:min-height="0.75cm" loext:decorative="false"/>
      <style:paragraph-properties style:writing-mode="lr-tb"/>
    </style:style>
    <style:style style:name="gr38" style:family="graphic" style:parent-style-name="standard">
      <style:graphic-properties draw:stroke="none" draw:fill="none" draw:fill-color="#ffffff" fo:min-height="0.818cm" loext:decorative="false"/>
      <style:paragraph-properties style:writing-mode="lr-tb"/>
    </style:style>
    <style:style style:name="gr39" style:family="graphic" style:parent-style-name="standard">
      <style:graphic-properties draw:stroke="none" draw:fill="none" draw:fill-color="#ffffff" fo:min-height="0.789cm" loext:decorative="false"/>
      <style:paragraph-properties style:writing-mode="lr-tb"/>
    </style:style>
    <style:style style:name="gr40" style:family="graphic" style:parent-style-name="standard">
      <style:graphic-properties draw:stroke="none" svg:stroke-color="#000000" draw:fill="none" draw:fill-color="#ffffff" draw:textarea-vertical-align="middle" draw:auto-grow-height="true" draw:auto-grow-width="false" fo:min-height="0.125cm" loext:decorative="false"/>
      <style:paragraph-properties style:writing-mode="lr-tb"/>
    </style:style>
    <style:style style:name="gr41" style:family="graphic" style:parent-style-name="standard">
      <style:graphic-properties draw:stroke="dash" draw:stroke-dash="Long_20_Dash_20__28_Rounded_29_" svg:stroke-width="0.028cm" svg:stroke-color="#504f91" draw:marker-start-width="0.242cm" draw:marker-end-width="0.242cm" svg:stroke-linecap="round" draw:fill="none" draw:fill-color="#67ac68" loext:fill-use-slide-background="false" draw:opacity="35%" draw:textarea-horizontal-align="justify" draw:textarea-vertical-align="middle" draw:auto-grow-height="false" fo:min-height="0.472cm" fo:min-width="0.472cm" fo:padding-top="0.014cm" fo:padding-bottom="0.014cm" fo:padding-left="0.014cm" fo:padding-right="0.014cm" loext:decorative="false"/>
    </style:style>
    <style:style style:name="gr42" style:family="graphic" style:parent-style-name="standard">
      <style:graphic-properties draw:stroke="none" draw:fill-color="#800080" draw:opacity="50%" draw:textarea-horizontal-align="justify" draw:textarea-vertical-align="middle" draw:auto-grow-height="false" fo:min-height="6.5cm" fo:min-width="7cm" loext:decorative="false"/>
    </style:style>
    <style:style style:name="gr43" style:family="graphic" style:parent-style-name="standard">
      <style:graphic-properties svg:stroke-width="0.028cm" svg:stroke-color="#000000" draw:marker-start-width="0.242cm" draw:marker-end-width="0.242cm" draw:fill="none" loext:fill-use-slide-background="false" draw:textarea-horizontal-align="justify" draw:textarea-vertical-align="middle" draw:auto-grow-height="false" fo:min-height="0.472cm" fo:min-width="0.472cm" fo:padding-top="0.014cm" fo:padding-bottom="0.014cm" fo:padding-left="0.014cm" fo:padding-right="0.014cm" loext:decorative="false"/>
    </style:style>
    <style:style style:name="gr44" style:family="graphic" style:parent-style-name="standard">
      <style:graphic-properties draw:stroke="solid" draw:stroke-dash="Long_20_Dash_20__28_Rounded_29_" svg:stroke-width="0.035cm" svg:stroke-color="#67ac68" draw:marker-start-width="0.252cm" draw:marker-end-width="0.252cm" svg:stroke-linecap="round" draw:fill="none" draw:fill-color="#67ac68" loext:fill-use-slide-background="false" draw:opacity="35%" draw:textarea-horizontal-align="justify" draw:textarea-vertical-align="middle" draw:auto-grow-height="false" fo:min-height="0.466cm" fo:min-width="0.466cm" fo:padding-top="0.017cm" fo:padding-bottom="0.017cm" fo:padding-left="0.017cm" fo:padding-right="0.017cm" loext:decorative="false"/>
    </style:style>
    <style:style style:name="gr45" style:family="graphic" style:parent-style-name="standard">
      <style:graphic-properties svg:stroke-width="0.028cm" svg:stroke-color="#000000" draw:marker-start-width="0.242cm" draw:marker-end-width="0.242cm" svg:stroke-opacity="50%" draw:fill="solid" draw:fill-color="#b4c7dc" loext:fill-use-slide-background="false" draw:opacity="50%" draw:textarea-horizontal-align="justify" draw:textarea-vertical-align="middle" draw:auto-grow-height="false" fo:min-height="0.472cm" fo:min-width="0.472cm" fo:padding-top="0.014cm" fo:padding-bottom="0.014cm" fo:padding-left="0.014cm" fo:padding-right="0.014cm" loext:decorative="false"/>
    </style:style>
    <style:style style:name="gr46" style:family="graphic" style:parent-style-name="objectwithoutfill">
      <style:graphic-properties svg:stroke-width="0.028cm" svg:stroke-color="#3465a4" draw:marker-start-width="0.242cm" draw:marker-end="Extrémités_20_de_20_flèche_20_6" draw:marker-end-width="0.2cm" draw:fill="none" draw:textarea-horizontal-align="center" draw:textarea-vertical-align="middle" fo:padding-top="0.014cm" fo:padding-bottom="0.014cm" fo:padding-left="0.014cm" fo:padding-right="0.014cm" loext:decorative="false"/>
    </style:style>
    <style:style style:name="gr47" style:family="graphic" style:parent-style-name="standard">
      <style:graphic-properties draw:stroke="none" draw:fill-color="#729fcf" draw:opacity="70%" draw:textarea-horizontal-align="justify" draw:textarea-vertical-align="middle" draw:auto-grow-height="false" fo:min-height="6.5cm" fo:min-width="7cm" loext:decorative="false"/>
    </style:style>
    <style:style style:name="gr48" style:family="graphic" style:parent-style-name="standard">
      <style:graphic-properties draw:stroke="none" draw:fill="none" draw:fill-color="#ffffff" fo:min-height="0.568cm" loext:decorative="false"/>
      <style:paragraph-properties style:writing-mode="lr-tb"/>
    </style:style>
    <style:style style:name="gr49" style:family="graphic" style:parent-style-name="standard">
      <style:graphic-properties svg:stroke-width="0.028cm" svg:stroke-color="#000000" draw:marker-start-width="0.242cm" draw:marker-end-width="0.242cm" draw:fill="none" draw:fill-color="#dddddd" loext:fill-use-slide-background="false" draw:opacity="50%" draw:textarea-horizontal-align="justify" draw:textarea-vertical-align="middle" draw:auto-grow-height="false" fo:min-height="0.472cm" fo:min-width="0.472cm" fo:padding-top="0.014cm" fo:padding-bottom="0.014cm" fo:padding-left="0.014cm" fo:padding-right="0.014cm" loext:decorative="false"/>
    </style:style>
    <style:style style:name="gr50" style:family="graphic" style:parent-style-name="standard">
      <style:graphic-properties svg:stroke-width="0.004cm" svg:stroke-color="#000000" draw:marker-start-width="0.206cm" draw:marker-end-width="0.206cm" draw:fill="solid" draw:fill-color="#729fcf" loext:fill-use-slide-background="false" draw:opacity="70%" draw:textarea-horizontal-align="justify" draw:textarea-vertical-align="middle" draw:auto-grow-height="false" fo:min-height="0.496cm" fo:min-width="0.496cm" fo:padding-top="0.002cm" fo:padding-bottom="0.002cm" fo:padding-left="0.002cm" fo:padding-right="0.002cm" loext:decorative="false"/>
    </style:style>
    <style:style style:name="gr51" style:family="graphic" style:parent-style-name="standard" style:list-style-name="L1">
      <style:graphic-properties draw:stroke="none" draw:fill="none" draw:fill-color="#ffffff" fo:min-height="0.789cm" loext:decorative="false"/>
      <style:paragraph-properties style:writing-mode="lr-tb"/>
    </style:style>
    <style:style style:name="gr52" style:family="graphic" style:parent-style-name="standard">
      <style:graphic-properties draw:stroke="solid" draw:stroke-dash="Long_20_Dot" svg:stroke-width="0.035cm" svg:stroke-color="#000000" draw:marker-start-width="0.198cm" draw:marker-end-width="0.198cm" draw:stroke-linejoin="round" svg:stroke-linecap="butt" draw:fill="none" draw:fill-color="#729fcf" loext:fill-use-slide-background="false" draw:opacity="50%" fo:padding-top="0.018cm" fo:padding-bottom="0.018cm" fo:padding-left="0.018cm" fo:padding-right="0.018cm" loext:decorative="false"/>
    </style:style>
    <style:style style:name="gr53" style:family="graphic" style:parent-style-name="objectwithoutfill">
      <style:graphic-properties draw:stroke="dash" draw:stroke-dash="Dot_20__28_Rounded_29_" svg:stroke-width="0.053cm" svg:stroke-color="#a1467e" draw:marker-start-width="0.279cm" draw:marker-end-width="0.279cm" svg:stroke-linecap="round" draw:fill="none" draw:textarea-horizontal-align="center" draw:textarea-vertical-align="middle" fo:padding-top="0.026cm" fo:padding-bottom="0.026cm" fo:padding-left="0.026cm" fo:padding-right="0.026cm" loext:decorative="false"/>
    </style:style>
    <style:style style:name="gr54" style:family="graphic" style:parent-style-name="objectwithoutfill">
      <style:graphic-properties draw:stroke="dash" draw:stroke-dash="Dash_20__28_Rounded_29_" svg:stroke-width="0.053cm" svg:stroke-color="#a1467e" draw:marker-start-width="0.279cm" draw:marker-end="Extrémités_20_de_20_flèche_20_2" draw:marker-end-width="0.177cm" svg:stroke-linecap="round" draw:fill="none" draw:textarea-horizontal-align="center" draw:textarea-vertical-align="middle" fo:padding-top="0.026cm" fo:padding-bottom="0.026cm" fo:padding-left="0.026cm" fo:padding-right="0.026cm" loext:decorative="false"/>
    </style:style>
    <style:style style:name="gr55" style:family="graphic" style:parent-style-name="standard">
      <style:graphic-properties draw:stroke="none" svg:stroke-color="#000000" draw:fill="none" draw:fill-color="#ffffff" draw:textarea-vertical-align="middle" draw:auto-grow-height="true" draw:auto-grow-width="false" fo:min-height="0.273cm" loext:decorative="false"/>
      <style:paragraph-properties style:writing-mode="lr-tb"/>
    </style:style>
    <style:style style:name="gr56" style:family="graphic" style:parent-style-name="objectwithoutfill">
      <style:graphic-properties svg:stroke-width="0.035cm" svg:stroke-color="#a1467e" draw:marker-start="Arrow_20_short" draw:marker-start-width="0.1cm" draw:marker-end="Arrow_20_short" draw:marker-end-width="0.1cm" draw:fill="none" draw:textarea-horizontal-align="center" draw:textarea-vertical-align="middle" fo:padding-top="0.017cm" fo:padding-bottom="0.017cm" fo:padding-left="0.017cm" fo:padding-right="0.017cm" loext:decorative="false"/>
    </style:style>
    <style:style style:name="gr57" style:family="graphic" style:parent-style-name="standard">
      <style:graphic-properties draw:stroke="none" svg:stroke-color="#000000" draw:fill="none" draw:fill-color="#ffffff" draw:textarea-vertical-align="middle" draw:auto-grow-height="true" draw:auto-grow-width="false" fo:min-height="0.637cm" loext:decorative="false"/>
      <style:paragraph-properties style:writing-mode="lr-tb"/>
    </style:style>
    <style:style style:name="gr58" style:family="graphic" style:parent-style-name="standard">
      <style:graphic-properties draw:stroke="none" svg:stroke-color="#000000" draw:fill="none" draw:fill-color="#ffffff" draw:textarea-vertical-align="middle" draw:auto-grow-height="true" draw:auto-grow-width="false" fo:min-height="0.455cm" loext:decorative="false"/>
      <style:paragraph-properties style:writing-mode="lr-tb"/>
    </style:style>
    <style:style style:name="gr59" style:family="graphic" style:parent-style-name="objectwithoutfill">
      <style:graphic-properties draw:stroke="dash" draw:stroke-dash="Dash_20__28_Rounded_29_" svg:stroke-width="0.035cm" svg:stroke-color="#666666" draw:marker-start-width="0.252cm" draw:marker-end="Extrémités_20_de_20_flèche_20_2" draw:marker-end-width="0.15cm" svg:stroke-linecap="round" draw:fill="none" draw:textarea-horizontal-align="center" draw:textarea-vertical-align="middle" fo:padding-top="0.017cm" fo:padding-bottom="0.017cm" fo:padding-left="0.017cm" fo:padding-right="0.017cm" loext:decorative="false"/>
    </style:style>
    <style:style style:name="gr60" style:family="graphic" style:parent-style-name="objectwithoutfill">
      <style:graphic-properties draw:stroke="dash" draw:stroke-dash="Long_20_Dash_20__28_Rounded_29_" svg:stroke-width="0.053cm" svg:stroke-color="#a1467e" draw:marker-start-width="0.279cm" draw:marker-end-width="0.279cm" svg:stroke-linecap="round" draw:fill="none" draw:textarea-horizontal-align="center" draw:textarea-vertical-align="middle" fo:padding-top="0.026cm" fo:padding-bottom="0.026cm" fo:padding-left="0.026cm" fo:padding-right="0.026cm" loext:decorative="false"/>
    </style:style>
    <style:style style:name="P1" style:family="paragraph">
      <loext:graphic-properties draw:fill="solid" draw:fill-color="#ffbf00" draw:opacity="50%"/>
      <style:paragraph-properties fo:text-align="center"/>
    </style:style>
    <style:style style:name="P2" style:family="paragraph">
      <loext:graphic-properties draw:fill="solid" draw:fill-color="#729fcf"/>
      <style:paragraph-properties fo:text-align="center"/>
    </style:style>
    <style:style style:name="P3" style:family="paragraph">
      <loext:graphic-properties draw:fill="solid" draw:fill-color="#158466" draw:opacity="50%"/>
      <style:paragraph-properties fo:text-align="center"/>
    </style:style>
    <style:style style:name="P4" style:family="paragraph">
      <loext:graphic-properties draw:fill="solid" draw:fill-color="#8d1d75" draw:opacity="50%"/>
      <style:paragraph-properties fo:text-align="center"/>
    </style:style>
    <style:style style:name="P5" style:family="paragraph">
      <loext:graphic-properties draw:fill="solid" draw:fill-color="#729fcf" draw:opacity="70%"/>
      <style:paragraph-properties fo:text-align="center"/>
    </style:style>
    <style:style style:name="P6" style:family="paragraph">
      <loext:graphic-properties draw:fill="none"/>
    </style:style>
    <style:style style:name="P7" style:family="paragraph">
      <loext:graphic-properties draw:fill="solid" draw:fill-color="#ffffff"/>
      <style:paragraph-properties fo:text-align="center"/>
    </style:style>
    <style:style style:name="P8" style:family="paragraph">
      <loext:graphic-properties draw:fill="none"/>
      <style:paragraph-properties fo:text-align="center"/>
    </style:style>
    <style:style style:name="P9" style:family="paragraph">
      <loext:graphic-properties draw:fill="solid" draw:fill-color="#729fcf" draw:opacity="50%"/>
      <style:paragraph-properties fo:text-align="center"/>
    </style:style>
    <style:style style:name="P10" style:family="paragraph">
      <loext:graphic-properties draw:fill="solid" draw:fill-color="#729fcf" draw:opacity="20%"/>
      <style:paragraph-properties fo:text-align="center"/>
    </style:style>
    <style:style style:name="P11" style:family="paragraph">
      <loext:graphic-properties draw:fill="solid" draw:fill-color="#800080" draw:opacity="50%"/>
      <style:paragraph-properties fo:text-align="center"/>
    </style:style>
    <style:style style:name="P12" style:family="paragraph">
      <loext:graphic-properties draw:fill="none" draw:opacity="100%"/>
    </style:style>
    <style:style style:name="P13" style:family="paragraph">
      <loext:graphic-properties draw:fill-color="#bf0041"/>
      <style:paragraph-properties fo:text-align="center"/>
    </style:style>
    <style:style style:name="P14" style:family="paragraph">
      <loext:graphic-properties draw:fill="solid" draw:fill-color="#b4c7dc" draw:opacity="50%"/>
    </style:style>
    <style:style style:name="P15" style:family="paragraph">
      <loext:graphic-properties draw:fill="solid" draw:fill-color="#729fcf" draw:opacity="80%"/>
    </style:style>
    <style:style style:name="P16" style:family="paragraph">
      <loext:graphic-properties draw:fill-color="#ffbf00" draw:opacity="50%"/>
      <style:paragraph-properties fo:text-align="center"/>
    </style:style>
    <style:style style:name="P17" style:family="paragraph">
      <loext:graphic-properties draw:fill-color="#8d1d75" draw:opacity="50%"/>
      <style:paragraph-properties fo:text-align="center"/>
    </style:style>
    <style:style style:name="P18" style:family="paragraph">
      <loext:graphic-properties draw:fill-color="#158466" draw:opacity="50%"/>
      <style:paragraph-properties fo:text-align="center"/>
    </style:style>
    <style:style style:name="P19" style:family="paragraph">
      <loext:graphic-properties draw:fill="none" draw:fill-color="#ffffff"/>
      <style:text-properties fo:color="#666666" loext:opacity="100%" style:font-name="Arial" fo:font-size="8pt" fo:font-weight="bold" style:font-size-asian="8pt" style:font-weight-asian="bold" style:font-size-complex="8pt" style:font-weight-complex="bold"/>
    </style:style>
    <style:style style:name="P20" style:family="paragraph">
      <loext:graphic-properties draw:fill="none" draw:fill-color="#ffffff"/>
      <style:text-properties fo:color="#666666" loext:opacity="100%" style:font-name="Arial" fo:font-size="8pt" style:font-size-asian="8pt" style:font-size-complex="8pt"/>
    </style:style>
    <style:style style:name="P21" style:family="paragraph">
      <style:paragraph-properties fo:margin-top="0.42cm" fo:margin-bottom="0.35cm" fo:text-align="start"/>
    </style:style>
    <style:style style:name="P22" style:family="paragraph">
      <loext:graphic-properties draw:fill="none" draw:fill-color="#ffffff"/>
      <style:paragraph-properties fo:margin-top="0.42cm" fo:margin-bottom="0.35cm" fo:text-align="start"/>
      <style:text-properties fo:color="#000000" loext:opacity="100%" style:font-name="Arial" fo:font-size="10pt" fo:font-weight="bold" style:font-size-asian="10pt" style:font-weight-asian="bold" style:font-size-complex="10pt" style:font-weight-complex="bold"/>
    </style:style>
    <style:style style:name="P23" style:family="paragraph">
      <loext:graphic-properties draw:fill="none" draw:fill-color="#ffffff"/>
      <style:paragraph-properties fo:margin-top="0.42cm" fo:margin-bottom="0.35cm" fo:text-align="end"/>
      <style:text-properties fo:color="#000000" loext:opacity="100%" style:font-name="Arial" fo:font-size="10pt" fo:font-weight="bold" style:font-size-asian="10pt" style:font-weight-asian="bold" style:font-size-complex="10pt" style:font-weight-complex="bold"/>
    </style:style>
    <style:style style:name="P24" style:family="paragraph">
      <style:paragraph-properties fo:text-align="center"/>
    </style:style>
    <style:style style:name="P25" style:family="paragraph">
      <loext:graphic-properties draw:fill="none" draw:fill-color="#ffffff"/>
      <style:paragraph-properties fo:text-align="center"/>
      <style:text-properties fo:color="#bf0041" loext:opacity="100%" style:font-name="Arial" fo:font-size="8pt" style:font-size-asian="8pt" style:font-size-complex="8pt"/>
    </style:style>
    <style:style style:name="P26" style:family="paragraph">
      <loext:graphic-properties draw:fill="none" draw:fill-color="#67ac68" draw:opacity="35%"/>
      <style:paragraph-properties fo:text-align="center"/>
    </style:style>
    <style:style style:name="P27" style:family="paragraph">
      <loext:graphic-properties draw:fill-color="#800080" draw:opacity="50%"/>
      <style:paragraph-properties fo:text-align="center"/>
    </style:style>
    <style:style style:name="P28" style:family="paragraph">
      <loext:graphic-properties draw:fill="solid" draw:fill-color="#b4c7dc" draw:opacity="50%"/>
      <style:paragraph-properties fo:text-align="center"/>
    </style:style>
    <style:style style:name="P29" style:family="paragraph">
      <loext:graphic-properties draw:fill-color="#729fcf" draw:opacity="70%"/>
      <style:paragraph-properties fo:text-align="center"/>
    </style:style>
    <style:style style:name="P30" style:family="paragraph">
      <loext:graphic-properties draw:fill="none" draw:fill-color="#dddddd" draw:opacity="50%"/>
      <style:paragraph-properties fo:text-align="center"/>
    </style:style>
    <style:style style:name="P31" style:family="paragraph">
      <style:paragraph-properties fo:margin-left="0cm" fo:margin-right="0cm" fo:margin-top="0.42cm" fo:margin-bottom="0.35cm" fo:line-height="100%" fo:text-align="start" fo:text-indent="0cm"/>
    </style:style>
    <style:style style:name="P32" style:family="paragraph">
      <loext:graphic-properties draw:fill="none" draw:fill-color="#ffffff"/>
      <style:paragraph-properties fo:margin-left="0cm" fo:margin-right="0cm" fo:margin-top="0.42cm" fo:margin-bottom="0.35cm" fo:line-height="100%" fo:text-align="start" fo:text-indent="0cm"/>
      <style:text-properties fo:color="#000000" loext:opacity="100%" style:font-name="Arial" fo:font-size="10pt" fo:font-weight="bold" style:font-size-asian="10pt" style:font-weight-asian="bold" style:font-size-complex="10pt" style:font-weight-complex="bold"/>
    </style:style>
    <style:style style:name="P33" style:family="paragraph">
      <loext:graphic-properties draw:fill="none" draw:fill-color="#729fcf" draw:opacity="50%"/>
    </style:style>
    <style:style style:name="P34" style:family="paragraph">
      <style:paragraph-properties fo:text-align="start"/>
    </style:style>
    <style:style style:name="P35" style:family="paragraph">
      <loext:graphic-properties draw:fill="none" draw:fill-color="#ffffff"/>
      <style:paragraph-properties fo:text-align="start"/>
      <style:text-properties fo:color="#a1467e" loext:opacity="100%" style:font-name="Arial" fo:font-size="8pt" style:font-size-asian="8pt" style:font-size-complex="8pt"/>
    </style:style>
    <style:style style:name="P36" style:family="paragraph">
      <loext:graphic-properties draw:fill="none" draw:fill-color="#ffffff"/>
      <style:paragraph-properties fo:text-align="center"/>
      <style:text-properties fo:color="#a1467e" loext:opacity="100%" style:font-name="Arial" fo:font-size="8pt" fo:font-style="normal" fo:font-weight="bold" style:font-size-asian="8pt" style:font-style-asian="normal" style:font-weight-asian="bold" style:font-size-complex="8pt" style:font-style-complex="normal" style:font-weight-complex="bold"/>
    </style:style>
    <style:style style:name="P37" style:family="paragraph">
      <loext:graphic-properties draw:fill="none" draw:fill-color="#ffffff"/>
      <style:paragraph-properties fo:text-align="center"/>
      <style:text-properties fo:color="#666666" loext:opacity="100%" style:font-name="Arial" fo:font-size="8pt" fo:font-style="normal" style:font-size-asian="8pt" style:font-style-asian="normal" style:font-size-complex="8pt" style:font-style-complex="normal"/>
    </style:style>
    <style:style style:name="T1" style:family="text">
      <style:text-properties fo:color="#666666" loext:opacity="100%" style:font-name="Arial" fo:font-size="8pt" fo:font-weight="bold" style:font-size-asian="8pt" style:font-weight-asian="bold" style:font-size-complex="8pt" style:font-weight-complex="bold"/>
    </style:style>
    <style:style style:name="T2" style:family="text">
      <style:text-properties fo:color="#666666" loext:opacity="100%" style:font-name="Arial" fo:font-size="8pt" style:font-size-asian="8pt" style:font-size-complex="8pt"/>
    </style:style>
    <style:style style:name="T3" style:family="text">
      <style:text-properties fo:color="#666666" loext:opacity="100%" style:font-name="Arial" fo:font-size="7pt" style:font-size-asian="7pt" style:font-size-complex="7pt"/>
    </style:style>
    <style:style style:name="T4" style:family="text">
      <style:text-properties fo:color="#000000" loext:opacity="100%" style:font-name="Arial" fo:font-size="10pt" fo:font-weight="bold" style:font-size-asian="10pt" style:font-weight-asian="bold" style:font-size-complex="10pt" style:font-weight-complex="bold"/>
    </style:style>
    <style:style style:name="T5" style:family="text">
      <style:text-properties fo:color="#000000" loext:opacity="100%" style:font-name="Arial" fo:font-size="10pt" fo:font-weight="normal" style:font-size-asian="10pt" style:font-weight-asian="normal" style:font-size-complex="10pt" style:font-weight-complex="normal"/>
    </style:style>
    <style:style style:name="T6" style:family="text">
      <style:text-properties fo:color="#bf0041" loext:opacity="100%" style:font-name="Arial" fo:font-size="8pt" style:font-size-asian="8pt" style:font-size-complex="8pt"/>
    </style:style>
    <style:style style:name="T7" style:family="text">
      <style:text-properties fo:font-variant="normal" fo:text-transform="none" fo:color="#000000" loext:opacity="100%"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8" style:family="text">
      <style:text-properties fo:color="#a1467e" loext:opacity="100%" style:font-name="Arial" fo:font-size="8pt" style:font-size-asian="8pt" style:font-size-complex="8pt"/>
    </style:style>
    <style:style style:name="T9" style:family="text">
      <style:text-properties fo:color="#a1467e" loext:opacity="100%" style:font-name="Arial" fo:font-size="8pt" fo:font-style="normal" style:font-size-asian="8pt" style:font-style-asian="normal" style:font-size-complex="8pt" style:font-style-complex="normal"/>
    </style:style>
    <style:style style:name="T10" style:family="text">
      <style:text-properties fo:color="#666666" loext:opacity="100%" style:font-name="Arial" fo:font-size="8pt" fo:font-style="normal" style:font-size-asian="8pt" style:font-style-asian="normal" style:font-size-complex="8pt" style:font-style-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path draw:style-name="gr1" draw:text-style-name="P1" draw:layer="layout" svg:width="0.814cm" svg:height="0.785cm" svg:x="3.398cm" svg:y="4.026cm" svg:viewBox="0 0 815 786" svg:d="M144 384l3-1h1l2-1 5-1c0 0 0-1 1-1l9-2h1l8-2 9-1 7-2c0-1 1-1 1-1l9-2 8-2 8-4h1l9-3-212 208v-2l-4-8-2-4v-1-1c-1 0-1-1-1-1l-3-7c0-1-1-1-1-2l-2-7c0-1 0-2 0-2l-1-7v-1-1zM497 38l1 2 1 2 1 2 1 1v1l1 2c0 1 0 1 0 1v1l1 1h1l1 2c1 0 1 1 2 1l1 1c0 1 0 2 0 2 1 0 1 1 1 1l1 3 1 1c0 1 0 2 0 2v2 2c1 0 1 0 1 1l-1 2c0 1 0 1 0 1v2l-1 3v1c0 1 0 1 0 1l-1 1v2 1l-189 186-1-1c-2 0-2 0-3 0h-2c-1-1-1-1-1-1l-2-1-2-1h-2-1-2c-1 0-1 0-1 0l-3-1-3-1h-1l-2-1h-1l-2-1c-1 0-1 0-1 0l-1-2-2-1h-1l-3-1-2-1c-1 0-1-1-1-1l-3-1v-1zM263 209h-1c0-1 0-2 0-2 0-1 0-1 0-1v-1l1-3c0-1 0-2 0-2v-3l1-2v-1-1c0-1 0-1 0-1l2-3c0-1 0-1 0-1l2-3c0-1 0-1 1-1l2-3c0 0 0-1 1-1l2-3h1l2-2 1-1h1l3-3c1 0 1 0 1 0v-1l4-1v-1h1l2-2 3-1 1-1 3-3c1 0 1 0 1 0l3-2 2-2h1l2-3 3-2 2-3 2-2v-1l3-3 2-3 2-2 2-3 2-3 2-2 1-3v-1l1-2 2-3v-1l2-3 2-3v-1l2-3 4-5 3-3 2-3 1-3 2-3 1-3h1l1-3 2-3v-1l2-3 1-3 2-2 1-3c0 0 0-1 1-1v-2l2-1 2-4h1l1-3 3-3 1-2 2-3c1 0 1 0 1 0l2-3v-1l3-3 2-3 3-3 2-2 5 6-5-6 2-1v-1l3-2c1 0 1 0 2 0v-1l3-2h1l2-1 2-2h2l3-2h1l3-2h1l2-1 3-3 2-2 2-3 3-3 3-3h1v-1l5-2v-1h1 1l3-2h1 1l3-1c0 0 0-1 1-1h3 1l3-1h1 1 2c1 0 1 1 2 1h2l2 1h2 3l2 1c1 0 1 0 2 0l2 1c1 0 1 1 1 1zM311 335h4 1l9-2h9 9l8-1h9 9 4l-345 338-2-6c-1-1-1-2-1-2l-2-8c0-1-1-1-1-2v-8-1-7-6l-1-6v-3zM528 123v1 3 1c0 1 0 1 0 1v2c0 1 0 1 0 1v2 1 1l1 2v1l1 1h1c0 1 0 2 0 3l1 2v1 1 3 1 3l1 3v1 1c0 1 0 1 0 1l-1 3c0 1 0 1 0 2l-2 3v1c-1 0-1 0-1 0l-2 3v1l-2 3-3 3-3 2c0 1 0 1 0 1l-1 1-1 2c-1 0-1 0-1 0l-3 3h-1l-2 2h-1c0 1 0 1 0 1l-3 3h-1l-1 1-2 1-4 3h-1l-4 2c0 1-1 1-1 1l-3 1h-1l-3 3-3 2c-1 0-1 0-1 0l-2 2-1 1c-1 0-1 0-1 0l-3 2h-1l-1 1-3 1c0 1-1 1-1 1h-2l-1 1-3 1-3 2h-1l-3 2-3 2-3 1-2 1c-1 0-1 0-1 0l-4 1v1h-3l-2 1h-1l-4 2-3 2-5 2c0 0 0 1-1 1l-4 1v1l-4 1c0 1 0 1 0 1h-1l-3 2h-2l-2 1c-1 0-1 0-1 0l-2 1zM426 339l6 1 9 1h1l8 2h1l8 1 5 2h3 1l8 1-402 394c0-1 0-1 0-1l-3-3-4-5c0-1-1-1-2-2l-3-8c-1 0-1-1-1-2v-1l-2-5c0 0-1-1-1-2l-1-7-2-4zM520 361l2 1c1 0 1 0 1 0l9 5 3 2 6 3h1v1l6 4h1l3 2c0 1 0 1 0 1l4 4-398 390-4-2c0 0-1 0-1-1h-1l-8-5-3-3-5-2-7-3-6-1h-6zM795 92v2l1 2 1 5c1 0 1 1 1 1l1 5c0 1 1 1 1 2v3 1 1l1 4c0 1 0 1 0 1v5c0 1 0 1 0 1v4 2 3 1 4l-1 5-188 185h-1-3-3-3c-1 0-1 0-1 0l-4-1h-4v-1l-4-1h-1l-3-1c-1 0-1 0-1-1h-2v-1h-1l-2-1-2-1h-3l-3-1c-1 0-1 0-2 0l-3-2c-1 0-1 0-2 0zM532 292h-1l-2-1-3-2h-1c-1-1-1-1-2-2l-3-3c-1 0-1-1-2-2v-1c0 0 0-1-1-1l-2-4c0-2 0-2 0-3l-1-1v-5c0-1 0-1 0-1 0-1 0-1 0-1v-5c0-1 0-2 1-2l1-5c1-1 1-1 1-2l2-3c0-1 1-1 2-2l2-2c1 0 1-1 2-1l2-1c0 0 1-1 2-1l2-1 2-1 2-2 4-4 3-4v-1c1 0 1 0 1 0l3-3 1-2h1l3-3 1-1 2-2v-1l1-1 2-2v-1l3-2 1-2c0 0 0-1 1-1l2-2 2-2 2-2 3-2 1-1 3-3 1-1 2-3h2l2-4 1-1 2-3 3-2 1-2h1l2-3 1-2c1 0 1 0 1 0l3-3v-1l2-1 2-1 1-1 3-2 4-3 1-1 2-2 2-1 1-2c1 0 1-1 2-1l3-2 1-1 3-2 1-1 3-2 2-1 1-2 3-2 1-1 3-3 1-1 4-4 4-4c1 0 1 0 1 0l3-3c1 0 1 0 1 0l2-2 2-1 4-2 3-3 1-1 2-2 2-2 2-1v-1l3-2 1-2h1l3-2 4-3c1 0 1-1 1-1l3-3 2-2 2-1 3-3h1v-1l4-2c1-1 1-1 1-1h1l3-2 3-2 4-3 2-1 1-1 4-2v-1l3-2c1 0 1 0 1-1l2-1 2-1c0 0 1 0 1-1l4-1c1-1 1-1 2-1h2l1-1h1l4-1h3 1l3-1h1 4 1 3 1l3 1c1 0 1 0 2 0zM277 715v3 1l-1 7v1l-1 7c-1 1-1 2-1 2l-1 6v1l-3 8v1c0 1 0 1 0 1l-5 7c-1 1-1 2-2 2l-5 6c-1 1-1 2-2 2l-3 2c0 1 0 1-1 2l-9 5h-1l-9 4c0 0-1 0-2 0l-9 2h-1l-9 1h-1-6zM581 417c0 1 0 1 1 2l2 7c0 2 1 3 1 4v7c0 1-1 2-1 3l-2 7c0 0 0 1 0 2l-1 1-1 5-3 8-3 7-1 3-1 3-1 6v3l-206 201-9 4c0 0-1 0-1 1h-1l-7 2c-1 1-2 1-2 1l-9 2c-1 0-1 0-2 0l-9-1c0 0-1 0-2 0l-8-2c0 0-1 0-2 0l-6-2h-1l-1-1h-2zM797 206l-1 4v5 5 1 3c1 0 1 0 1 0v5 4 3 1l2 5v1l1 3v1l1 4 1 6v1l-151 148-2-2v-1h-1c0-1-1-1-1-2v-1l-3-4v-1l-2-5-1-1-1-3v-1l-3-4v-1l-3-4v-1-1c-1 0-1 0-1 0l-2-5v-1zM811 307l1 5v1 4 1 4 1l1 5-1 1 1 3v5 5 4 5h1v5l1 2v3l-103 101c-1-1-1-2-2-2l-3-2c0-1 0-1 0-2h-1l-1-1c-1 0-1 0-1 0l-3-3v-1l-1-1-3-2h-1l-2-3-3-1-3-2c-1-1-1-1-1-1l-2-2h-1l-3-3h-1v-1z">
          <text:p/>
        </draw:path>
        <draw:path draw:style-name="gr2" draw:text-style-name="P2" draw:layer="layout" svg:width="0.007cm" svg:height="0.009cm" svg:x="3.946cm" svg:y="4.309cm" svg:viewBox="0 0 8 10" svg:d="M5 1c1 1 2 1 3 2l-8 7 1-7 4-3z">
          <text:p/>
        </draw:path>
        <draw:path draw:style-name="gr3" draw:text-style-name="P3" draw:layer="layout" svg:width="1.452cm" svg:height="0.958cm" svg:x="2.29cm" svg:y="3.458cm" svg:viewBox="0 0 1453 959" svg:d="M25 537l6-4c1 0 1 0 1 0l28-12 12-7 39-21 12-5 24-14c0-1 0-1 1-1h2l-134 130-11-28-5-13zM297 385l29-15 36-21c0-1 1-1 1-1l28-12 15-6c0-1 0-1 0-1l11-3-363 355-2-2-17-34-1-2zM503 299h1l9-1 41-9h1l19-2-471 462-2-3-23-31zM640 280l9-1 10-1 38-6 12-2-548 537-9-7-22-20zM790 249l9-3 26-11h1l31-12 12-6 23-10-655 642-8-4-6-2-26-12zM1028 131l22-10 10-4 1-1 47-15 3-1 10-4-796 782-15-6-6-2h-1l-23-6zM1204 73l10-3 5-1 48-15c1 0 2-1 2-1l23-9-882 866-19-9c-1 0-1 0-1 0l-10-3-12-4zM1383 14l41-9 8-2h1l20-3-11 10c-1 0-1 1-2 2l-4 6-941 925-26-12c-1 0-1 0-1 0l-10-4-5-1zM1150 358l-4 8-7 15c0 0-1 0-1 1l-5 23-12 36-3 6-522 512-21-2h-5l-28-3zM839 778l-6 16-17 37-6 9-19 28-12 16-30 23v1l-5 3-33 22-34 12-10 3z">
          <text:p/>
        </draw:path>
        <draw:path draw:style-name="gr4" draw:text-style-name="P4" draw:layer="layout" svg:width="0.786cm" svg:height="0.906cm" svg:x="1.812cm" svg:y="4.394cm" svg:viewBox="0 0 787 907" svg:d="M213 0h11l29 5 10 3-228 224-1-10c0-1 0-1 0-1l1-16-2-14v-1l1-14zM55 96l6-13 5-13c1 0 1 0 1 0l10-28 13-27 25-5 26-5 9-1zM307 23l11 5 22 11 6 3-291 286-1-2v-1-1l-10-33c-1 0-1-1-1-2l-1-6zM385 62l4 1 23 10 11 6 2 1-344 337-6-22-6-22v-1zM461 103l13 8 23 14-493 483 3-16c0-1 0-2 0-2l10-29c1-1 1-1 1-1l13-27v-1l10-17zM544 137l19 2 5 1 24 2 5 1-587 575-4-16-4-13c0 0-1-1-1-2l-1-16zM638 161l13 7 7 4c1 0 1 0 1 1l17 8-622 610-5-4c0-1-1-1-1-2l-15-21-4-6zM716 199l6 3 7 5 18 14 2 4-632 620-8-5c-1 0-1-1-2-1l-23-20zM769 263l1 6 7 26 3 15-583 572-18-7c-1 0-1 0-1-1l-5-2-17-8zM786 362v1l1 17-1 29-1 12-493 483-33-6-3-1h-1l-12-3zM776 487v2l-3 14-9 30-1 2-14 33-1 1c0 1 0 1 0 1l-2 4-335 328-24 2-39 3zM715 663l-2 11-5 19-4 13-9 27-4 7-4 8-139 135-16 2-49 8c-1 0-1 0-1 0l-3 1zM627 865l-3 13h-1-10z">
          <text:p/>
        </draw:path>
        <draw:path draw:style-name="gr5" draw:text-style-name="P5" draw:layer="layout" svg:width="3.012cm" svg:height="2.04cm" svg:x="1.91cm" svg:y="3.231cm" svg:viewBox="0 0 3013 2041" svg:d="M1884 1129v-1h-9-1l-9-1-9 1h-9-9l-8 1h-9l-9 1h-1-8c-1 0-1 1-1 1l-9 1c-1 0-1 0-1 0l-6 2-3 1-9 3c-1 0-1 0-1 0l-8 4-8 3-9 2h-1l-6 2h-1l-9 2c0 0-1 0-1 1l-8 2c-1 0-2 0-2 0l-5 3h-2l-9 3c-1 0-1 0-1 0l-9 4-7 2h-1l-9 2-7 3-9 1-8 2c-1 0-1 0-2 0l-8 2-1 1-5 2h-2c-1 0-1 0-1 0l-8 2c-1 1-2 1-2 1l-8 3c-1 0-1 0-2 1h-1l-6 2h-1l-9 5-2 1-6 2c0 0-1 0-1 1l-8 3c0 1 0 1 0 1h-2l-7 3-1 1-8 4c-1 0-1 0-1 0l-8 5c-1 0-1 0-2 0l-3 3-5 3-6 5-3 2-7 5-2 2h-1l-6 5-2 1c0 0 0 1-1 1l-7 6v1l-2 1-6 6c0 1 0 1-1 1l-2 4-4 4c0 0-1 0-1 1l-4 7c0 1-1 2-1 3l-1 4-1 2c0 1-1 2-1 2l-1 8v1c0 0 0 1 0 2l1 7v1l1 6h1l1 8v7l1 8v1l2 7c0 1 0 1 1 2l3 8v1l1 1 2 4 4 8v1l3 5 1 6v6 7l-1 7v1l1 7c0 1 0 2 0 2l2 7c0 1 0 1 0 1l1 7 2 6v6l-1 7c0 1 0 1 0 1l1 8v2l2 8c0 0 0 1 1 2l2 6c0 0 0 1 1 2 0 0 1 0 1 1l5 7 1 1h1l6 7c1 0 1 1 1 1l2 2 5 4 2 3 2 2 2 6 1 7c0 0 0 1 1 1l2 5v2 1l4 7c1 1 1 1 1 1 0 1 0 2 1 2l4 5 2 3c1 0 1 0 2 1l6 5c1 1 2 1 2 1l4 3 5 2c1 0 2 0 2 0l9 3c1 0 1 0 2 0l8 1c1 0 1 0 1 0l9 1 6 1 7 3 4 2 4 3 8 5c1 1 1 1 1 1l9 5c1 0 1 0 2 0l6 3h2 1l9 3c0 1 1 1 1 1l9 1h1l9 1h1 9l9-1c1 0 1 0 1 0l9-1c1 0 1-1 2-1l9-4c0 0 1 0 1-1l9-4c0-1 1-1 1-1l3-3c1 0 2-1 2-1l5-7c1 0 2-1 2-2l4-7 1-1v-1l3-8c0 0 0-1 0-2l2-5v-1l1-8v-1l1-7v-1l1-7v-1-7-1l-1-7-1-7 1-3h1l2-1 8 2 8 2c0 1 0 1 0 1l9 2h1 2l5 2c0 1 1 1 2 1l8 1c1 0 2 0 2 0l9 1c1 0 1-1 2-1l9-1c0 0 1 0 2 0l7-3c1 0 1 0 2 0l9-4 1-1 6-3 3-2 1-1 8-6 1-1 7-6h1l8-5h1l5-1 8-2 9-2h1l9-3 8-2h1l9-4h1l4-2c1 0 1 0 1 0l4-2v-1h1l7-5 2-1c1-1 1-1 1-1l7-6h1v-1c1 0 1 0 1 0l7-7h1l1-2h1l5-6c0-1 0-1 0-1 0 0 0-1 1-1l4-7 4-7v-1l4-6 5-6 2-1v-1l6-5 3-2v-1l5-5c0 0 1 0 1-1l4-4 2-3v-1l5-7c0 0 1 0 1-1l2-3 2-3v-1l5-7 1-2 3-5c1 0 1-1 1-1v-1l4-7c0-1 0-1 1-2l1-5v-2l3-7v-1l2-7c0-1 0-1 0-1l1-7c0-1 0-1 0-1l1-7 1-7 1-3 1-3 3-6c0-1 0-1 0-1l3-8 1-5 1-1c0-1 1-2 1-2l1-7c0-1 0-2 0-3v-7c0-1 0-2 0-3l-3-8c0-1 0-1 0-2h-1l-2-7c-1 0-1 0-1 0 0-1 0-1 0-1l-6-7-5-8-1-1-3-3-4-4v-1l-6-5-1-1-3-2-5-4c-1-1-1-1-2-1l-5-3-3-2c0 0-1 0-1-1l-9-4-4-1-5-2v-1l-9-3c-1 0-1 0-1 0l-5-2-3-1h-1l-8-3c0 0-1 0-2 0l-8-2h-1l-9-1-3-1h-5l-9-2-9-2-9-1-8-2h-1-1l-5-2c-1 0-1 0-2 0l-8-2h-1zM2299 1189c1 0 1-1 1-1l1-4v-1l1-4c0-1 0-1 0-1v-5-5-1-5-5-1l-1-2v-2-5l-1-5v-4-4c0-1 0-1 0-1l-1-5v-2-2-5-6l-1-4c0-1 0-1 0-1v-4c0-1 0-1 0-2l-1-4-1-5-1-5c0-1 0-1 0-1v-4l-2-5v-4-1l-1-5v-1l-1-3v-1l-1-5v-1l-1-3c0-1 0-1 0-1l-1-5-2-5c0-1 0-1 0-1v-3l-1-1v-4l-1-2v-2-5l-1-5v-3-1-5-5-4l1-5v-4l1-3v-1-5l1-5v-5-5l1-5v-5-5-4-5l1-5v-5-5-3-1-6-5-5c0-1-1-1-1-1v-1l-1-3c0-1 0-1 0-1l-1-6v-1l-2-4v-1l-1-2-1-3-1-1-1-2v-1l-1-2v-1l-2-2v-1l-3-3c-1 0-1-1-1-1v-1h-1l-2-2c-1 0-1-1-2-2-1 0-1 0-1 0l-3-1-1-1-3-1c-1 0-1 0-1 0l-3-1-3-1h-4v-1l-3-1c-1 0-2 0-2 0h-3c-1 0-1 0-1 0h-1-3-1-4c0 1 0 1 0 1h-3l-1 1h-3-1l-1 1h-2c-1 0-2 0-2 1l-4 1c0 1 0 1 0 1-1 0-1 0-1 0l-2 1-2 2h-1l-2 2c0 0-1 0-1 1l-4 2-1 1-2 2-4 2-3 2h-1l-3 2c0 1 0 1-1 1l-3 2c-1 0-1 1-1 1l-1 1-3 2v1l-2 1-2 1-3 3c-1 0-1 0-1 1l-3 3h-1l-3 3-2 1-3 2v1l-2 1-2 2-2 2-1 2-3 1v1l-4 2-2 1-2 2-4 2c0 1 0 1-1 2l-4 3c0 1 0 1 0 1l-4 3v1l-4 3-1 1-2 2-2 1-2 2-3 2h-1v1l-3 2c-1 0-1 0-1 1h-1l-3 3-2 2-2 2-2 1-1 2-4 2-3 2c-1 0-1 0-1 1l-2 1-2 2-3 3h-1l-1 2-3 3-2 2-1 2h-1l-2 3-1 1-3 4-3 3-1 1-3 3-1 1-2 2-3 2v1l-2 1-3 3-1 2-3 2v1l-2 2-1 1v1l-3 2v1h-1l-2 3c-1 0-1 0-1 0l-1 2-3 3-1 2-4 4-2 4-3 1-2 1-3 1-1 1h-1l-1 1c-1 0-1 0-2 1l-2 2c-1 0-1 1-2 2l-2 3c0 1 0 2-1 2l-1 5c-1 0-1 1-1 2v5 1 1 5 1c1 1 1 2 1 3l2 4 1 1v1c1 1 2 2 2 2l3 3c1 1 1 1 3 2l3 2h1 1l1 1 1 1 2 1v1h1l2 3 2 3c1 0 1 0 1 1l3 2v1l3 2 1 1 3 2h1l3 2 3 2 2 2h1l3 2c1 0 2 1 2 1l3 1c1 0 1 0 1 0l4 1h3l2 1 2 1h1l2 1v1l4 1c1 0 1 0 1 1h3c1 0 1 0 1 1h4 3c1 0 1 0 1 0l4 1h1l3-1 1 1h1l2 1 3 1 3 2 1 1h1c0 1 1 1 1 1l3 1 2 2v1l1 1v1l-1 4c0 1 0 1 0 1v5 1l2 5v1 4c0 1 1 1 1 2l1 4c0 1 1 1 1 1l1 5c0 1 0 1 0 1 1 0 1 1 1 1l2 4 1 1c0 1 0 1 0 1l2 4h1l2 4 2 5v1 1l3 4c0 1 0 1 1 2h1l2 3c1 0 1 1 1 1l2 2 1 1 2 2 2 2 3 4 2 2 1 2 1 1 3 2v1l2 1 1 1 3 3 2 2 3 3h1l3 3c1 0 1 0 1 0l2 2c0 1 0 1 0 1l4 2 3 2 2 2h1l3 2 1 1 1 1 3 2c0 1 0 1 0 1l1 1v1c1 0 1 0 1 1l3 2c1 1 2 1 2 2h1l3 2h2l3 1c1 0 1 0 2 1h3 1 3 4c1 0 1 0 1 0h3 4 3 3 3c1 0 1 0 1 0l1-1h2 1 4c1 0 2-1 2-1l4-2h1l1-1h1l2-1c0-1 1-1 1-1l3-3h1v-1l4-3h1v-1l-8-8 8 8 4-3 1-1 3-4 1-1h1l2-4c0-1 0-1 1-1v-1h1l2-4 1-1 1-4h1l2-4v-1l2-5 1-3 1-1 2-5 2-5 1-5h1v-2zM2014 969c0-1 0-1 0-1l3-3c0-1 0-1 0-1l1-3c1-1 1-1 2-2v-3-1c0-1 0-1 0-1v-1-3l-1-3v-1-2c0-1 0-2 0-2v-1l-1-2c0-1 0-2-1-2v-1l-1-2h-1v-1-2-1-2-1-2-1-1-3l-1-1v-1-2-3-1-3l-1-1v-1-1c0-1-1-2-1-2l-2-3-1-1-1-1c0-1-1-1-1-2l-2-1h-1l-2-2-2-1-2-1v-1-1-3-2l-1-2c0-1 0-1 0-1v-1-1l-1-2 1-2v-1-1l1-4v-2-1-1c0-1 0-1 0-1 0-1 0-1 0-1v-3-1-1l-1-2-1-3-1-1v-1l-1-2c-1 0-2-1-2-1l-1-1-1-1v-1l-1-1v-1l-1-2c0-1-1-1-1-1v-1l-1-2-1-2-1-2v-1c0-1-1-1-1-2l-1-2v-1l-1-2v-1c0 0 0-1-1-1l-1-1v-1l-1-1c0-1 0-1 0-1h-1l-1-2-1-1v-1l-1-2-1-2c-1 0-1 0-1 0 0-1 0-1-1-2l-1-1c-1-1-2-1-2-2l-2-1h-1v-1l-2-1-2-1-2-2c-1 0-1 0-1 0 0-1-1-1-1-1l-2-1c-1 0-1 0-1 0l-3-1h-1-2-2l-2-1h-3c0-1 0-1-1-1h-3c0 0-1 0-2 0l-3 1h-1-3v1h-4c0 1 0 1 0 1l-5 2h-1l-1 1-3 2c-1 0-1 1-1 1h-1l-3 3-3 3-2 3-2 2h-1l-2 3-3 1-3 2h-1l-3 2h-1c-1 0-1 0-1 0l-2 2-2 1h-1l-3 2-1 1-4 3-2 1 6 7-6-7-1 2h-1l-2 3c0 0-1 0-1 1l-2 2h-1l-2 3v1l-3 3-1 3-3 3-2 2-1 3h-1l-2 3c0 1 0 1-1 1v2l-2 1v1l-1 3-2 3-1 2-2 3c0 1 0 1-1 1l-1 3-2 3-1 3-2 3-1 2-3 3-1 3-5 7-2 2v1l-2 3-2 3c0 1 0 1-1 1l-1 3v2l-1 1-2 3-1 2-2 3-1 3-3 3-2 2-3 3v2l-2 1-2 3-3 2-2 3h-1l-2 2-3 2-4 3h-1v1l-2 1v1l-3 1h-1-1l-3 3c-1 0-1 0-1 0l-3 3c-1 0-1 0-1 0l-1 1-2 2-1 1-3 2c0 0 0 1-1 1l-2 3c0 1 0 1 0 1l-2 3c0 1 0 1 0 1l-1 3c0 1-1 1-1 1v1l-1 1v2 3c-1 1-1 1-1 2v3 1c0 2 0 2 0 3l1 2c0 1 0 1 0 1v1c0 0 1 0 1 1l1 2 1 1v1 3 3 1 1 2c0 1 0 1 0 1v1 1l1 3h1v1 3h1v1 2 1l1 1v1l2 2c0 1 0 1 0 1l1 2c0 1 1 1 2 2l1 2c0 0 1 1 2 1l1 1c1 1 1 1 1 1h1l2 1 3 1h1l1 1 3 1c0 1 0 1 0 1l2 1h1l2 1c0 0 1 0 1 1h2c1 0 1 0 2 0l2 1h3 2 1l2 1 2 1h1l2 1c1 0 2 0 2 0h3c1 0 1 0 2 0h2 1 3c0-1 0-1 1-1h1 1 3c0 0 1 0 1-1h2c1 0 1-1 1-1h3c1 0 1 0 2 0l2-1c1 0 2-1 2-1l4-2 4-2h1v-1l4-1 3-1 1-1h1l3-1h1 2l2-1h3l2-1h1l4-1 1-1c1 0 1 0 1 0h2c0-1 0-1 1-1l3-1v-1l4-1 3-1h2 1l3-2c1 0 2 0 2 0l2-1h2l3-2h1v-1l4-1 5-3 4-2h1l3-2 4-1 1-1 3-1 2-1h4c1-1 1-1 1-1h2l1-1 1-1c1 0 1 0 1 0l2-1c1 0 1-1 1-1l2-2h1l4-2 3-1 1-1h2c0 0 0-1 1-1l3-1 1-1h1l3-2 2-1 2-2 3-2h1l3-2 4-2c1 0 1-1 1-1l4-2h1l3-2c1 0 1-1 1-1l2-1 1-1 1-1 3-2 1-1 3-2 3-3v-1l2-1 1-1 3-3 2-3h1zM689 1428c-1 0-1 0-1-1l-10-26c0-1 0-1 0-2l-16-24c-1-1-1-2-2-2l-19-15c0-1-1-1-1-1l-7-5c-1 0-1-1-2-1l-27-12-9-4-26-13-8-5-28-14c0-1-1-1-1-1l-7-3-26-9c-1 0-2 0-2 0l-25-3h-5l-29-3-23-6-7-2-23-15-13-8-16-11c-1 0-1 0-1 0l-22-13-11-6h-1l-24-11-12-6-22-10-12-7h-1v-1l-23-10-13-6c0-1 0-1 0-1l-21-9c0 0-1 0-2 0l-20-5-11-4c0 0-1 0-2 0l-30-5c-1-1-1-1-1-1h-19-10-1l-28 2c-1 0-1 0-1 0l-27 4-27 5-14 3 5-12c1 0 1 0 1 0l16-28 17-27 20-26h1l23-25c1 0 1 0 1-1l2-1 18-22v-1l23-25 23-25 24-24 24-24c1-1 1-1 1-1l8-6 14-17v-1l25-24v-1l27-24h1l28-19 3-3h1l30-22c0-1 0-1 1-1l25-13 6 20h1l14 35c0 1 0 1 0 1l9 15 7 19c0 1 0 1 0 1l18 35c0 0 1 0 1 1l18 26 6 8 25 34 1 1 11 13 18 21 1 1 22 20c1 0 1 0 1 1l16 12c1 0 1 0 1 1l23 16h1v1l33 15 6 2 39 16h1l37 10 5 1 33 13c0 1 0 1 1 1l37 13h1l9 2 28 14c1 0 1 0 1 0l39 13 10 3 27 13h1l38 11c1 0 1 0 2 0l37 4c1 0 1 0 1 0h6l30 2c1 0 1 0 1 0h1l37-5c1 0 1 0 1-1l11-3 25-6h1l36-14h1c0-1 0-1 0-1l35-21c1-1 1-1 1-2l4-3 31-24c0 0 1-1 1-2l13-16c1 0 1 0 1 0l19-30 6-8c0-1 0-1 0-1l19-38c0-1 0-1 0-1l7-20 8-17 1-1 15-37 7-15 15-22 16-18 29-21 4-1 36-17c0-1 1-1 1-1l33-23v-1l2-1 34-29c1 0 1 0 2-1l9-10 24-32c1 0 1 0 1 0l5-8 22-39c0 0 0-1 1-1l4-13 11-24c0-1 0-1 0-1l13-37v-1l6-22 6-14 18-37 6-8 26-30 7-7 34-33 34-25h1l18-15 16-12 34-28 1-1c0 0 1 0 1-1l33-33c1 0 1 0 1-1l5-6c1-1 1-1 1-1l21-39c0 0 0-1 1-1l4-13 11-24 20-37 28-25 19-1 27-2h1l44-3h13l35-7 25-6 26-8 17-9 36-20 11-6 20-15c0 0 0-1 1-1l31-22c0 0 0-1 1-1l21-12 13-8 34-22h1l22-10 16-9c1-1 1-1 1-1l43-18v-1c1 0 1-1 2-1l44-17 14-5 43-10 9-2c1 0 1 0 1 0l48-6h1l26 1h18 1l42 2h1l40 7h1l39 9c1 0 1 0 1 0l37 12c1 0 2 0 2 0l34 16h1c1 0 1 0 1 0l31 22c1 0 1 0 2 0l14 12 16 10 31 22h1l27 22 1 1c1 0 1 0 1 0l32 22 1 1 28 28 28 27c0 1 0 2 1 2l11 16h1l12 19v1l10 20c1 0 1 0 1 1l8 22 5 12c0 1 1 2 1 2l8 34c1 1 1 1 1 2v4l9 28c0 1 0 1 0 3l2 26v5h1l4 33c0 1 0 1 0 1 0 1 0 2 0 2l-3 30h-1v3l-1 27c0 1 0 1 0 2l-7 30v1l-9 29-9 28v3l-2 26v30l1 15 5 17 7 34c1 1 1 1 1 3l10 31c0 1 0 2 0 3l1 20 2 11c0 1 0 1 0 2v31c0 1 0 1 0 2l-6 30c0 1 0 1-1 1l-9 26-1 3-10-3 10 3-11 28c0 1 0 1 0 2l-15 27-15 27v1l-19 26-17 26-16 26-11 27-6 28-5 29-3 22 1 7 2 32c0 1 0 1 0 1l1 27v3l6 34c0 0 0 1 0 2l1 24v6 1l2 32c0 1 0 1 0 2l-5 30c0 0-1 1-1 2l-6 19-1 8v1l-6 30-8 29-7 30-9 29-4 29v1l-8 29c0 1 0 1 0 1l-10 29-11 28v1l-12 27c0 1-1 1-1 1l-14 28-11 19c0 1 0 1 0 1l-4 7-16 26-3 7-14 21-17 26-18 27-19 26-19 26c-1 0-1 0-2 1l-22 24c-1 0-1 0-1 1l-27 23c-1 0-1 0-1 1l-18 12-14 10c0 1 0 1-1 1l-35 20c-1 0-1 1-1 1l-1 1-17 6-24 12-1 1-34 12-13 4v1l-43 13-9 3-44 12h-1l-12 3-38 8c-1 0-1 0-1 0l-36 1-10 1h-1l-45-1h-1l-40-5h-1l-39-10-38-12h-1l-35-15h-1l-34-17c-1 0-1-1-1-1l-32-22c-1 0-1 0-1 0l-5-4-25-18c-1 0-1 0-1 0l-29-26c-1 0-1 0-1 0l-6-7-23-18c0-1 0-1 0-1l-27-27-29-25c-1 0-1 0-1-1l-21-22-6-5-1-1-27-27v-1l-10-10-17-15-31-16-38-4-24 2-22 4-29 10-26 10-16 8v1l-42 18-2 1-36 19c0 0 0 1-1 1l-26 11-17 8-42 14-7 2-46 14c-1 0-1 0-1 0l-8 2-44 11-15 3-36 8-23 6-28 7-26 8-28 8-22 8-34 12-13 5-43 17c-1 0-1 0-1 0h-2l-43 19-14 6-30 12c-1 0-1 0-1 0l-27 9-24 8h-1l-28 7h-1l-34 5-15 3-48 7-9 1-39 6h-1l-33 4-14 1-48 6-15 1-32 3-29 1 3-10 3-11 10-31 17-26 8-12 11-14c0-1 0-1 0-1h1l13-25 3-7c1-1 1-1 1-1l10-28c0 0 1 0 1-1l2-12v-1l6-20 6-29v-3l12-33 1-3 14-32 2-1c0-1 0-1 0-1l14-34 1-2c0-1 0-1 1-1l9-31c0-1 0-1 0-1l3-14 4-18c0-1 0-1 0-1l3-31v-1-7l3-24 1-31-1-17-1-12c0-1 0-1 0-1l-3-29-5-28c0-1 0-1 0-1z">
          <text:p/>
        </draw:path>
        <draw:polygon draw:style-name="gr6" draw:text-style-name="P6" draw:layer="layout" svg:width="0.566cm" svg:height="0.432cm" svg:x="3.404cm" svg:y="4.369cm" svg:viewBox="0 0 567 433" draw:points="389,1 380,1 371,0 362,0 353,1 345,1 336,1 327,2 318,2 310,3 301,5 295,6 292,7 283,10 275,14 274,14 266,17 257,19 250,21 248,21 239,23 230,26 224,29 222,29 213,32 204,36 204,36 196,38 187,40 178,43 178,43 169,45 160,46 151,49 145,51 143,51 134,53 125,57 123,58 117,60 108,64 105,65 99,68 90,72 88,73 81,76 73,80 72,80 64,85 60,88 55,91 49,95 46,97 39,102 37,104 30,110 29,111 21,117 20,118 14,125 11,128 8,132 4,139 2,144 1,147 0,154 1,162 2,168 2,169 4,176 4,184 5,191 6,199 10,206 11,208 13,213 16,221 20,228 20,228 21,235 22,243 22,250 21,258 22,265 23,272 25,280 26,287 27,295 26,302 27,309 28,317 29,317 31,324 37,332 37,332 44,339 46,340 52,346 55,350 58,354 60,361 62,368 64,373 65,376 68,383 72,388 75,391 81,396 85,398 90,400 99,403 108,404 117,404 124,405 125,406 134,409 140,413 143,415 151,420 151,420 160,425 167,428 169,428 178,431 187,433 196,433 204,433 213,433 222,431 230,428 239,422 243,420 248,413 249,413 253,405 256,398 257,391 257,391 259,383 259,376 260,368 260,361 259,354 259,346 259,339 266,332 274,332 283,334 292,336 301,338 303,339 310,341 318,343 327,343 336,341 343,339 345,339 353,335 359,332 362,329 370,324 371,323 379,317 380,315 389,310 392,309 398,308 406,306 415,304 423,302 424,302 432,300 441,296 445,295 450,292 457,287 459,286 466,280 468,278 475,272 476,270 481,265 485,258 489,250 494,243 494,242 500,235 502,233 508,228 511,225 517,221 520,216 522,213 527,206 529,202 532,199 537,191 538,189 542,184 545,176 547,170 547,169 550,162 551,154 552,147 553,139 554,132 555,128 557,125 560,117 562,110 564,104 565,102 567,95 567,88 564,80 564,80 561,73 555,66 555,65 550,58 547,54 544,51 538,46 535,43 529,39 523,36 520,34 511,30 508,29 502,26 494,23 488,21 485,20 476,17 468,16 459,14 455,14 450,13 441,11 432,10 423,8 415,7 413,6 406,5 398,2">
          <text:p/>
        </draw:polygon>
        <draw:polygon draw:style-name="gr6" draw:text-style-name="P6" draw:layer="layout" svg:width="0.378cm" svg:height="0.294cm" draw:transform="skewX (-0.0101229096615671) rotate (-1.73363554600597) translate (4.24886339105944cm 4.1177437686517cm)" svg:viewBox="0 0 379 295" draw:points="304,0 299,0 294,0 290,1 289,1 285,1 280,2 275,3 273,4 270,5 265,6 261,7 260,7 256,8 252,9 247,10 243,11 242,11 237,11 233,13 229,14 228,14 223,16 219,17 218,17 213,18 209,20 208,21 204,22 199,24 199,24 194,25 190,27 189,27 185,29 180,30 179,31 175,32 171,34 171,34 166,36 163,37 161,38 157,40 154,40 152,41 147,42 142,43 139,44 138,44 133,45 128,46 123,46 119,47 114,47 111,48 109,48 104,48 100,48 95,48 90,49 85,49 80,50 76,51 76,51 71,51 67,52 61,52 57,53 52,54 49,54 47,54 43,55 38,56 33,57 32,58 28,59 24,61 24,61 19,63 17,64 14,66 12,67 9,70 8,71 5,74 5,74 3,77 2,81 1,84 1,87 1,91 0,94 0,97 0,101 1,104 2,107 3,111 4,114 5,115 5,117 7,121 9,123 10,124 14,127 14,127 17,131 19,132 20,134 23,137 24,138 26,141 28,143 29,144 32,147 33,148 36,150 38,152 40,154 43,156 43,157 47,160 47,161 51,164 52,165 54,167 57,169 59,170 61,173 63,174 66,177 66,177 69,180 71,182 73,184 76,187 76,187 80,190 80,190 84,194 85,194 89,197 90,198 93,200 95,202 96,204 99,206 100,207 103,210 104,211 107,214 109,215 111,217 114,219 115,220 118,223 118,223 121,227 123,228 125,230 128,232 129,233 133,235 134,237 137,238 140,240 142,241 145,243 147,244 151,246 151,247 155,249 156,251 159,253 161,255 163,256 166,258 168,259 170,261 173,263 175,264 178,266 180,267 183,269 185,271 188,273 189,273 194,276 199,279 200,279 203,283 204,283 206,286 207,289 208,291 211,293 213,294 218,295 222,294 227,293 228,293 232,290 233,289 236,286 236,283 237,281 237,279 238,276 241,273 241,272 244,269 247,266 247,266 249,263 251,259 251,259 252,256 254,253 255,249 256,248 256,246 258,243 259,240 259,236 259,233 259,230 261,226 261,225 261,223 262,220 262,216 262,213 262,210 262,206 261,203 261,200 261,196 262,193 263,190 265,186 265,184 266,183 268,180 269,177 270,174 271,173 275,171 279,170 280,170 284,169 289,168 294,167 295,167 299,165 302,163 303,162 308,160 309,160 313,157 313,156 317,153 318,152 321,149 322,149 327,147 327,146 331,143 332,142 334,140 336,136 336,135 338,133 341,130 342,130 344,126 346,125 347,123 350,120 351,118 352,116 354,113 355,110 356,110 358,106 360,103 360,103 362,100 364,96 365,93 365,93 367,90 369,86 370,85 371,83 373,80 375,78 376,76 378,73 379,70 379,66 379,63 379,60 378,57 378,53 377,50 376,47 376,43 375,40 375,38 375,37 374,33 371,30 370,29 368,27 365,24 365,23 361,20 360,20 357,17 356,16 352,13 351,13 346,10 346,10 342,9 337,7 337,7 332,6 327,5 324,3 323,3 318,2 313,1 308,1 307,1">
          <text:p/>
        </draw:polygon>
        <draw:polygon draw:style-name="gr7" draw:text-style-name="P6" draw:layer="layout" svg:width="0.293cm" svg:height="0.194cm" draw:transform="skewX (-0.252723675688779) rotate (-2.14518418362623) translate (3.99175024046533cm 4.08086153725909cm)" svg:viewBox="0 0 294 195" draw:points="136,0 132,0 128,0 125,2 125,2 122,4 122,4 119,6 118,7 115,8 114,9 112,11 111,12 110,13 109,15 107,17 106,18 104,19 102,20 100,20 98,22 97,23 95,24 93,25 91,27 90,27 87,29 86,29 84,31 83,32 82,33 80,36 79,37 78,38 78,40 77,43 77,45 76,47 76,48 75,50 74,52 73,53 70,54 69,55 67,57 65,57 64,59 62,60 61,61 59,63 58,63 55,64 53,66 51,66 48,67 46,68 44,68 42,70 41,71 39,72 37,74 37,75 36,77 35,79 34,82 34,82 32,84 31,86 30,86 28,89 27,89 26,91 24,93 23,93 22,95 20,97 20,97 17,99 17,100 15,102 13,104 13,104 11,106 10,109 10,109 8,111 6,113 6,114 5,116 4,118 3,120 3,121 3,123 2,125 0,127 0,130 0,132 0,134 1,137 2,139 2,141 2,144 2,146 4,149 4,149 5,151 8,153 8,153 11,156 11,156 15,158 16,158 18,160 22,160 26,161 29,161 29,162 34,163 36,164 37,164 40,166 41,167 43,169 44,170 46,171 48,172 51,174 52,174 55,175 57,176 59,177 63,177 66,178 70,179 73,179 77,179 81,179 84,179 87,179 88,179 92,180 93,179 95,179 99,179 102,179 106,179 110,179 113,178 116,178 116,178 120,177 124,177 127,177 131,178 135,178 142,178 145,178 149,178 153,178 156,177 159,177 160,177 164,176 167,176 171,176 175,176 178,177 182,177 185,177 186,178 189,178 193,179 196,179 200,180 201,181 204,182 207,183 207,183 211,185 212,185 214,187 217,188 218,189 221,191 222,191 225,193 227,193 229,194 233,195 236,195 240,195 243,194 245,194 247,193 251,192 251,192 254,190 255,189 257,187 258,187 260,185 261,182 261,182 264,180 265,180 268,178 268,178 271,176 273,176 275,174 276,173 279,171 279,171 282,169 282,168 284,167 286,165 287,164 288,162 289,161 290,160 291,157 292,155 292,153 292,150 292,148 292,148 293,146 293,143 294,141 294,138 294,136 293,134 292,131 292,129 292,127 292,124 292,122 292,120 292,117 291,117 290,115 289,112 287,111 287,110 285,108 284,105 283,105 282,103 280,101 279,100 276,98 276,98 273,95 272,95 269,93 269,93 266,90 265,89 264,88 262,86 261,84 260,83 259,81 257,80 256,78 254,76 254,75 253,74 250,72 249,71 246,69 244,66 242,64 242,64 240,61 239,60 238,59 235,57 234,57 231,54 231,54 228,52 228,52 224,49 224,49 220,47 220,47 217,44 216,44 215,42 213,39 213,39 210,37 209,36 207,35 205,33 203,32 201,31 198,30 198,30 196,27 194,26 193,25 190,23 190,22 187,20 185,20 183,19 180,17 180,17 176,15 176,15 172,12 172,12 168,10 168,10 165,8 163,7 161,6 157,5 157,5 154,4 150,3 148,2 146,2 143,1 139,1">
          <text:p/>
        </draw:polygon>
        <draw:polygon draw:style-name="gr8" draw:text-style-name="P6" draw:layer="layout" svg:width="2.717cm" svg:height="2.657cm" draw:transform="skewX (0.242775298952411) rotate (2.84837733925475) translate (4.09543846372673cm 5.89625343624974cm)" svg:viewBox="0 0 2718 2658" draw:points="2157,0 2117,2 2115,3 2078,7 2039,16 2000,33 1960,50 1936,63 1922,71 1882,94 1843,110 1813,124 1804,127 1764,141 1739,154 1725,159 1686,178 1674,184 1647,197 1615,214 1607,218 1569,238 1557,245 1530,260 1508,274 1491,289 1472,305 1451,326 1442,335 1414,366 1412,367 1382,396 1373,404 1348,426 1334,439 1313,456 1294,470 1273,487 1255,498 1228,517 1216,524 1183,547 1176,551 1143,577 1138,581 1109,607 1098,619 1080,637 1059,666 1057,667 1030,698 1020,711 1002,728 980,747 963,758 941,768 903,775 863,768 839,758 824,751 785,732 776,728 746,713 706,698 667,679 637,668 628,663 589,647 556,637 550,635 510,623 471,617 432,613 392,613 353,615 315,621 275,633 267,637 236,649 206,667 197,673 163,697 158,703 127,728 118,736 94,758 79,776 67,788 47,818 40,833 30,849 19,880 11,909 7,940 4,970 2,1001 1,1031 0,1054 0,1061 0,1091 0,1099 1,1121 3,1152 7,1182 12,1212 18,1242 27,1273 39,1303 39,1303 47,1333 56,1363 65,1393 75,1424 78,1432 83,1454 95,1484 112,1514 117,1521 131,1545 153,1575 156,1579 171,1605 190,1635 196,1644 205,1666 216,1696 226,1726 230,1756 230,1786 228,1817 226,1847 226,1877 228,1907 234,1938 234,1942 239,1968 249,1999 266,2028 273,2039 286,2059 313,2088 313,2089 338,2119 351,2134 361,2150 377,2179 390,2206 392,2210 398,2240 406,2271 416,2301 429,2328 431,2332 444,2361 465,2392 468,2397 485,2422 508,2447 511,2452 536,2483 547,2493 567,2512 586,2529 607,2543 626,2555 665,2573 704,2592 743,2603 746,2604 783,2618 821,2629 841,2634 861,2641 900,2653 939,2657 978,2658 1017,2654 1056,2649 1095,2640 1111,2634 1135,2627 1174,2608 1181,2604 1213,2582 1223,2574 1253,2544 1253,2544 1281,2513 1291,2499 1305,2483 1324,2453 1331,2441 1344,2423 1360,2392 1370,2371 1377,2362 1399,2332 1409,2318 1429,2302 1449,2288 1478,2271 1488,2267 1527,2252 1549,2241 1566,2235 1605,2215 1611,2210 1644,2189 1654,2180 1684,2155 1689,2150 1722,2120 1722,2119 1759,2090 1762,2087 1799,2060 1801,2058 1838,2030 1840,2028 1873,1999 1880,1992 1901,1969 1919,1940 1920,1939 1943,1909 1958,1884 1963,1878 1990,1849 1997,1839 2019,1818 2037,1800 2051,1788 2076,1768 2090,1757 2115,1744 2146,1727 2155,1723 2193,1706 2210,1697 2232,1687 2265,1667 2272,1662 2307,1636 2311,1634 2341,1606 2350,1596 2369,1576 2389,1546 2390,1545 2412,1516 2428,1486 2428,1484 2451,1455 2468,1425 2468,1425 2494,1395 2507,1374 2516,1365 2539,1335 2546,1324 2565,1304 2585,1274 2586,1273 2609,1243 2624,1214 2625,1210 2641,1183 2652,1153 2660,1123 2664,1101 2668,1092 2677,1063 2685,1032 2693,1002 2699,971 2704,945 2705,941 2713,911 2717,881 2718,850 2717,820 2715,790 2711,759 2706,729 2704,716 2702,699 2697,669 2688,638 2674,608 2665,595 2657,578 2637,548 2626,535 2614,518 2587,489 2586,487 2559,457 2547,446 2530,426 2509,402 2505,397 2496,366 2494,336 2495,305 2495,275 2491,245 2485,215 2473,185 2470,178 2460,154 2441,124 2430,113 2414,94 2391,74 2377,64 2352,48 2320,33 2313,30 2274,15 2235,7 2201,3 2195,2">
          <text:p/>
        </draw:polygon>
        <draw:g draw:style-name="gr9">
          <draw:polygon draw:style-name="gr10" draw:text-style-name="P6" draw:layer="layout" svg:width="2.292cm" svg:height="2.194cm" draw:transform="skewX (0.00977384381116828) rotate (-1.21963608129364) translate (2.21502768722521cm 3.63478475102752cm)" svg:viewBox="0 0 2293 2195" draw:points="1093,0 1064,0 1036,7 1016,20 1008,25 987,47 980,53 959,74 951,80 929,100 924,107 906,128 895,151 894,155 880,182 868,202 861,209 839,227 827,236 812,247 792,263 783,272 765,290 755,300 738,318 727,327 709,345 699,355 683,372 671,389 664,399 649,426 643,443 638,453 631,480 625,507 621,534 617,561 615,570 608,588 595,615 587,626 571,642 559,653 541,670 530,680 516,697 502,716 495,724 474,748 471,751 446,769 428,778 418,784 390,798 377,805 361,816 347,832 334,846 323,859 305,886 305,886 293,913 285,941 278,968 277,968 263,995 249,1016 245,1022 227,1049 221,1058 211,1076 196,1102 193,1107 177,1130 165,1149 159,1157 140,1184 137,1190 122,1212 109,1238 109,1239 95,1265 83,1292 81,1298 68,1319 54,1346 53,1349 39,1373 30,1401 26,1428 25,1436 21,1455 14,1482 6,1508 1,1535 0,1562 2,1589 5,1616 8,1643 8,1670 9,1697 14,1724 24,1751 25,1754 37,1778 54,1802 56,1805 77,1832 81,1837 110,1856 116,1859 138,1867 166,1875 194,1881 215,1886 222,1888 251,1900 272,1913 279,1918 301,1939 307,1946 325,1966 335,1976 353,1993 363,2003 385,2020 392,2025 420,2041 434,2046 448,2052 476,2060 505,2065 532,2068 561,2069 589,2069 617,2069 645,2070 668,2073 674,2073 701,2074 715,2072 730,2071 758,2065 786,2060 814,2057 842,2054 871,2049 891,2045 898,2043 927,2037 954,2034 983,2032 1011,2033 1039,2034 1096,2036 1124,2036 1152,2034 1180,2029 1208,2021 1224,2016 1236,2014 1265,2008 1293,2005 1322,2004 1349,2005 1378,2008 1406,2012 1434,2015 1441,2015 1462,2018 1490,2022 1518,2029 1546,2038 1554,2042 1575,2055 1600,2069 1603,2072 1631,2090 1641,2096 1659,2110 1677,2122 1687,2131 1712,2149 1716,2153 1744,2171 1755,2176 1772,2185 1800,2193 1829,2195 1856,2190 1885,2181 1896,2176 1913,2166 1941,2149 1943,2148 1969,2128 1979,2121 1997,2099 2000,2094 2014,2067 2025,2046 2028,2040 2049,2013 2054,2010 2080,1986 2082,1985 2110,1963 2114,1958 2138,1938 2144,1931 2166,1907 2168,1905 2189,1878 2194,1870 2209,1851 2222,1829 2226,1823 2243,1796 2251,1782 2257,1769 2267,1742 2273,1715 2275,1688 2276,1661 2278,1634 2278,1633 2283,1607 2288,1580 2292,1553 2293,1526 2292,1499 2288,1472 2284,1445 2280,1418 2280,1391 2282,1364 2285,1337 2285,1310 2279,1283 2278,1280 2270,1256 2257,1229 2250,1215 2243,1203 2233,1176 2221,1151 2220,1148 2208,1121 2193,1101 2189,1094 2166,1068 2165,1066 2140,1041 2137,1037 2110,1014 2108,1012 2087,987 2080,974 2073,960 2062,933 2052,914 2047,906 2031,879 2023,866 2016,852 2003,825 1995,813 1986,798 1967,777 1962,772 1939,745 1922,718 1911,696 1908,691 1894,664 1882,649 1874,637 1854,616 1849,610 1826,585 1825,583 1799,556 1798,555 1770,529 1769,528 1743,503 1741,501 1719,476 1713,467 1701,449 1684,423 1684,422 1668,395 1657,380 1645,368 1628,353 1610,341 1600,335 1574,314 1572,313 1553,287 1544,275 1534,260 1516,239 1510,233 1487,215 1476,207 1459,195 1434,180 1431,178 1403,155 1400,153 1375,127 1373,126 1346,101 1345,99 1319,79 1306,72 1290,62 1262,48 1255,46 1233,35 1205,24 1188,19 1177,15 1149,8 1120,3">
            <text:p/>
          </draw:polygon>
          <draw:custom-shape draw:style-name="gr11" draw:text-style-name="P7" draw:layer="layout" svg:width="0.731cm" svg:height="2.599cm" svg:x="0.29cm" svg:y="3.99cm">
            <text:p/>
            <draw:enhanced-geometry svg:viewBox="0 0 21600 21600" draw:type="rectangle" draw:enhanced-path="M 0 0 L 21600 0 21600 21600 0 21600 0 0 Z N"/>
          </draw:custom-shape>
        </draw:g>
        <draw:g draw:style-name="gr9">
          <draw:polygon draw:style-name="gr12" draw:text-style-name="P6" draw:layer="layout" svg:width="2.359cm" svg:height="2.688cm" draw:transform="skewX (-0.032637657012294) rotate (0.0710349005561692) translate (1.6445085823882cm 1.63471627679826cm)" svg:viewBox="0 0 2360 2689" draw:points="1395,4 1358,0 1321,0 1284,4 1247,15 1231,22 1211,30 1174,52 1169,55 1136,76 1122,87 1100,102 1073,119 1063,124 1026,141 1004,151 989,157 952,172 927,184 915,188 878,203 852,216 841,221 804,240 792,248 767,265 747,281 730,295 707,313 693,323 660,345 657,348 619,364 595,378 582,383 546,401 531,410 509,421 474,442 472,444 435,459 400,475 398,476 361,484 324,491 287,497 250,502 232,508 213,511 176,528 159,540 139,558 125,572 103,604 102,606 80,636 65,666 62,669 42,701 30,733 28,740 16,765 7,797 3,829 0,861 0,894 2,925 7,958 13,990 22,1022 27,1037 30,1054 35,1086 43,1118 52,1150 63,1182 63,1183 69,1214 77,1246 90,1278 100,1295 105,1310 122,1342 136,1362 143,1374 166,1406 173,1415 187,1438 210,1468 211,1470 226,1502 239,1534 244,1566 230,1598 210,1620 197,1630 173,1653 164,1662 143,1695 135,1719 132,1727 126,1759 124,1791 123,1823 121,1855 118,1887 115,1919 112,1951 112,1983 114,2015 121,2047 133,2080 134,2083 143,2111 157,2143 171,2166 175,2175 190,2207 208,2238 208,2239 218,2271 226,2303 238,2335 245,2349 250,2367 265,2399 281,2423 286,2431 308,2463 318,2475 334,2495 355,2515 370,2527 392,2543 423,2559 429,2561 465,2578 502,2589 508,2591 539,2605 576,2619 585,2622 613,2636 650,2650 660,2654 686,2667 723,2679 760,2685 766,2685 797,2689 834,2688 846,2685 871,2682 907,2673 945,2656 949,2652 982,2633 996,2620 1018,2596 1025,2588 1047,2556 1056,2539 1066,2524 1085,2492 1093,2478 1111,2459 1129,2444 1162,2427 1167,2425 1204,2413 1238,2395 1240,2394 1277,2371 1287,2363 1315,2337 1320,2330 1345,2298 1351,2287 1365,2266 1380,2234 1388,2214 1396,2202 1419,2170 1426,2162 1454,2137 1462,2132 1499,2105 1537,2085 1557,2073 1573,2064 1610,2041 1611,2041 1647,2014 1653,2008 1677,1976 1684,1964 1698,1944 1721,1911 1758,1887 1771,1880 1795,1870 1832,1853 1844,1847 1869,1837 1905,1815 1906,1815 1943,1792 1956,1782 1979,1764 1995,1750 2017,1727 2025,1718 2050,1686 2054,1680 2074,1654 2090,1622 2091,1621 2113,1589 2127,1557 2128,1556 2148,1525 2161,1493 2165,1485 2179,1461 2193,1429 2202,1403 2205,1397 2222,1365 2234,1332 2239,1315 2248,1300 2265,1268 2276,1238 2278,1236 2298,1204 2312,1172 2313,1167 2329,1140 2341,1107 2348,1075 2350,1060 2355,1044 2360,1011 2360,979 2355,947 2351,934 2347,914 2336,883 2320,851 2314,840 2307,819 2300,787 2294,754 2291,723 2287,691 2278,665 2276,659 2259,627 2241,607 2224,595 2204,582 2168,571 2131,567 2094,569 2057,572 2020,573 1983,573 1946,571 1909,568 1882,564 1872,562 1836,552 1799,544 1762,537 1727,533 1725,532 1688,525 1652,518 1615,509 1599,501 1578,486 1564,469 1544,437 1541,417 1540,405 1542,400 1549,374 1563,341 1574,309 1578,289 1583,277 1590,245 1592,213 1586,181 1579,162 1575,149 1561,117 1542,93 1535,85 1505,57 1500,53 1468,31 1444,21 1432,15">
            <text:p/>
          </draw:polygon>
          <draw:custom-shape draw:style-name="gr13" draw:text-style-name="P7" draw:layer="layout" svg:width="2.94cm" svg:height="1.272cm" svg:x="1.585cm" svg:y="1.45cm">
            <text:p/>
            <draw:enhanced-geometry svg:viewBox="0 0 21600 21600" draw:type="rectangle" draw:enhanced-path="M 0 0 L 21600 0 21600 21600 0 21600 0 0 Z N"/>
          </draw:custom-shape>
        </draw:g>
        <draw:line draw:style-name="gr14" draw:text-style-name="P8" draw:layer="layout" svg:x1="9.995cm" svg:y1="6.695cm" svg:x2="13.995cm" svg:y2="6.695cm">
          <text:p/>
        </draw:line>
        <draw:path draw:style-name="gr2" draw:text-style-name="P2" draw:layer="layout" svg:width="0.007cm" svg:height="0.009cm" svg:x="12.833cm" svg:y="4.294cm" svg:viewBox="0 0 8 10" svg:d="M5 1c1 1 2 1 2 2h1l-8 7 1-7 4-3z">
          <text:p/>
        </draw:path>
        <draw:line draw:style-name="gr14" draw:text-style-name="P8" draw:layer="layout" svg:x1="10cm" svg:y1="6.7cm" svg:x2="10cm" svg:y2="2.7cm">
          <text:p/>
        </draw:line>
        <draw:path draw:style-name="gr5" draw:text-style-name="P5" draw:layer="layout" svg:width="2.499cm" svg:height="1.923cm" svg:x="10.794cm" svg:y="3.327cm" svg:viewBox="0 0 2500 1924" svg:d="M2231 13l32 19v1h1l2 1 34 18 26 19 8 6 33 30v1l31 38 2 4h1v1l21 34 12 32c0 0 1 0 1 1l4 7 15 38 11 39 4 15c0 1 0 1 0 1l8 24 10 39 7 38 5 39 1 39-1 39-2 39-3 40-2 40-2 39-5 39-10 38-5 15-1 1-7 24-16 38-11 23c-1 1-1 1-1 2l-5 16-16 39-13 28c0 1-1 1-1 1l-4 11-19 38-10 17-13 22-22 29-7 11-28 37v1l-1 2-29 39-5 6-26 33-9 11-24 29-10 12-24 28c-1 0-1 0-1 1l-11 14c-1 0-1 0-1 1l-17 25-18 29h-1l-5 11-24 40-4 4-25 34-10 12-25 27c0 1-1 1-1 3l-10 14-18 24c0 1 0 2 0 2-2 2-3 5-3 8 0 1 0 2 1 3l10 39c0 2 0 3 1 4 1 3 3 4 5 6l8 5 34 25 9 8 1 1 25 19 21 19 12 15 18 22 15 33v1l2 3 6 35-5 36-3 7-12 29-20 26-11 9-13 9-6-2h-1l-34-14-34-17c-1 0-1-1-1-1l-31-22c-1 0-1 0-1 0l-4-4-25-17-1-1-28-26c-1 0-1 0-1 0l-6-6-22-19-26-27-29-24c0-1-1-1-1-1l-20-22-6-5v-1l-27-27v-1l-9-10-17-14-30-16-37-5-23 2-21 4-29 11-25 9-16 8v1l-40 18-2 1-35 19c0 0 0 1-1 1l-26 11-16 7-40 14-7 3h-1l-44 13c-1 0-1 0-1 0l-8 2-42 11h-1l-14 3-35 8-22 6-27 7-26 7-27 9-21 7-33 12-12 5-43 17h-1l-1 1-42 18-13 6-30 12c-1 0-1 0-1 0l-25 9-24 7-1 1-27 6h-1l-33 6-14 3c-1 0-1 0-1 0l-46 6-9 1-38 6c-1 0-1 0-1 0l-32 3-14 3-46 5-15 1-30 3c-1 0-1 0-1 0l-44 2h-10l-34 3-10 1-3-4-19-22-14-17-21-32-3-6-22-39-8-21h-1l-10-19-19-39-5-12c-1 0-1-1-1-1 0-1 0-1 0-1l-18-28-18-29c0-1 0-1 0-1l-7-10-1-1-28-33-7-7c0-1 0-1-1-2l-28-24-20-16-1-1-16-10-31-27c-2-1-2-2-3-3l-35-30-7-7-27-30-7-9-27-36h-1l-2-4-29-39-3-4-1-1-29-36-6-6-26-33-8-10-5-7 1-13-2-13c0 0 0-1 0-2l2-30c0-1 0-2 0-3l8-28c0-1 0-1 0-1l11-28c0-1 0-1 0-1l7-15 5-12 10-28 12-28 14-28 15-27h1c0-1 0-1 0-1l16-26 1-1 19-25h1l22-25c1 0 1 0 1-1l2-1 18-22c0-1 0-1 0-1l21-24v-1l23-24 23-24 24-24h1l7-7 14-17 23-24c1 0 1-1 1-1l26-23 1-1 28-19 2-2c0 0 0-1 1-1l29-21c0-1 1-1 1-1l36-19 1-1 35-20c0-1 0-1 1-1l27-12 11-7 38-20 12-6 23-13c0-1 0-1 1-1l38-19c1 0 1 0 1-1l30-20h1l34-19c0 0 0-1 1-1l31-22v-1c1 0 1 0 1 0l35-19h1l34-21c1 0 1 0 1 0l28-12 14-7h1l41-15 6-2 46-13h1l9-2 40-8h1l25-2 20-4c1 0 1 0 1 0l45-4h10l36-7 30-4 18-5 32-10 20-6 25-11 31-12 11-6c0-1 0-1 0-1l41-18 7-3 25-17h1l37-20h1l32-21v-1h1l31-13 9-5c1 0 2-1 2-1l45-15 3-1 49-15h1 3l48-14 4-1 47-16c1 0 1 0 2 0l46-17 7-3 41-14 13-5h1l42-9 8-2h1l46-7c1 0 1 0 1 0h18l27-3 44-3h11l34-6 26-7 25-8 16-9 35-19 10-7 20-14c0-1 0-1 0-1l31-22h1l20-12 12-9h1l1-1z">
          <text:p/>
        </draw:path>
        <draw:path draw:style-name="gr15" draw:text-style-name="P9" draw:layer="layout" svg:width="0.512cm" svg:height="0.62cm" svg:x="10.763cm" svg:y="4.656cm" svg:viewBox="0 0 513 621" svg:d="M43 0l6 7 5 7 15 17-16 16v-2l-1-2-10-33v-1l-1-7zM94 63l21 30 1 1 2 2-39 39-6-22-6-22v-1zM143 129l2 4h1l8 10 15 16-165 166 3-18v-1l10-29 13-28 9-17zM198 188l26 23c1 2 2 3 3 4l-217 218-4-16-4-12c0-2-1-2-1-3l-1-16zM259 241l2 2c0 0 1 0 1 1l16 11 13 11-239 239-4-4c-1-1-1-2-2-2l-14-21-4-6zM322 292l3 2 5 5 19 23-235 236-8-5c-1 0-1-1-2-1l-22-19zM373 356l9 14 12 21-200 200 7 7-27-11c-1 0-1 0-1 0l-5-2-17-8zM414 429l9 19c0 1 0 1 0 1l10 18-124 124 14 15 14 14h-7v1c-1 0-1-1-1-1l-41-3c-1 0-1 0-1 0l-36-7h-2c-1 0-1 0-2 0l-11-3zM451 506l14 23 3 6c1 0 1 0 1 0l4 7-50 49 14 15 5 4-21 4h-1l-45 3-37 2zM495 576l10 12v1l8 9-44 8c-1 0-1 0-1 0h-3z">
          <text:p/>
        </draw:path>
        <draw:path draw:style-name="gr15" draw:text-style-name="P9" draw:layer="layout" svg:width="0.96cm" svg:height="2.012cm" svg:x="12.821cm" svg:y="3.227cm" svg:viewBox="0 0 961 2013" svg:d="M295 37l37-14 13-5c1 0 1 0 1 0l34-8-107 107-19-11h-2l-15-10zM447 0l23 1 17-1h1l14 1-163 164-12-12-1-1-8-6-10-7zM554 7l15 3h1l31 7-207 207-25-31zM645 30c0 1 1 1 1 1l33 15c1 0 1 0 2 1l2 2-249 249-11-26c0-1 0-1-1-2l-6-11zM718 73l9 7 15 10 6 4-284 284-7-25v-1l-6-13zM781 118l18 16h2c0 1 1 1 1 1l11 8-324 324-9-34-3-10zM845 169l16 16 12 13-370 369v-11c0-1 0-1 0-1l-4-40zM899 229h1v1l12 18v1h1l8 16-420 420v-8l2-40v-1-11zM937 306l8 33c0 1 0 2 0 2v4l2 7-454 454 1-9v-1l3-40v-11zM955 401v1l2 4v1l4 32c0 1 0 2 0 2v1l-2 12-516 517 4-10h1l17-40c0 0 0-1 0-2l7-24 6-14c0-1 0-2 0-2v-1zM952 519l-3 14v1l-8 28-10 29v2 4l-616 616 8-11 7-10 21-29 1-1 14-23 11-17c0-1 0-1 0-1l20-40v-1l4-10zM930 655l1 9 4 16v1l5 21-939 939-1-6 14-18c0-1 0-2 1-2l9-14 24-27c0 0 1 0 1-1l9-12 26-34 4-5c1-1 1-1 1-1l25-40c0-1 0-1 0-1v-1l6-10 6-10zM953 747v1c0 1 0 1 0 2l1 21 2 11v1l1 17-900 900-2-1-8-7c-1-1-1-1-1-1l-21-16zM939 875l-10 28c0 0 0 1 0 2l-14 26c0 0 0 1-1 1l-15 26v1l-17 26-9 13-756 756-12-13c0 0-1 0-2-1l-15-14zM939 874v1zM831 1097l-3 22c0 1 0 1 0 1l-3 21v7l1 11-667 667c0-1 0-1-1-2l-3-6-14-31zM829 1213l5 31c0 1 0 1 0 1l1 20-692 691 13-31 3-9c1-1 1-2 2-4l4-35zM835 1321l-3 19c0 1 0 1 0 2l-6 19-1 8v1l-6 24-618 619-19-1h-1l-32-5zM801 1470l-5 16-4 29v1l-7 27-454 454-10 3h-1l-11 2-37 8c-1 0-1 0-2 0h-9zM748 1637l-10 21-11 20-4 8-16 25-3 7-13 20-17 27-7 10-153 153-12 7h-1l-17 8-23 11-1 1-33 12-12 4h-1l-1 1z">
          <text:p/>
        </draw:path>
        <draw:polygon draw:style-name="gr8" draw:text-style-name="P6" draw:layer="layout" svg:width="2.642cm" svg:height="2.62cm" draw:transform="skewX (0.227067335684462) rotate (2.84488668075076) translate (12.9841557326161cm 5.86142224763459cm)" svg:viewBox="0 0 2643 2621" draw:points="2101,0 2063,2 2060,3 2025,7 1987,16 1949,32 1910,49 1887,62 1872,70 1834,92 1795,108 1767,121 1758,125 1719,139 1694,151 1681,157 1643,175 1632,181 1605,193 1574,210 1566,214 1529,234 1517,241 1490,255 1469,270 1453,284 1434,300 1414,320 1405,329 1377,360 1376,361 1346,389 1338,397 1313,419 1299,432 1279,448 1261,463 1240,479 1223,490 1196,508 1184,516 1152,538 1146,542 1113,568 1108,572 1080,598 1069,609 1052,627 1031,655 1030,657 1003,687 993,700 976,717 954,735 937,746 917,756 879,763 841,756 817,746 802,738 765,719 756,716 726,701 688,686 651,668 622,656 612,652 574,636 543,626 536,624 498,612 459,606 422,602 383,602 345,604 308,610 269,622 261,625 231,637 202,655 193,661 160,685 155,690 125,715 116,723 93,744 78,762 67,774 47,804 40,818 30,834 19,864 11,893 8,924 4,953 3,984 1,1013 0,1037 0,1044 0,1073 0,1081 1,1103 3,1133 6,1162 11,1193 17,1222 25,1252 37,1282 37,1282 45,1312 53,1342 62,1372 71,1401 75,1410 79,1432 91,1461 108,1491 112,1497 125,1521 147,1551 150,1555 164,1581 183,1611 188,1619 197,1641 208,1670 217,1700 221,1730 221,1760 219,1790 217,1820 217,1849 218,1879 224,1909 224,1913 229,1939 238,1969 255,1999 262,2009 274,2029 300,2057 301,2059 325,2088 337,2103 347,2119 363,2148 375,2174 377,2178 383,2208 390,2238 400,2268 413,2295 414,2298 426,2327 447,2358 450,2362 466,2387 488,2413 491,2417 516,2448 527,2457 545,2477 564,2493 584,2507 602,2519 641,2537 678,2555 717,2567 719,2567 755,2581 792,2593 811,2597 831,2604 869,2616 907,2620 945,2621 983,2618 1020,2613 1059,2604 1074,2598 1097,2591 1135,2572 1142,2568 1173,2546 1183,2538 1212,2509 1213,2509 1240,2479 1250,2465 1263,2449 1282,2419 1289,2407 1301,2390 1317,2359 1327,2339 1334,2330 1355,2300 1365,2286 1384,2270 1404,2257 1432,2240 1442,2236 1480,2221 1502,2211 1518,2205 1556,2185 1562,2181 1594,2160 1604,2151 1633,2126 1638,2122 1670,2092 1670,2091 1706,2062 1709,2059 1745,2032 1747,2031 1784,2003 1785,2001 1818,1973 1824,1966 1845,1943 1862,1914 1863,1913 1885,1883 1900,1859 1905,1853 1932,1824 1939,1814 1960,1794 1978,1776 1991,1764 2015,1744 2030,1734 2054,1721 2084,1705 2092,1701 2130,1684 2146,1675 2168,1665 2199,1646 2206,1641 2241,1615 2244,1613 2274,1586 2283,1576 2301,1556 2321,1526 2321,1525 2344,1496 2359,1467 2359,1466 2381,1437 2398,1407 2399,1407 2423,1377 2437,1357 2445,1348 2468,1318 2475,1308 2493,1288 2513,1258 2513,1257 2536,1228 2551,1199 2552,1195 2567,1169 2578,1139 2586,1109 2590,1088 2594,1079 2603,1050 2611,1020 2619,990 2625,960 2629,933 2630,930 2638,900 2642,871 2643,840 2643,810 2641,780 2637,750 2633,721 2630,707 2629,691 2624,661 2615,631 2602,601 2593,588 2585,571 2566,541 2555,529 2543,512 2517,483 2516,481 2490,452 2479,441 2462,421 2442,397 2438,392 2430,362 2428,332 2429,302 2429,272 2425,242 2420,213 2408,183 2405,176 2396,153 2377,123 2367,112 2351,93 2329,74 2315,63 2291,47 2260,33 2253,30 2215,15 2177,7 2144,3 2138,2">
          <text:p/>
        </draw:polygon>
        <draw:polygon draw:style-name="gr16" draw:text-style-name="P6" draw:layer="layout" svg:width="2.902cm" svg:height="2.965cm" svg:x="10.406cm" svg:y="3.255cm" svg:viewBox="0 0 2903 2966" draw:points="2416,10 2381,6 2346,3 2311,2 2276,0 2241,1 2206,5 2176,11 2170,11 2135,19 2101,28 2065,39 2031,51 2030,51 1995,57 1960,61 1925,62 1890,62 1855,61 1820,61 1785,61 1750,61 1715,62 1679,65 1645,69 1610,75 1574,85 1559,91 1539,95 1504,105 1469,117 1438,130 1434,131 1399,139 1364,147 1329,155 1294,165 1276,170 1259,173 1224,179 1189,186 1154,195 1118,205 1104,210 1083,214 1049,220 1013,225 978,229 943,230 908,228 873,225 838,223 803,221 768,220 733,219 698,216 663,211 654,210 627,203 592,195 557,191 522,190 487,192 452,197 417,204 394,210 382,212 346,219 311,230 277,244 265,250 241,259 206,275 183,290 171,295 136,317 121,330 101,345 77,369 66,382 45,409 31,438 25,449 11,489 5,529 1,568 0,608 1,648 3,687 9,727 18,767 31,807 31,807 43,847 63,887 66,892 85,927 101,949 113,967 136,995 146,1007 171,1033 185,1046 206,1070 222,1086 241,1110 253,1126 277,1162 279,1166 299,1206 311,1229 319,1246 338,1285 346,1299 361,1325 382,1354 390,1365 417,1398 422,1405 452,1441 455,1445 484,1485 487,1488 514,1524 522,1534 549,1564 557,1571 592,1602 593,1604 627,1632 643,1643 663,1659 691,1683 698,1690 726,1723 733,1733 751,1763 768,1791 774,1803 793,1842 803,1861 812,1882 834,1922 838,1928 859,1962 873,1979 893,2002 908,2019 934,2042 943,2051 978,2080 980,2081 1013,2115 1019,2121 1047,2161 1049,2163 1070,2201 1083,2223 1094,2241 1118,2275 1122,2281 1151,2320 1154,2323 1186,2360 1189,2363 1224,2394 1231,2400 1259,2427 1270,2439 1294,2479 1310,2519 1329,2553 1333,2559 1361,2599 1364,2603 1392,2639 1399,2647 1427,2678 1434,2686 1465,2718 1469,2723 1500,2758 1504,2764 1528,2798 1539,2817 1551,2838 1571,2878 1574,2883 1595,2917 1610,2934 1645,2957 1679,2966 1715,2966 1746,2957 1750,2956 1785,2933 1799,2917 1819,2878 1820,2874 1829,2838 1835,2798 1839,2758 1841,2718 1840,2678 1840,2639 1843,2599 1851,2559 1855,2545 1865,2519 1881,2479 1890,2458 1898,2439 1914,2400 1925,2365 1927,2360 1939,2320 1950,2281 1960,2243 1961,2241 1974,2201 1983,2161 1987,2121 1989,2081 1992,2042 1995,2011 1997,2002 2005,1962 2014,1922 2026,1882 2030,1871 2046,1842 2063,1803 2065,1797 2090,1763 2101,1751 2135,1745 2146,1763 2156,1803 2170,1842 2170,1844 2190,1882 2206,1901 2227,1922 2241,1933 2276,1955 2289,1962 2311,1973 2346,1986 2381,1993 2416,1994 2451,1990 2486,1977 2509,1962 2521,1951 2543,1922 2556,1891 2559,1882 2565,1842 2559,1803 2556,1797 2541,1763 2521,1739 2507,1723 2486,1703 2460,1683 2451,1675 2416,1649 2407,1643 2398,1604 2416,1579 2426,1564 2451,1536 2461,1524 2486,1490 2490,1485 2515,1445 2521,1433 2539,1405 2556,1380 2567,1365 2591,1337 2602,1325 2626,1296 2635,1285 2661,1252 2666,1246 2695,1206 2697,1204 2725,1166 2731,1155 2753,1126 2767,1103 2778,1086 2797,1046 2802,1035 2815,1007 2831,967 2837,950 2848,927 2865,887 2872,863 2878,847 2888,807 2893,767 2895,727 2898,687 2900,648 2902,608 2903,568 2902,529 2898,489 2890,449 2879,409 2872,385 2868,369 2857,330 2841,290 2837,282 2823,250 2802,214 2799,210 2767,170 2767,169 2731,137 2723,130 2697,111 2661,92 2659,91 2626,71 2591,56 2577,51 2556,41 2521,27 2486,19 2451,14 2422,11">
          <text:p/>
        </draw:polygon>
        <draw:line draw:style-name="gr14" draw:text-style-name="P8" draw:layer="layout" svg:x1="1cm" svg:y1="6.695cm" svg:x2="5cm" svg:y2="6.695cm">
          <text:p/>
        </draw:line>
        <draw:line draw:style-name="gr14" draw:text-style-name="P8" draw:layer="layout" svg:x1="1.005cm" svg:y1="6.7cm" svg:x2="1.005cm" svg:y2="2.7cm">
          <text:p/>
        </draw:line>
        <draw:path draw:style-name="gr17" draw:text-style-name="P5" draw:layer="layout" svg:width="2.194cm" svg:height="1.846cm" svg:x="1.8cm" svg:y="9.405cm" svg:viewBox="0 0 2195 1847" svg:d="M2094 14l14 23 14 25 23 50 1 1v1l24 47 14 48c0 0 1 1 1 2l10 46v48l-8 48-3 12v1l-7 37-12 48-14 51-6 24v1l-4 26-6 49-2 50-6 50-7 48-11 49-2 11-8 39-14 48-16 36c-1 0-1 0-1 0l-5 13-21 50-12 26v1l-9 22-21 49-9 16v1l-16 32-22 32-12 16-26 36-12 14c0 1 0 1 0 1l-28 45c0 0-1 1-1 2l-1 5h-1l-17 49-20 50-17 49-20 35-8 12-31 43-5 6-1 2-15-8-37-5-23 3-21 4-29 10-25 10-16 8-40 19-2 1-35 19h-1l-26 11-16 7v1l-40 14-7 3h-1l-44 13c-1 0-1 0-1 0l-8 2-42 10h-1l-14 4-35 8-22 5-27 8-26 7-27 9-21 7-33 12-12 5-43 16c0 0-1 0-1 1l-1 1-42 17v1l-13 6-30 12c-1 0-1 0-1 0l-25 8-24 8h-1l-27 7h-1l-33 6-14 2c-1 0-1 0-1 0l-46 6-9 1-38 7c-1 0-1 0-1 0l-32 3-14 2-46 6-15 1-30 3c-1 0-1 0-1 0l-44 1-10 1-34 3-10 1-3-4-19-22-14-17-21-33-3-5-22-39-8-21c0 0-1 0-1-1l-10-19-19-39-5-12c-1 0-1 0-1-1l-18-28-18-30v-1l-7-9c0-1-1-1-1-1l-28-34-7-7c0 0 0-1-1-1l-28-24-20-16c0-1-1-1-1-1l-16-11-31-26c-2-1-2-2-3-3l-35-31-7-6-27-30-7-9-27-36c0 0-1 0-1-1l-2-3-29-39-3-4c0-1-1-1-1-1l-29-36-6-7-26-32-8-10-5-7 1-13-2-14v-1l2-31c0-1 0-1 0-2l8-29c0-1 0-1 0-1l11-28v-1l7-14 5-13 10-28 12-28 14-27c0-1 0-1 0-1l15-27h1v-1l16-25c0-1 1-1 1-1l19-25c0-1 1-1 1-1l22-24c1-1 1-1 1-1l2-2 18-22 21-25 23-24 23-24c0-1 0-1 0-1l24-23 1-1 7-6 14-17 23-25c1 0 1 0 1-1l26-22c0-1 1-1 1-2l28-18 2-2c0-1 0-1 1-1l29-22c0 0 1 0 1-1l36-18 1-1 35-21 1-1 27-12 11-6v-1l38-19c0-1 0-1 0-1l12-5 23-14h1l38-19c1-1 1-1 1-1l30-21h1l34-18c0 0 0-1 1-2l31-21c0-1 0-1 0-1 1 0 1 0 1 0l35-19h1l34-21c1 0 1 0 1-1l28-11 14-7h1l41-16 6-1 46-14h1l9-1 40-8h1l25-3 20-3c1 0 1 0 1 0l45-4 10-1 36-6 30-5 18-4 32-11 20-6 25-11 31-11 11-7 41-19 7-2 25-18h1l37-20h1l32-21h1l31-14 9-5c1 0 2 0 2 0l45-16 3-1 49-15h1 3l48-14 4-1 47-15c1 0 1 0 2-1l46-17 7-2 41-14 13-5h1l42-10 8-1 1-1 46-6c1 0 1 0 1 0l18-1 27-2 44-3 11-1 34-6 26-6 25-8 16-9 14-8z">
          <text:p/>
        </draw:path>
        <draw:line draw:style-name="gr14" draw:text-style-name="P8" draw:layer="layout" svg:x1="1cm" svg:y1="12.695cm" svg:x2="5cm" svg:y2="12.695cm">
          <text:p/>
        </draw:line>
        <draw:path draw:style-name="gr2" draw:text-style-name="P2" draw:layer="layout" svg:width="0.007cm" svg:height="0.009cm" svg:x="3.838cm" svg:y="10.294cm" svg:viewBox="0 0 8 10" svg:d="M5 1c1 1 2 1 2 2h1l-8 7 1-7 4-3z">
          <text:p/>
        </draw:path>
        <draw:line draw:style-name="gr14" draw:text-style-name="P8" draw:layer="layout" svg:x1="1.005cm" svg:y1="12.7cm" svg:x2="1.005cm" svg:y2="8.7cm">
          <text:p/>
        </draw:line>
        <draw:path draw:style-name="gr18" draw:text-style-name="P10" draw:layer="layout" svg:width="0.512cm" svg:height="0.62cm" svg:x="1.768cm" svg:y="10.656cm" svg:viewBox="0 0 513 621" svg:d="M43 0l6 7 5 7 15 17-16 16v-2l-1-2-10-33v-1l-1-7zM94 63l21 30 1 1 2 2-39 39-6-22-6-22v-1zM143 129l2 4h1l8 10 15 16-165 166 3-18v-1l10-29 13-28 9-17zM198 188l26 23c1 2 2 3 3 4l-217 218-4-16-4-12c0-2-1-2-1-3l-1-16zM259 241l2 2c0 0 1 0 1 1l16 11 13 11-239 239-4-4c-1-1-1-2-2-2l-14-21-4-6zM322 292l3 2 5 5 19 23-235 236-8-5c-1 0-1-1-2-1l-22-19zM373 356l9 14 12 21-200 200 7 7-27-11c-1 0-1 0-1 0l-5-2-17-8zM414 429l9 19c0 1 0 1 0 1l10 18-124 124 14 15 14 14h-7v1c-1 0-1-1-1-1l-41-3c-1 0-1 0-1 0l-36-7h-2c-1 0-1 0-2 0l-11-3zM451 506l14 23 3 6c1 0 1 0 1 0l4 7-50 49 14 15 5 4-21 4h-1l-45 3-37 2zM495 576l10 12v1l8 9-44 8c-1 0-1 0-1 0h-3z">
          <text:p/>
        </draw:path>
        <draw:path draw:style-name="gr18" draw:text-style-name="P10" draw:layer="layout" svg:width="0.96cm" svg:height="2.012cm" svg:x="3.826cm" svg:y="9.227cm" svg:viewBox="0 0 961 2013" svg:d="M295 37l37-14 13-5c1 0 1 0 1 0l34-8-107 107-19-11h-2l-15-10zM447 0l23 1 17-1h1l14 1-163 164-12-12-1-1-8-6-10-7zM554 7l15 3h1l31 7-207 207-25-31zM645 30c0 1 1 1 1 1l33 15c1 0 1 0 2 1l2 2-249 249-11-26c0-1 0-1-1-2l-6-11zM718 73l9 7 15 10 6 4-284 284-7-25v-1l-6-13zM781 118l18 16h2c0 1 1 1 1 1l11 8-324 324-9-34-3-10zM845 169l16 16 12 13-370 369v-11c0-1 0-1 0-1l-4-40zM899 229h1v1l12 18v1h1l8 16-420 420v-8l2-40v-1-11zM937 306l8 33c0 1 0 2 0 2v4l2 7-454 454 1-9v-1l3-40v-11zM955 401v1l2 4v1l4 32c0 1 0 2 0 2v1l-2 12-516 517 4-10h1l17-40c0 0 0-1 0-2l7-24 6-14c0-1 0-2 0-2v-1zM952 519l-3 14v1l-8 28-10 29v2 4l-616 616 8-11 7-10 21-29 1-1 14-23 11-17c0-1 0-1 0-1l20-40v-1l4-10zM930 655l1 9 4 16v1l5 21-939 939-1-6 14-18c0-1 0-2 1-2l9-14 24-27c0 0 1 0 1-1l9-12 26-34 4-5c1-1 1-1 1-1l25-40c0-1 0-1 0-1v-1l6-10 6-10zM953 747v1c0 1 0 1 0 2l1 21 2 11v1l1 17-900 900-2-1-8-7c-1-1-1-1-1-1l-21-16zM939 875l-10 28c0 0 0 1 0 2l-14 26c0 0 0 1-1 1l-15 26v1l-17 26-9 13-756 756-12-13c0 0-1 0-2-1l-15-14zM939 874v1zM831 1097l-3 22c0 1 0 1 0 1l-3 21v7l1 11-667 667c0-1 0-1-1-2l-3-6-14-31zM829 1213l5 31c0 1 0 1 0 1l1 20-692 691 13-31 3-9c1-1 1-2 2-4l4-35zM835 1321l-3 19c0 1 0 1 0 2l-6 19-1 8v1l-6 24-618 619-19-1h-1l-32-5zM801 1470l-5 16-4 29v1l-7 27-454 454-10 3h-1l-11 2-37 8c-1 0-1 0-2 0h-9zM748 1637l-10 21-11 20-4 8-16 25-3 7-13 20-17 27-7 10-153 153-12 7h-1l-17 8-23 11-1 1-33 12-12 4h-1l-1 1z">
          <text:p/>
        </draw:path>
        <draw:polygon draw:style-name="gr8" draw:text-style-name="P6" draw:layer="layout" svg:width="2.64cm" svg:height="2.625cm" draw:transform="skewX (0.228987197861656) rotate (2.84226868687277) translate (3.98136995787182cm 11.8647768807948cm)" svg:viewBox="0 0 2641 2626" draw:points="2095,0 2057,2 2054,3 2018,7 1981,16 1942,33 1904,49 1881,63 1866,70 1828,93 1790,109 1761,122 1752,126 1714,140 1689,152 1675,158 1638,176 1626,182 1599,195 1568,212 1561,216 1524,235 1512,242 1486,257 1464,271 1448,286 1430,302 1410,322 1400,331 1373,362 1371,363 1342,391 1334,399 1310,421 1295,434 1275,451 1257,465 1236,481 1219,493 1192,511 1181,518 1149,541 1143,545 1110,571 1105,575 1077,601 1067,612 1049,630 1028,658 1027,660 1000,690 990,703 973,720 952,739 935,750 914,759 877,766 838,759 814,750 800,742 762,723 754,720 724,705 686,690 648,672 619,661 610,656 572,640 540,630 534,628 495,617 457,610 419,607 381,607 343,609 305,615 267,627 259,630 229,642 200,661 191,666 159,690 153,695 123,721 114,729 91,750 77,768 65,780 45,810 38,824 29,840 18,870 10,899 7,930 3,959 2,990 1,1019 0,1043 0,1050 0,1079 0,1087 1,1109 3,1139 7,1169 11,1199 18,1228 26,1258 38,1288 38,1289 46,1318 54,1348 63,1378 73,1407 76,1416 81,1438 92,1467 109,1497 114,1503 127,1527 149,1557 152,1561 167,1587 185,1617 191,1625 199,1647 211,1676 220,1706 224,1736 224,1766 222,1796 220,1826 220,1855 222,1885 228,1915 228,1919 233,1945 242,1975 259,2005 266,2015 278,2035 305,2063 305,2065 329,2094 342,2109 351,2125 367,2154 380,2180 382,2184 388,2214 395,2244 405,2274 418,2301 419,2304 432,2333 452,2363 456,2368 472,2393 494,2418 498,2423 522,2453 533,2463 552,2482 571,2498 591,2513 609,2525 647,2542 685,2561 723,2572 725,2573 761,2586 799,2598 818,2602 837,2609 876,2621 913,2625 952,2626 989,2622 1027,2617 1065,2608 1081,2602 1104,2595 1141,2577 1148,2572 1180,2550 1189,2542 1218,2513 1219,2513 1246,2482 1256,2469 1269,2453 1288,2423 1294,2411 1307,2393 1323,2363 1332,2342 1339,2333 1360,2303 1370,2290 1389,2274 1408,2260 1437,2243 1447,2239 1485,2224 1506,2214 1523,2207 1560,2187 1566,2183 1598,2162 1608,2154 1637,2129 1642,2124 1674,2094 1674,2093 1710,2064 1713,2062 1749,2034 1751,2033 1787,2005 1789,2003 1821,1975 1827,1967 1848,1945 1865,1916 1866,1915 1888,1885 1903,1861 1908,1855 1934,1826 1941,1816 1962,1795 1980,1778 1993,1766 2017,1746 2032,1735 2056,1722 2085,1706 2094,1702 2132,1685 2148,1675 2169,1666 2201,1646 2208,1642 2242,1616 2245,1613 2275,1586 2284,1576 2302,1557 2321,1526 2322,1525 2344,1497 2360,1467 2360,1466 2382,1437 2398,1407 2399,1407 2423,1377 2436,1357 2444,1347 2467,1318 2474,1307 2492,1287 2512,1258 2512,1257 2535,1227 2550,1198 2551,1195 2566,1168 2577,1138 2585,1109 2589,1087 2592,1078 2601,1049 2609,1019 2617,989 2622,959 2627,933 2628,929 2636,899 2640,870 2641,839 2640,809 2638,779 2634,749 2629,720 2627,706 2625,690 2620,660 2612,630 2598,600 2589,587 2581,570 2561,541 2551,528 2539,511 2513,482 2512,481 2485,451 2475,441 2458,421 2437,397 2434,391 2425,361 2423,331 2423,301 2423,271 2420,242 2414,212 2402,182 2399,175 2390,152 2371,122 2361,111 2345,93 2323,73 2309,63 2285,47 2253,33 2246,30 2209,15 2170,7 2138,3 2132,2">
          <text:p/>
        </draw:polygon>
        <draw:path draw:style-name="gr19" draw:text-style-name="P11" draw:layer="layout" svg:width="0.722cm" svg:height="1.886cm" svg:x="3.578cm" svg:y="9.327cm" svg:viewBox="0 0 723 1887" svg:d="M408 11l2-1 12-9 1-1 31 13 5 4-103 102-8-14h-1l-12-22zM495 38l28 14 8 7-137 138-7-15-1-1-11-23zM564 84l25 23 1 1 3 3-168 168v-1l-12-43zM618 143l3 3 1 4c1 0 1 0 1 0v1l17 27-202 203v-47c0-1-1-2-1-3l-1-5zM658 218l3 7 14 33-266 265 10-38v-1l6-33zM688 302l3 15c0 1 1 1 1 1l7 24 2 5-322 321 4-35 4-25 2-7zM712 393l5 26 2 23-351 352 2-12v-1l5-50v-1zM723 496v1l-1 39-1 19-381 381 1-5 8-39 2-11 4-17zM717 617l-2 38-2 22-449 449 7-19 12-25v-1l21-50 2-4zM705 742l-7 29-6 15v1l-7 24-7 15-572 572 8-20 1-4 27-43 11-14 26-36 13-17v-1l18-26zM638 924l-2 5-14 28c0 1 0 1 0 1l-4 11-19 38-10 17h-1l-9 16-579 579 29-41 9-13 20-37c0-1 0-1 1-1l14-38zM383 1293l-5 6v1l-17 25-18 29c-1 0-1 0-1 0l-6 11-24 40-3 4-26 34-9 12-25 27c-1 1-2 1-2 3l-2 3-196 195-5-4c-1 0-1-1-1-1l-22-23zM225 1566l2 9c0 2 1 3 2 4 1 3 2 4 4 6l9 5 8 7-142 142-9-8-21-18zM283 1622l2 1v1l26 19 3 4-147 148-13-12-7-6-10-9zM343 1676l1 1 18 22 4 10-135 135-18-13-5-4-10-6zM381 1752l3 19-5 36-3 7-11 29-20 26-11 9-13 9-6-2c-1 0-1 0-1 0l-34-14c-1 0-1 0-1 0l-11-6z">
          <text:p/>
        </draw:path>
        <draw:polygon draw:style-name="gr20" draw:text-style-name="P12" draw:layer="layout" svg:width="2.263cm" svg:height="2.336cm" svg:x="1.503cm" svg:y="9.074cm" svg:viewBox="0 0 2264 2337" draw:points="1553,6 1518,2 1482,0 1447,1 1412,3 1377,6 1342,7 1307,9 1272,11 1237,15 1202,25 1178,35 1167,38 1132,53 1099,74 1097,76 1062,89 1026,102 998,114 991,116 957,126 921,140 898,154 886,158 851,173 816,193 815,194 781,205 746,218 711,234 711,234 676,242 641,250 606,262 581,274 571,277 535,288 501,306 490,313 466,325 430,346 421,353 395,366 361,387 353,393 325,407 291,433 290,434 255,459 240,473 219,490 196,513 185,524 158,552 149,561 121,592 114,598 85,631 79,639 54,672 44,690 30,712 14,751 9,775 4,791 0,831 3,871 9,904 10,911 13,951 15,990 19,1030 26,1070 39,1110 44,1121 53,1150 66,1190 79,1227 80,1229 86,1269 89,1309 87,1349 85,1389 87,1429 92,1468 99,1508 105,1548 105,1587 103,1627 105,1667 113,1707 114,1709 125,1747 148,1787 149,1789 177,1826 185,1835 209,1866 219,1883 231,1906 241,1946 247,1986 255,2013 258,2025 271,2065 290,2094 298,2105 325,2134 341,2145 361,2158 395,2172 430,2178 466,2181 494,2185 501,2186 535,2206 557,2225 571,2237 603,2264 606,2266 641,2291 668,2304 676,2309 711,2324 746,2333 781,2337 816,2337 851,2333 886,2323 921,2304 957,2277 969,2264 991,2227 993,2225 1011,2185 1021,2145 1026,2106 1027,2105 1033,2065 1036,2025 1038,1986 1037,1946 1035,1906 1033,1866 1036,1826 1062,1790 1097,1788 1132,1799 1167,1813 1202,1824 1211,1826 1237,1838 1272,1846 1307,1848 1342,1841 1372,1826 1377,1825 1412,1805 1435,1787 1447,1777 1478,1747 1482,1742 1513,1707 1518,1702 1553,1674 1566,1667 1587,1659 1623,1651 1658,1642 1693,1629 1695,1627 1728,1615 1763,1599 1780,1587 1798,1575 1826,1548 1833,1541 1863,1508 1868,1503 1896,1468 1903,1458 1922,1429 1938,1389 1955,1349 1971,1309 1973,1305 1998,1269 2009,1258 2032,1229 2043,1215 2063,1190 2078,1163 2087,1150 2106,1110 2114,1091 2125,1070 2144,1030 2149,1019 2164,990 2177,951 2184,919 2186,911 2196,871 2203,831 2207,791 2210,751 2215,712 2219,691 2224,672 2237,631 2247,592 2254,562 2257,552 2264,513 2264,473 2254,433 2254,432 2241,393 2219,354 2218,353 2197,313 2184,293 2171,274 2149,246 2137,234 2114,211 2090,194 2078,185 2043,162 2028,154 2009,142 1973,123 1951,114 1938,107 1903,92 1868,83 1833,77 1819,74 1798,69 1763,59 1728,51 1693,43 1658,36 1651,35 1623,24 1587,14">
          <text:p/>
        </draw:polygon>
        <draw:polygon draw:style-name="gr21" draw:text-style-name="P6" draw:layer="layout" svg:width="2.902cm" svg:height="2.965cm" svg:x="1.411cm" svg:y="9.255cm" svg:viewBox="0 0 2903 2966" draw:points="2416,10 2381,6 2346,3 2311,2 2276,0 2241,1 2206,5 2176,11 2170,11 2135,19 2101,28 2065,39 2031,51 2030,51 1995,57 1960,61 1925,62 1890,62 1855,61 1820,61 1785,61 1750,61 1715,62 1679,65 1645,69 1610,75 1574,85 1559,91 1539,95 1504,105 1469,117 1438,130 1434,131 1399,139 1364,147 1329,155 1294,165 1276,170 1259,173 1224,179 1189,186 1154,195 1118,205 1104,210 1083,214 1049,220 1013,225 978,229 943,230 908,228 873,225 838,223 803,221 768,220 733,219 698,216 663,211 654,210 627,203 592,195 557,191 522,190 487,192 452,197 417,204 394,210 382,212 346,219 311,230 277,244 265,250 241,259 206,275 183,290 171,295 136,317 121,330 101,345 77,369 66,382 45,409 31,438 25,449 11,489 5,529 1,568 0,608 1,648 3,687 9,727 18,767 31,807 31,807 43,847 63,887 66,892 85,927 101,949 113,967 136,995 146,1007 171,1033 185,1046 206,1070 222,1086 241,1110 253,1126 277,1162 279,1166 299,1206 311,1229 319,1246 338,1285 346,1299 361,1325 382,1354 390,1365 417,1398 422,1405 452,1441 455,1445 484,1485 487,1488 514,1524 522,1534 549,1564 557,1571 592,1602 593,1604 627,1632 643,1643 663,1659 691,1683 698,1690 726,1723 733,1733 751,1763 768,1791 774,1803 793,1842 803,1861 812,1882 834,1922 838,1928 859,1962 873,1979 893,2002 908,2019 934,2042 943,2051 978,2080 980,2081 1013,2115 1019,2121 1047,2161 1049,2163 1070,2201 1083,2223 1094,2241 1118,2275 1122,2281 1151,2320 1154,2323 1186,2360 1189,2363 1224,2394 1231,2400 1259,2427 1270,2439 1294,2479 1310,2519 1329,2553 1333,2559 1361,2599 1364,2603 1392,2639 1399,2647 1427,2678 1434,2686 1465,2718 1469,2723 1500,2758 1504,2764 1528,2798 1539,2817 1551,2838 1571,2878 1574,2883 1595,2917 1610,2934 1645,2957 1679,2966 1715,2966 1746,2957 1750,2956 1785,2933 1799,2917 1819,2878 1820,2874 1829,2838 1835,2798 1839,2758 1841,2718 1840,2678 1840,2639 1843,2599 1851,2559 1855,2545 1865,2519 1881,2479 1890,2458 1898,2439 1914,2400 1925,2365 1927,2360 1939,2320 1950,2281 1960,2243 1961,2241 1974,2201 1983,2161 1987,2121 1989,2081 1992,2042 1995,2011 1997,2002 2005,1962 2014,1922 2026,1882 2030,1871 2046,1842 2063,1803 2065,1797 2090,1763 2101,1751 2135,1745 2146,1763 2156,1803 2170,1842 2170,1844 2190,1882 2206,1901 2227,1922 2241,1933 2276,1955 2289,1962 2311,1973 2346,1986 2381,1993 2416,1994 2451,1990 2486,1977 2509,1962 2521,1951 2543,1922 2556,1891 2559,1882 2565,1842 2559,1803 2556,1797 2541,1763 2521,1739 2507,1723 2486,1703 2460,1683 2451,1675 2416,1649 2407,1643 2398,1604 2416,1579 2426,1564 2451,1536 2461,1524 2486,1490 2490,1485 2515,1445 2521,1433 2539,1405 2556,1380 2567,1365 2591,1337 2602,1325 2626,1296 2635,1285 2661,1252 2666,1246 2695,1206 2697,1204 2725,1166 2731,1155 2753,1126 2767,1103 2778,1086 2797,1046 2802,1035 2815,1007 2831,967 2837,950 2848,927 2865,887 2872,863 2878,847 2888,807 2893,767 2895,727 2898,687 2900,648 2902,608 2903,568 2902,529 2898,489 2890,449 2879,409 2872,385 2868,369 2857,330 2841,290 2837,282 2823,250 2802,214 2799,210 2767,170 2767,169 2731,137 2723,130 2697,111 2661,92 2659,91 2626,71 2591,56 2577,51 2556,41 2521,27 2486,19 2451,14 2422,11">
          <text:p/>
        </draw:polygon>
        <draw:line draw:style-name="gr22" draw:text-style-name="P8" draw:layer="layout" svg:x1="3.965cm" svg:y1="8.809cm" svg:x2="4.308cm" svg:y2="8.809cm">
          <text:p/>
        </draw:line>
        <draw:line draw:style-name="gr23" draw:text-style-name="P8" draw:layer="layout" svg:x1="3.965cm" svg:y1="9.839cm" svg:x2="3.965cm" svg:y2="8.837cm">
          <text:p/>
        </draw:line>
        <draw:line draw:style-name="gr23" draw:text-style-name="P8" draw:layer="layout" svg:x1="4.308cm" svg:y1="9.839cm" svg:x2="4.308cm" svg:y2="8.837cm">
          <text:p/>
        </draw:line>
        <draw:custom-shape draw:style-name="gr24" draw:text-style-name="P13" draw:layer="layout" svg:width="0.057cm" svg:height="0.057cm" svg:x="3.937cm" svg:y="9.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058cm" svg:height="0.057cm" svg:x="4.279cm" svg:y="9.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8" draw:layer="layout" svg:x1="10cm" svg:y1="12.695cm" svg:x2="14cm" svg:y2="12.695cm">
          <text:p/>
        </draw:line>
        <draw:path draw:style-name="gr2" draw:text-style-name="P2" draw:layer="layout" svg:width="0.007cm" svg:height="0.009cm" svg:x="12.838cm" svg:y="10.294cm" svg:viewBox="0 0 8 10" svg:d="M5 1c1 1 2 1 2 2h1l-8 7 1-7 4-3z">
          <text:p/>
        </draw:path>
        <draw:line draw:style-name="gr14" draw:text-style-name="P8" draw:layer="layout" svg:x1="10.005cm" svg:y1="12.7cm" svg:x2="10.005cm" svg:y2="8.7cm">
          <text:p/>
        </draw:line>
        <draw:polygon draw:style-name="gr20" draw:text-style-name="P12" draw:layer="layout" svg:width="2.263cm" svg:height="2.336cm" svg:x="10.503cm" svg:y="9.074cm" svg:viewBox="0 0 2264 2337" draw:points="1553,6 1518,2 1482,0 1447,1 1412,3 1377,6 1342,7 1307,9 1272,11 1237,15 1202,25 1178,35 1167,38 1132,53 1099,74 1097,76 1062,89 1026,102 998,114 991,116 957,126 921,140 898,154 886,158 851,173 816,193 815,194 781,205 746,218 711,234 711,234 676,242 641,250 606,262 581,274 571,277 535,288 501,306 490,313 466,325 430,346 421,353 395,366 361,387 353,393 325,407 291,433 290,434 255,459 240,473 219,490 196,513 185,524 158,552 149,561 121,592 114,598 85,631 79,639 54,672 44,690 30,712 14,751 9,775 4,791 0,831 3,871 9,904 10,911 13,951 15,990 19,1030 26,1070 39,1110 44,1121 53,1150 66,1190 79,1227 80,1229 86,1269 89,1309 87,1349 85,1389 87,1429 92,1468 99,1508 105,1548 105,1587 103,1627 105,1667 113,1707 114,1709 125,1747 148,1787 149,1789 177,1826 185,1835 209,1866 219,1883 231,1906 241,1946 247,1986 255,2013 258,2025 271,2065 290,2094 298,2105 325,2134 341,2145 361,2158 395,2172 430,2178 466,2181 494,2185 501,2186 535,2206 557,2225 571,2237 603,2264 606,2266 641,2291 668,2304 676,2309 711,2324 746,2333 781,2337 816,2337 851,2333 886,2323 921,2304 957,2277 969,2264 991,2227 993,2225 1011,2185 1021,2145 1026,2106 1027,2105 1033,2065 1036,2025 1038,1986 1037,1946 1035,1906 1033,1866 1036,1826 1062,1790 1097,1788 1132,1799 1167,1813 1202,1824 1211,1826 1237,1838 1272,1846 1307,1848 1342,1841 1372,1826 1377,1825 1412,1805 1435,1787 1447,1777 1478,1747 1482,1742 1513,1707 1518,1702 1553,1674 1566,1667 1587,1659 1623,1651 1658,1642 1693,1629 1695,1627 1728,1615 1763,1599 1780,1587 1798,1575 1826,1548 1833,1541 1863,1508 1868,1503 1896,1468 1903,1458 1922,1429 1938,1389 1955,1349 1971,1309 1973,1305 1998,1269 2009,1258 2032,1229 2043,1215 2063,1190 2078,1163 2087,1150 2106,1110 2114,1091 2125,1070 2144,1030 2149,1019 2164,990 2177,951 2184,919 2186,911 2196,871 2203,831 2207,791 2210,751 2215,712 2219,691 2224,672 2237,631 2247,592 2254,562 2257,552 2264,513 2264,473 2254,433 2254,432 2241,393 2219,354 2218,353 2197,313 2184,293 2171,274 2149,246 2137,234 2114,211 2090,194 2078,185 2043,162 2028,154 2009,142 1973,123 1951,114 1938,107 1903,92 1868,83 1833,77 1819,74 1798,69 1763,59 1728,51 1693,43 1658,36 1651,35 1623,24 1587,14">
          <text:p/>
        </draw:polygon>
        <draw:polygon draw:style-name="gr21" draw:text-style-name="P6" draw:layer="layout" svg:width="2.902cm" svg:height="2.965cm" svg:x="10.411cm" svg:y="9.255cm" svg:viewBox="0 0 2903 2966" draw:points="2416,10 2381,6 2346,3 2311,2 2276,0 2241,1 2206,5 2176,11 2170,11 2135,19 2101,28 2065,39 2031,51 2030,51 1995,57 1960,61 1925,62 1890,62 1855,61 1820,61 1785,61 1750,61 1715,62 1679,65 1645,69 1610,75 1574,85 1559,91 1539,95 1504,105 1469,117 1438,130 1434,131 1399,139 1364,147 1329,155 1294,165 1276,170 1259,173 1224,179 1189,186 1154,195 1118,205 1104,210 1083,214 1049,220 1013,225 978,229 943,230 908,228 873,225 838,223 803,221 768,220 733,219 698,216 663,211 654,210 627,203 592,195 557,191 522,190 487,192 452,197 417,204 394,210 382,212 346,219 311,230 277,244 265,250 241,259 206,275 183,290 171,295 136,317 121,330 101,345 77,369 66,382 45,409 31,438 25,449 11,489 5,529 1,568 0,608 1,648 3,687 9,727 18,767 31,807 31,807 43,847 63,887 66,892 85,927 101,949 113,967 136,995 146,1007 171,1033 185,1046 206,1070 222,1086 241,1110 253,1126 277,1162 279,1166 299,1206 311,1229 319,1246 338,1285 346,1299 361,1325 382,1354 390,1365 417,1398 422,1405 452,1441 455,1445 484,1485 487,1488 514,1524 522,1534 549,1564 557,1571 592,1602 593,1604 627,1632 643,1643 663,1659 691,1683 698,1690 726,1723 733,1733 751,1763 768,1791 774,1803 793,1842 803,1861 812,1882 834,1922 838,1928 859,1962 873,1979 893,2002 908,2019 934,2042 943,2051 978,2080 980,2081 1013,2115 1019,2121 1047,2161 1049,2163 1070,2201 1083,2223 1094,2241 1118,2275 1122,2281 1151,2320 1154,2323 1186,2360 1189,2363 1224,2394 1231,2400 1259,2427 1270,2439 1294,2479 1310,2519 1329,2553 1333,2559 1361,2599 1364,2603 1392,2639 1399,2647 1427,2678 1434,2686 1465,2718 1469,2723 1500,2758 1504,2764 1528,2798 1539,2817 1551,2838 1571,2878 1574,2883 1595,2917 1610,2934 1645,2957 1679,2966 1715,2966 1746,2957 1750,2956 1785,2933 1799,2917 1819,2878 1820,2874 1829,2838 1835,2798 1839,2758 1841,2718 1840,2678 1840,2639 1843,2599 1851,2559 1855,2545 1865,2519 1881,2479 1890,2458 1898,2439 1914,2400 1925,2365 1927,2360 1939,2320 1950,2281 1960,2243 1961,2241 1974,2201 1983,2161 1987,2121 1989,2081 1992,2042 1995,2011 1997,2002 2005,1962 2014,1922 2026,1882 2030,1871 2046,1842 2063,1803 2065,1797 2090,1763 2101,1751 2135,1745 2146,1763 2156,1803 2170,1842 2170,1844 2190,1882 2206,1901 2227,1922 2241,1933 2276,1955 2289,1962 2311,1973 2346,1986 2381,1993 2416,1994 2451,1990 2486,1977 2509,1962 2521,1951 2543,1922 2556,1891 2559,1882 2565,1842 2559,1803 2556,1797 2541,1763 2521,1739 2507,1723 2486,1703 2460,1683 2451,1675 2416,1649 2407,1643 2398,1604 2416,1579 2426,1564 2451,1536 2461,1524 2486,1490 2490,1485 2515,1445 2521,1433 2539,1405 2556,1380 2567,1365 2591,1337 2602,1325 2626,1296 2635,1285 2661,1252 2666,1246 2695,1206 2697,1204 2725,1166 2731,1155 2753,1126 2767,1103 2778,1086 2797,1046 2802,1035 2815,1007 2831,967 2837,950 2848,927 2865,887 2872,863 2878,847 2888,807 2893,767 2895,727 2898,687 2900,648 2902,608 2903,568 2902,529 2898,489 2890,449 2879,409 2872,385 2868,369 2857,330 2841,290 2837,282 2823,250 2802,214 2799,210 2767,170 2767,169 2731,137 2723,130 2697,111 2661,92 2659,91 2626,71 2591,56 2577,51 2556,41 2521,27 2486,19 2451,14 2422,11">
          <text:p/>
        </draw:polygon>
        <draw:polygon draw:style-name="gr25" draw:text-style-name="P14" draw:layer="layout" svg:width="2.451cm" svg:height="2.537cm" draw:transform="skewX (0.154810704651897) rotate (2.63160744615705) translate (12.2813427775552cm 11.4357883836059cm)" svg:viewBox="0 0 2452 2538" draw:points="1945,0 1909,2 1907,3 1874,7 1839,15 1803,32 1768,47 1747,61 1733,68 1697,90 1662,105 1635,118 1626,121 1591,135 1568,147 1556,152 1521,170 1510,176 1485,188 1456,205 1449,208 1414,227 1404,234 1379,248 1360,263 1344,276 1327,291 1309,311 1300,320 1274,350 1273,351 1246,378 1238,386 1216,407 1202,420 1184,436 1167,450 1148,465 1132,476 1107,494 1097,500 1066,523 1061,526 1030,552 1026,556 1000,580 990,592 974,609 955,636 954,638 929,667 920,679 904,696 885,714 868,724 849,734 814,740 778,733 756,724 743,717 708,699 700,696 672,681 637,667 602,649 575,638 566,634 531,619 501,609 496,607 460,596 424,590 389,587 354,586 318,588 283,594 248,605 240,609 212,621 186,638 177,644 148,667 142,672 114,696 106,704 85,725 71,742 61,753 42,783 35,796 27,812 17,841 10,869 6,898 3,927 2,956 1,985 0,1008 0,1014 0,1042 0,1050 1,1072 3,1101 6,1129 11,1158 17,1187 24,1216 35,1245 35,1245 42,1274 50,1303 59,1331 67,1360 71,1369 75,1389 86,1418 102,1447 106,1453 118,1476 139,1505 142,1508 155,1533 172,1563 177,1570 185,1592 195,1620 204,1649 208,1678 208,1707 206,1736 204,1765 204,1793 206,1823 211,1851 212,1855 216,1880 226,1909 240,1938 247,1947 259,1967 283,1995 283,1996 306,2025 318,2039 327,2053 342,2082 354,2107 355,2111 361,2140 367,2169 376,2198 389,2224 390,2227 402,2255 420,2284 424,2289 439,2313 459,2337 462,2342 485,2371 495,2381 513,2400 531,2415 549,2429 566,2440 601,2457 636,2475 672,2486 674,2487 707,2500 743,2511 760,2516 778,2523 813,2533 848,2537 884,2538 920,2535 955,2530 990,2521 1004,2516 1025,2509 1060,2491 1067,2487 1096,2465 1104,2458 1132,2430 1132,2428 1158,2400 1167,2386 1179,2371 1196,2342 1202,2331 1214,2314 1228,2284 1238,2264 1243,2255 1263,2227 1272,2214 1290,2198 1308,2184 1334,2169 1344,2165 1379,2150 1399,2140 1414,2134 1449,2115 1455,2111 1484,2090 1494,2082 1520,2058 1525,2054 1555,2024 1555,2024 1588,1995 1591,1993 1624,1967 1626,1965 1659,1938 1661,1936 1691,1909 1697,1902 1716,1880 1732,1852 1733,1851 1754,1822 1767,1799 1772,1793 1796,1765 1803,1755 1823,1736 1838,1718 1851,1707 1873,1687 1887,1678 1909,1665 1937,1649 1945,1645 1979,1629 1995,1620 2015,1610 2044,1591 2050,1587 2082,1562 2086,1559 2113,1534 2121,1523 2138,1505 2156,1475 2157,1475 2177,1447 2191,1418 2191,1417 2212,1389 2227,1361 2227,1360 2250,1331 2263,1311 2270,1303 2291,1274 2298,1264 2314,1245 2333,1216 2333,1215 2354,1187 2367,1158 2369,1155 2383,1130 2393,1101 2400,1071 2403,1051 2407,1042 2416,1014 2423,985 2430,956 2436,927 2439,901 2440,898 2447,869 2451,841 2452,812 2452,782 2449,753 2446,725 2441,696 2439,683 2437,667 2433,638 2425,609 2412,580 2404,567 2396,551 2378,523 2369,511 2357,494 2333,466 2332,465 2308,436 2298,426 2282,407 2263,383 2260,378 2252,349 2249,321 2250,291 2250,262 2247,234 2241,205 2231,176 2227,170 2219,147 2201,118 2192,107 2177,90 2157,71 2143,61 2121,46 2092,31 2086,29 2051,14 2015,6 1985,3 1980,2">
          <text:p/>
        </draw:polygon>
        <draw:polygon draw:style-name="gr26" draw:text-style-name="P15" draw:layer="layout" svg:width="2.64cm" svg:height="2.625cm" draw:transform="skewX (0.228987197861656) rotate (2.84226868687277) translate (12.9813699578718cm 11.8647768807948cm)" svg:viewBox="0 0 2641 2626" draw:points="2095,0 2057,2 2054,3 2018,7 1981,16 1942,33 1904,49 1881,63 1866,70 1828,93 1790,109 1761,122 1752,126 1714,140 1689,152 1675,158 1638,176 1626,182 1599,195 1568,212 1561,216 1524,235 1512,242 1486,257 1464,271 1448,286 1430,302 1410,322 1400,331 1373,362 1371,363 1342,391 1334,399 1310,421 1295,434 1275,451 1257,465 1236,481 1219,493 1192,511 1181,518 1149,541 1143,545 1110,571 1105,575 1077,601 1067,612 1049,630 1028,658 1027,660 1000,690 990,703 973,720 952,739 935,750 914,759 877,766 838,759 814,750 800,742 762,723 754,720 724,705 686,690 648,672 619,661 610,656 572,640 540,630 534,628 495,617 457,610 419,607 381,607 343,609 305,615 267,627 259,630 229,642 200,661 191,666 159,690 153,695 123,721 114,729 91,750 77,768 65,780 45,810 38,824 29,840 18,870 10,899 7,930 3,959 2,990 1,1019 0,1043 0,1050 0,1079 0,1087 1,1109 3,1139 7,1169 11,1199 18,1228 26,1258 38,1288 38,1289 46,1318 54,1348 63,1378 73,1407 76,1416 81,1438 92,1467 109,1497 114,1503 127,1527 149,1557 152,1561 167,1587 185,1617 191,1625 199,1647 211,1676 220,1706 224,1736 224,1766 222,1796 220,1826 220,1855 222,1885 228,1915 228,1919 233,1945 242,1975 259,2005 266,2015 278,2035 305,2063 305,2065 329,2094 342,2109 351,2125 367,2154 380,2180 382,2184 388,2214 395,2244 405,2274 418,2301 419,2304 432,2333 452,2363 456,2368 472,2393 494,2418 498,2423 522,2453 533,2463 552,2482 571,2498 591,2513 609,2525 647,2542 685,2561 723,2572 725,2573 761,2586 799,2598 818,2602 837,2609 876,2621 913,2625 952,2626 989,2622 1027,2617 1065,2608 1081,2602 1104,2595 1141,2577 1148,2572 1180,2550 1189,2542 1218,2513 1219,2513 1246,2482 1256,2469 1269,2453 1288,2423 1294,2411 1307,2393 1323,2363 1332,2342 1339,2333 1360,2303 1370,2290 1389,2274 1408,2260 1437,2243 1447,2239 1485,2224 1506,2214 1523,2207 1560,2187 1566,2183 1598,2162 1608,2154 1637,2129 1642,2124 1674,2094 1674,2093 1710,2064 1713,2062 1749,2034 1751,2033 1787,2005 1789,2003 1821,1975 1827,1967 1848,1945 1865,1916 1866,1915 1888,1885 1903,1861 1908,1855 1934,1826 1941,1816 1962,1795 1980,1778 1993,1766 2017,1746 2032,1735 2056,1722 2085,1706 2094,1702 2132,1685 2148,1675 2169,1666 2201,1646 2208,1642 2242,1616 2245,1613 2275,1586 2284,1576 2302,1557 2321,1526 2322,1525 2344,1497 2360,1467 2360,1466 2382,1437 2398,1407 2399,1407 2423,1377 2436,1357 2444,1347 2467,1318 2474,1307 2492,1287 2512,1258 2512,1257 2535,1227 2550,1198 2551,1195 2566,1168 2577,1138 2585,1109 2589,1087 2592,1078 2601,1049 2609,1019 2617,989 2622,959 2627,933 2628,929 2636,899 2640,870 2641,839 2640,809 2638,779 2634,749 2629,720 2627,706 2625,690 2620,660 2612,630 2598,600 2589,587 2581,570 2561,541 2551,528 2539,511 2513,482 2512,481 2485,451 2475,441 2458,421 2437,397 2434,391 2425,361 2423,331 2423,301 2423,271 2420,242 2414,212 2402,182 2399,175 2390,152 2371,122 2361,111 2345,93 2323,73 2309,63 2285,47 2253,33 2246,30 2209,15 2170,7 2138,3 2132,2">
          <text:p/>
        </draw:polygon>
        <draw:path draw:style-name="gr27" draw:text-style-name="P8" draw:layer="layout" svg:width="0.668cm" svg:height="0.282cm" draw:transform="skewX (0.466701041983284) rotate (-1.18595122673015) translate (11.1823748897375cm 9.86365747074192cm)" svg:viewBox="0 0 669 283" svg:d="M0 283c597 1 669-283 669-283">
          <text:p/>
        </draw:path>
        <draw:path draw:style-name="gr27" draw:text-style-name="P8" draw:layer="layout" svg:width="0.668cm" svg:height="0.284cm" draw:transform="skewX (0.464257581030492) rotate (-1.18769655598214) translate (11.8938701769976cm 9.50296223521202cm)" svg:viewBox="0 0 669 285" svg:d="M0 285c596-1 669-285 669-285">
          <text:p/>
        </draw:path>
        <draw:path draw:style-name="gr27" draw:text-style-name="P8" draw:layer="layout" svg:width="0.668cm" svg:height="0.284cm" draw:transform="skewX (0.463035850554096) rotate (-1.18839468768294) translate (12.6086066602919cm 9.2171171129474cm)" svg:viewBox="0 0 669 285" svg:d="M0 285c596-1 669-285 669-285">
          <text:p/>
        </draw:path>
        <draw:path draw:style-name="gr28" draw:text-style-name="P16" draw:layer="layout" svg:width="0.499cm" svg:height="0.499cm" svg:x="5.287cm" svg:y="3.396cm" svg:viewBox="0 0 500 500" svg:d="M0 176v-100l76-76h100zM0 377v-100l277-277h100zM76 500h-76v-23l477-477h23v76zM268 500h-92l324-324v92zM468 500h-100l132-132v100z">
          <text:p/>
        </draw:path>
        <draw:custom-shape draw:style-name="gr29" draw:text-style-name="P8" draw:layer="layout" svg:width="0.5cm" svg:height="0.5cm" svg:x="5.287cm" svg:y="3.396cm">
          <text:p/>
          <draw:enhanced-geometry svg:viewBox="0 0 21600 21600" draw:type="rectangle" draw:enhanced-path="M 0 0 L 21600 0 21600 21600 0 21600 0 0 Z N"/>
        </draw:custom-shape>
        <draw:path draw:style-name="gr30" draw:text-style-name="P17" draw:layer="layout" svg:width="0.499cm" svg:height="0.499cm" svg:x="5.287cm" svg:y="5.596cm" svg:viewBox="0 0 500 500" svg:d="M0 176v-100l76-76h100zM0 377v-100l277-277h100zM76 500h-76v-23l477-477h23v76zM268 500h-92l324-324v92zM468 500h-100l132-132v100z">
          <text:p/>
        </draw:path>
        <draw:custom-shape draw:style-name="gr31" draw:text-style-name="P8" draw:layer="layout" svg:width="0.5cm" svg:height="0.5cm" svg:x="5.287cm" svg:y="5.596cm">
          <text:p/>
          <draw:enhanced-geometry svg:viewBox="0 0 21600 21600" draw:type="rectangle" draw:enhanced-path="M 0 0 L 21600 0 21600 21600 0 21600 0 0 Z N"/>
        </draw:custom-shape>
        <draw:path draw:style-name="gr32" draw:text-style-name="P18" draw:layer="layout" svg:width="0.499cm" svg:height="0.499cm" svg:x="5.287cm" svg:y="4.496cm" svg:viewBox="0 0 500 500" svg:d="M0 176v-100l76-76h100zM0 377v-100l277-277h100zM76 500h-76v-23l477-477h23v76zM268 500h-92l324-324v92zM468 500h-100l132-132v100z">
          <text:p/>
        </draw:path>
        <draw:custom-shape draw:style-name="gr33" draw:text-style-name="P8" draw:layer="layout" svg:width="0.5cm" svg:height="0.5cm" svg:x="5.287cm" svg:y="4.496cm">
          <text:p/>
          <draw:enhanced-geometry svg:viewBox="0 0 21600 21600" draw:type="rectangle" draw:enhanced-path="M 0 0 L 21600 0 21600 21600 0 21600 0 0 Z N"/>
        </draw:custom-shape>
        <draw:frame draw:style-name="gr34" draw:text-style-name="P19" draw:layer="layout" svg:width="2.6cm" svg:height="0.469cm" svg:x="5.75cm" svg:y="2.644cm">
          <draw:text-box>
            <text:p><text:span text:style-name="T1">Exclusion by:</text:span></text:p>
          </draw:text-box>
        </draw:frame>
        <draw:frame draw:style-name="gr35" draw:text-style-name="P20" draw:layer="layout" svg:width="2.85cm" svg:height="0.955cm" svg:x="5.85cm" svg:y="3.144cm">
          <draw:text-box>
            <text:p><text:span text:style-name="T2">Land use </text:span><text:span text:style-name="T3">(e.g. agriculture, urbanization)</text:span></text:p>
          </draw:text-box>
        </draw:frame>
        <draw:frame draw:style-name="gr36" draw:text-style-name="P20" draw:layer="layout" svg:width="3.05cm" svg:height="1.119cm" svg:x="5.85cm" svg:y="4.212cm">
          <draw:text-box>
            <text:p><text:span text:style-name="T2">Forest management</text:span></text:p>
            <text:p><text:span text:style-name="T3">(e.g. preference for an <text:s/>other species)</text:span></text:p>
          </draw:text-box>
        </draw:frame>
        <draw:frame draw:style-name="gr35" draw:text-style-name="P20" draw:layer="layout" svg:width="2.85cm" svg:height="0.955cm" svg:x="5.85cm" svg:y="5.395cm">
          <draw:text-box>
            <text:p><text:span text:style-name="T2">Competition </text:span></text:p>
            <text:p><text:span text:style-name="T3">(e.g. a more </text:span></text:p>
            <text:p><text:span text:style-name="T3">performant species )</text:span></text:p>
          </draw:text-box>
        </draw:frame>
        <draw:frame draw:style-name="gr37" draw:text-style-name="P22" draw:layer="layout" svg:width="8cm" svg:height="1.039cm" svg:x="1cm" svg:y="1.3cm">
          <draw:text-box>
            <text:p text:style-name="P21"><text:span text:style-name="T4">a. </text:span><text:span text:style-name="T5">Observed species occurrences are not solely determined by climatic conditions</text:span><text:span text:style-name="T4"> </text:span></text:p>
          </draw:text-box>
        </draw:frame>
        <draw:frame draw:style-name="gr38" draw:text-style-name="P23" draw:layer="layout" svg:width="7cm" svg:height="1.068cm" svg:x="10cm" svg:y="1.3cm">
          <draw:text-box>
            <text:p text:style-name="P21"><text:span text:style-name="T4">b. </text:span><text:span text:style-name="T5">Current climatic conditions may not represent all suitable conditions</text:span></text:p>
          </draw:text-box>
        </draw:frame>
        <draw:frame draw:style-name="gr39" draw:text-style-name="P22" draw:layer="layout" svg:width="8cm" svg:height="1.039cm" svg:x="1cm" svg:y="7.3cm">
          <draw:text-box>
            <text:p text:style-name="P21"><text:span text:style-name="T4">c. </text:span><text:span text:style-name="T5">Species may not be at equilibrium with </text:span><text:span text:style-name="T5"><text:line-break/></text:span><text:span text:style-name="T5">current climatic conditions</text:span></text:p>
          </draw:text-box>
        </draw:frame>
        <draw:frame draw:style-name="gr40" draw:text-style-name="P25" draw:layer="layout" svg:width="3.25cm" svg:height="0.569cm" svg:x="2.45cm" svg:y="8.3cm">
          <draw:text-box>
            <text:p text:style-name="P24"><text:span text:style-name="T6">Lag behind climate</text:span></text:p>
          </draw:text-box>
        </draw:frame>
        <draw:custom-shape draw:style-name="gr41" draw:text-style-name="P26" draw:layer="layout" svg:width="0.5cm" svg:height="0.5cm" svg:x="5.3cm" svg:y="9.861cm">
          <text:p/>
          <draw:enhanced-geometry svg:viewBox="0 0 21600 21600" draw:type="rectangle" draw:enhanced-path="M 0 0 L 21600 0 21600 21600 0 21600 0 0 Z N"/>
        </draw:custom-shape>
        <draw:frame draw:style-name="gr35" draw:text-style-name="P20" draw:layer="layout" svg:width="2.6cm" svg:height="1.205cm" svg:x="5.85cm" svg:y="9.5cm">
          <draw:text-box>
            <text:p><text:span text:style-name="T2">Past climatic conditions</text:span></text:p>
          </draw:text-box>
        </draw:frame>
        <draw:frame draw:style-name="gr36" draw:text-style-name="P20" draw:layer="layout" svg:width="2.358cm" svg:height="0.955cm" svg:x="5.842cm" svg:y="10.73cm">
          <draw:text-box>
            <text:p><text:span text:style-name="T2">Suitable area </text:span></text:p>
            <text:p><text:span text:style-name="T2">not occupied</text:span></text:p>
          </draw:text-box>
        </draw:frame>
        <draw:path draw:style-name="gr42" draw:text-style-name="P27" draw:layer="layout" svg:width="0.499cm" svg:height="0.499cm" svg:x="5.3cm" svg:y="10.929cm" svg:viewBox="0 0 500 500" svg:d="M0 176v-100l76-76h100zM0 377v-100l277-277h100zM76 500h-76v-23l477-477h23v76zM268 500h-92l324-324v92zM468 500h-100l132-132v100z">
          <text:p/>
        </draw:path>
        <draw:custom-shape draw:style-name="gr43" draw:text-style-name="P8" draw:layer="layout" svg:width="0.5cm" svg:height="0.5cm" svg:x="5.3cm" svg:y="10.929cm">
          <text:p/>
          <draw:enhanced-geometry svg:viewBox="0 0 21600 21600" draw:type="rectangle" draw:enhanced-path="M 0 0 L 21600 0 21600 21600 0 21600 0 0 Z N"/>
        </draw:custom-shape>
        <draw:custom-shape draw:style-name="gr44" draw:text-style-name="P26" draw:layer="layout" svg:width="0.5cm" svg:height="0.5cm" svg:x="14.3cm" svg:y="3.886cm">
          <text:p/>
          <draw:enhanced-geometry svg:viewBox="0 0 21600 21600" draw:type="rectangle" draw:enhanced-path="M 0 0 L 21600 0 21600 21600 0 21600 0 0 Z N"/>
        </draw:custom-shape>
        <draw:frame draw:style-name="gr36" draw:text-style-name="P20" draw:layer="layout" svg:width="2.7cm" svg:height="0.955cm" svg:x="14.75cm" svg:y="3.65cm">
          <draw:text-box>
            <text:p><text:span text:style-name="T2">Current climatic conditions</text:span></text:p>
          </draw:text-box>
        </draw:frame>
        <draw:custom-shape draw:style-name="gr45" draw:text-style-name="P28" draw:layer="layout" svg:width="0.5cm" svg:height="0.5cm" svg:x="14.3cm" svg:y="10.3cm">
          <text:p/>
          <draw:enhanced-geometry svg:viewBox="0 0 21600 21600" draw:type="rectangle" draw:enhanced-path="M 0 0 L 21600 0 21600 21600 0 21600 0 0 Z N"/>
        </draw:custom-shape>
        <draw:frame draw:style-name="gr36" draw:text-style-name="P20" draw:layer="layout" svg:width="2.35cm" svg:height="0.955cm" svg:x="14.85cm" svg:y="10.1cm">
          <draw:text-box>
            <text:p><text:span text:style-name="T2">Past species </text:span></text:p>
            <text:p><text:span text:style-name="T2">climatic niche</text:span></text:p>
          </draw:text-box>
        </draw:frame>
        <draw:line draw:style-name="gr46" draw:text-style-name="P8" draw:layer="layout" svg:x1="14.2cm" svg:y1="11.448cm" svg:x2="14.85cm" svg:y2="11.448cm">
          <text:p/>
        </draw:line>
        <draw:frame draw:style-name="gr36" draw:text-style-name="P20" draw:layer="layout" svg:width="2.15cm" svg:height="0.955cm" svg:x="14.85cm" svg:y="10.95cm">
          <draw:text-box>
            <text:p><text:span text:style-name="T2">Evolutionary </text:span></text:p>
            <text:p><text:span text:style-name="T2">dynamics</text:span></text:p>
          </draw:text-box>
        </draw:frame>
        <draw:frame draw:style-name="gr35" draw:text-style-name="P20" draw:layer="layout" svg:width="2.5cm" svg:height="1.205cm" svg:x="14.75cm" svg:y="4.561cm">
          <draw:text-box>
            <text:p><text:span text:style-name="T2">Non-observable </text:span></text:p>
            <text:p><text:span text:style-name="T2">niche portion</text:span></text:p>
          </draw:text-box>
        </draw:frame>
        <draw:path draw:style-name="gr47" draw:text-style-name="P29" draw:layer="layout" svg:width="0.499cm" svg:height="0.499cm" svg:x="14.3cm" svg:y="4.885cm" svg:viewBox="0 0 500 500" svg:d="M0 176v-100l76-76h100zM0 377v-100l277-277h100zM76 500h-76v-23l477-477h23v76zM268 500h-92l324-324v92zM468 500h-100l132-132v100z">
          <text:p/>
        </draw:path>
        <draw:custom-shape draw:style-name="gr43" draw:text-style-name="P8" draw:layer="layout" svg:width="0.5cm" svg:height="0.5cm" svg:x="14.3cm" svg:y="4.885cm">
          <text:p/>
          <draw:enhanced-geometry svg:viewBox="0 0 21600 21600" draw:type="rectangle" draw:enhanced-path="M 0 0 L 21600 0 21600 21600 0 21600 0 0 Z N"/>
        </draw:custom-shape>
        <draw:frame draw:style-name="gr48" draw:text-style-name="P22" draw:layer="layout" svg:width="8cm" svg:height="1.039cm" svg:x="10cm" svg:y="7.3cm">
          <draw:text-box>
            <text:p text:style-name="P21"><text:span text:style-name="T4">d. </text:span><text:span text:style-name="T5">Species niche may not be stable over macroevolutionary time </text:span></text:p>
          </draw:text-box>
        </draw:frame>
        <draw:g draw:style-name="gr9">
          <draw:custom-shape draw:style-name="gr49" draw:text-style-name="P30" draw:layer="layout" svg:width="0.5cm" svg:height="0.5cm" svg:x="5.725cm" svg:y="0.245cm">
            <text:p/>
            <draw:enhanced-geometry svg:viewBox="0 0 21600 21600" draw:type="rectangle" draw:enhanced-path="M 0 0 L 21600 0 21600 21600 0 21600 0 0 Z N"/>
          </draw:custom-shape>
          <draw:frame draw:style-name="gr35" draw:text-style-name="P20" draw:layer="layout" svg:width="2.85cm" svg:height="0.955cm" svg:x="6.175cm" svg:y="0.045cm">
            <draw:text-box>
              <text:p><text:span text:style-name="T2">Species climatic niche</text:span></text:p>
            </draw:text-box>
          </draw:frame>
          <draw:custom-shape draw:style-name="gr50" draw:text-style-name="P5" draw:layer="layout" svg:width="0.5cm" svg:height="0.5cm" svg:x="8.975cm" svg:y="0.245cm">
            <text:p/>
            <draw:enhanced-geometry svg:viewBox="0 0 21600 21600" draw:type="rectangle" draw:enhanced-path="M 0 0 L 21600 0 21600 21600 0 21600 0 0 Z N"/>
          </draw:custom-shape>
          <draw:frame draw:style-name="gr35" draw:text-style-name="P20" draw:layer="layout" svg:width="2.85cm" svg:height="0.955cm" svg:x="9.425cm" svg:y="0.045cm">
            <draw:text-box>
              <text:p><text:span text:style-name="T2">Observable niche portion</text:span></text:p>
            </draw:text-box>
          </draw:frame>
        </draw:g>
      </draw:page>
      <draw:page draw:name="page2" draw:style-name="dp1" draw:master-page-name="Standard">
        <draw:path draw:style-name="gr1" draw:text-style-name="P1" draw:layer="layout" svg:width="0.814cm" svg:height="0.785cm" svg:x="3.398cm" svg:y="4.062cm" svg:viewBox="0 0 815 786" svg:d="M144 384l3-1h1l2-1 5-1c0 0 0-1 1-1l9-2h1l8-2 9-1 7-2c0-1 1-1 1-1l9-2 8-2 8-4h1l9-3-212 208v-2l-4-8-2-4v-1-1c-1 0-1-1-1-1l-3-7c0-1-1-1-1-2l-2-7c0-1 0-2 0-2l-1-7v-1-1zM497 38l1 2 1 2 1 2 1 1v1l1 2c0 1 0 1 0 1v1l1 1h1l1 2c1 0 1 1 2 1l1 1c0 1 0 2 0 2 1 0 1 1 1 1l1 3 1 1c0 1 0 2 0 2v2 2c1 0 1 0 1 1l-1 2c0 1 0 1 0 1v2l-1 3v1c0 1 0 1 0 1l-1 1v2 1l-189 186-1-1c-2 0-2 0-3 0h-2c-1-1-1-1-1-1l-2-1-2-1h-2-1-2c-1 0-1 0-1 0l-3-1-3-1h-1l-2-1h-1l-2-1c-1 0-1 0-1 0l-1-2-2-1h-1l-3-1-2-1c-1 0-1-1-1-1l-3-1v-1zM263 209h-1c0-1 0-2 0-2 0-1 0-1 0-1v-1l1-3c0-1 0-2 0-2v-3l1-2v-1-1c0-1 0-1 0-1l2-3c0-1 0-1 0-1l2-3c0-1 0-1 1-1l2-3c0 0 0-1 1-1l2-3h1l2-2 1-1h1l3-3c1 0 1 0 1 0v-1l4-1v-1h1l2-2 3-1 1-1 3-3c1 0 1 0 1 0l3-2 2-2h1l2-3 3-2 2-3 2-2v-1l3-3 2-3 2-2 2-3 2-3 2-2 1-3v-1l1-2 2-3v-1l2-3 2-3v-1l2-3 4-5 3-3 2-3 1-3 2-3 1-3h1l1-3 2-3v-1l2-3 1-3 2-2 1-3c0 0 0-1 1-1v-2l2-1 2-4h1l1-3 3-3 1-2 2-3c1 0 1 0 1 0l2-3v-1l3-3 2-3 3-3 2-2 5 6-5-6 2-1v-1l3-2c1 0 1 0 2 0v-1l3-2h1l2-1 2-2h2l3-2h1l3-2h1l2-1 3-3 2-2 2-3 3-3 3-3h1v-1l5-2v-1h1 1l3-2h1 1l3-1c0 0 0-1 1-1h3 1l3-1h1 1 2c1 0 1 1 2 1h2l2 1h2 3l2 1c1 0 1 0 2 0l2 1c1 0 1 1 1 1zM311 335h4 1l9-2h9 9l8-1h9 9 4l-345 338-2-6c-1-1-1-2-1-2l-2-8c0-1-1-1-1-2v-8-1-7-6l-1-6v-3zM528 123v1 3 1c0 1 0 1 0 1v2c0 1 0 1 0 1v2 1 1l1 2v1l1 1h1c0 1 0 2 0 3l1 2v1 1 3 1 3l1 3v1 1c0 1 0 1 0 1l-1 3c0 1 0 1 0 2l-2 3v1c-1 0-1 0-1 0l-2 3v1l-2 3-3 3-3 2c0 1 0 1 0 1l-1 1-1 2c-1 0-1 0-1 0l-3 3h-1l-2 2h-1c0 1 0 1 0 1l-3 3h-1l-1 1-2 1-4 3h-1l-4 2c0 1-1 1-1 1l-3 1h-1l-3 3-3 2c-1 0-1 0-1 0l-2 2-1 1c-1 0-1 0-1 0l-3 2h-1l-1 1-3 1c0 1-1 1-1 1h-2l-1 1-3 1-3 2h-1l-3 2-3 2-3 1-2 1c-1 0-1 0-1 0l-4 1v1h-3l-2 1h-1l-4 2-3 2-5 2c0 0 0 1-1 1l-4 1v1l-4 1c0 1 0 1 0 1h-1l-3 2h-2l-2 1c-1 0-1 0-1 0l-2 1zM426 339l6 1 9 1h1l8 2h1l8 1 5 2h3 1l8 1-402 394c0-1 0-1 0-1l-3-3-4-5c0-1-1-1-2-2l-3-8c-1 0-1-1-1-2v-1l-2-5c0 0-1-1-1-2l-1-7-2-4zM520 361l2 1c1 0 1 0 1 0l9 5 3 2 6 3h1v1l6 4h1l3 2c0 1 0 1 0 1l4 4-398 390-4-2c0 0-1 0-1-1h-1l-8-5-3-3-5-2-7-3-6-1h-6zM795 92v2l1 2 1 5c1 0 1 1 1 1l1 5c0 1 1 1 1 2v3 1 1l1 4c0 1 0 1 0 1v5c0 1 0 1 0 1v4 2 3 1 4l-1 5-188 185h-1-3-3-3c-1 0-1 0-1 0l-4-1h-4v-1l-4-1h-1l-3-1c-1 0-1 0-1-1h-2v-1h-1l-2-1-2-1h-3l-3-1c-1 0-1 0-2 0l-3-2c-1 0-1 0-2 0zM532 292h-1l-2-1-3-2h-1c-1-1-1-1-2-2l-3-3c-1 0-1-1-2-2v-1c0 0 0-1-1-1l-2-4c0-2 0-2 0-3l-1-1v-5c0-1 0-1 0-1 0-1 0-1 0-1v-5c0-1 0-2 1-2l1-5c1-1 1-1 1-2l2-3c0-1 1-1 2-2l2-2c1 0 1-1 2-1l2-1c0 0 1-1 2-1l2-1 2-1 2-2 4-4 3-4v-1c1 0 1 0 1 0l3-3 1-2h1l3-3 1-1 2-2v-1l1-1 2-2v-1l3-2 1-2c0 0 0-1 1-1l2-2 2-2 2-2 3-2 1-1 3-3 1-1 2-3h2l2-4 1-1 2-3 3-2 1-2h1l2-3 1-2c1 0 1 0 1 0l3-3v-1l2-1 2-1 1-1 3-2 4-3 1-1 2-2 2-1 1-2c1 0 1-1 2-1l3-2 1-1 3-2 1-1 3-2 2-1 1-2 3-2 1-1 3-3 1-1 4-4 4-4c1 0 1 0 1 0l3-3c1 0 1 0 1 0l2-2 2-1 4-2 3-3 1-1 2-2 2-2 2-1v-1l3-2 1-2h1l3-2 4-3c1 0 1-1 1-1l3-3 2-2 2-1 3-3h1v-1l4-2c1-1 1-1 1-1h1l3-2 3-2 4-3 2-1 1-1 4-2v-1l3-2c1 0 1 0 1-1l2-1 2-1c0 0 1 0 1-1l4-1c1-1 1-1 2-1h2l1-1h1l4-1h3 1l3-1h1 4 1 3 1l3 1c1 0 1 0 2 0zM277 715v3 1l-1 7v1l-1 7c-1 1-1 2-1 2l-1 6v1l-3 8v1c0 1 0 1 0 1l-5 7c-1 1-1 2-2 2l-5 6c-1 1-1 2-2 2l-3 2c0 1 0 1-1 2l-9 5h-1l-9 4c0 0-1 0-2 0l-9 2h-1l-9 1h-1-6zM581 417c0 1 0 1 1 2l2 7c0 2 1 3 1 4v7c0 1-1 2-1 3l-2 7c0 0 0 1 0 2l-1 1-1 5-3 8-3 7-1 3-1 3-1 6v3l-206 201-9 4c0 0-1 0-1 1h-1l-7 2c-1 1-2 1-2 1l-9 2c-1 0-1 0-2 0l-9-1c0 0-1 0-2 0l-8-2c0 0-1 0-2 0l-6-2h-1l-1-1h-2zM797 206l-1 4v5 5 1 3c1 0 1 0 1 0v5 4 3 1l2 5v1l1 3v1l1 4 1 6v1l-151 148-2-2v-1h-1c0-1-1-1-1-2v-1l-3-4v-1l-2-5-1-1-1-3v-1l-3-4v-1l-3-4v-1-1c-1 0-1 0-1 0l-2-5v-1zM811 307l1 5v1 4 1 4 1l1 5-1 1 1 3v5 5 4 5h1v5l1 2v3l-103 101c-1-1-1-2-2-2l-3-2c0-1 0-1 0-2h-1l-1-1c-1 0-1 0-1 0l-3-3v-1l-1-1-3-2h-1l-2-3-3-1-3-2c-1-1-1-1-1-1l-2-2h-1l-3-3h-1v-1z">
          <text:p/>
        </draw:path>
        <draw:path draw:style-name="gr2" draw:text-style-name="P2" draw:layer="layout" svg:width="0.007cm" svg:height="0.009cm" svg:x="3.946cm" svg:y="4.345cm" svg:viewBox="0 0 8 10" svg:d="M5 1c1 1 2 1 3 2l-8 7 1-7 4-3z">
          <text:p/>
        </draw:path>
        <draw:path draw:style-name="gr3" draw:text-style-name="P3" draw:layer="layout" svg:width="1.452cm" svg:height="0.958cm" svg:x="2.29cm" svg:y="3.494cm" svg:viewBox="0 0 1453 959" svg:d="M25 537l6-4c1 0 1 0 1 0l28-12 12-7 39-21 12-5 24-14c0-1 0-1 1-1h2l-134 130-11-28-5-13zM297 385l29-15 36-21c0-1 1-1 1-1l28-12 15-6c0-1 0-1 0-1l11-3-363 355-2-2-17-34-1-2zM503 299h1l9-1 41-9h1l19-2-471 462-2-3-23-31zM640 280l9-1 10-1 38-6 12-2-548 537-9-7-22-20zM790 249l9-3 26-11h1l31-12 12-6 23-10-655 642-8-4-6-2-26-12zM1028 131l22-10 10-4 1-1 47-15 3-1 10-4-796 782-15-6-6-2h-1l-23-6zM1204 73l10-3 5-1 48-15c1 0 2-1 2-1l23-9-882 866-19-9c-1 0-1 0-1 0l-10-3-12-4zM1383 14l41-9 8-2h1l20-3-11 10c-1 0-1 1-2 2l-4 6-941 925-26-12c-1 0-1 0-1 0l-10-4-5-1zM1150 358l-4 8-7 15c0 0-1 0-1 1l-5 23-12 36-3 6-522 512-21-2h-5l-28-3zM839 778l-6 16-17 37-6 9-19 28-12 16-30 23v1l-5 3-33 22-34 12-10 3z">
          <text:p/>
        </draw:path>
        <draw:path draw:style-name="gr4" draw:text-style-name="P4" draw:layer="layout" svg:width="0.786cm" svg:height="0.906cm" svg:x="1.812cm" svg:y="4.43cm" svg:viewBox="0 0 787 907" svg:d="M213 0h11l29 5 10 3-228 224-1-10c0-1 0-1 0-1l1-16-2-14v-1l1-14zM55 96l6-13 5-13c1 0 1 0 1 0l10-28 13-27 25-5 26-5 9-1zM307 23l11 5 22 11 6 3-291 286-1-2v-1-1l-10-33c-1 0-1-1-1-2l-1-6zM385 62l4 1 23 10 11 6 2 1-344 337-6-22-6-22v-1zM461 103l13 8 23 14-493 483 3-16c0-1 0-2 0-2l10-29c1-1 1-1 1-1l13-27v-1l10-17zM544 137l19 2 5 1 24 2 5 1-587 575-4-16-4-13c0 0-1-1-1-2l-1-16zM638 161l13 7 7 4c1 0 1 0 1 1l17 8-622 610-5-4c0-1-1-1-1-2l-15-21-4-6zM716 199l6 3 7 5 18 14 2 4-632 620-8-5c-1 0-1-1-2-1l-23-20zM769 263l1 6 7 26 3 15-583 572-18-7c-1 0-1 0-1-1l-5-2-17-8zM786 362v1l1 17-1 29-1 12-493 483-33-6-3-1h-1l-12-3zM776 487v2l-3 14-9 30-1 2-14 33-1 1c0 1 0 1 0 1l-2 4-335 328-24 2-39 3zM715 663l-2 11-5 19-4 13-9 27-4 7-4 8-139 135-16 2-49 8c-1 0-1 0-1 0l-3 1zM627 865l-3 13h-1-10z">
          <text:p/>
        </draw:path>
        <draw:path draw:style-name="gr5" draw:text-style-name="P5" draw:layer="layout" svg:width="3.012cm" svg:height="2.04cm" svg:x="1.91cm" svg:y="3.267cm" svg:viewBox="0 0 3013 2041" svg:d="M1884 1129v-1h-9-1l-9-1-9 1h-9-9l-8 1h-9l-9 1h-1-8c-1 0-1 1-1 1l-9 1c-1 0-1 0-1 0l-6 2-3 1-9 3c-1 0-1 0-1 0l-8 4-8 3-9 2h-1l-6 2h-1l-9 2c0 0-1 0-1 1l-8 2c-1 0-2 0-2 0l-5 3h-2l-9 3c-1 0-1 0-1 0l-9 4-7 2h-1l-9 2-7 3-9 1-8 2c-1 0-1 0-2 0l-8 2-1 1-5 2h-2c-1 0-1 0-1 0l-8 2c-1 1-2 1-2 1l-8 3c-1 0-1 0-2 1h-1l-6 2h-1l-9 5-2 1-6 2c0 0-1 0-1 1l-8 3c0 1 0 1 0 1h-2l-7 3-1 1-8 4c-1 0-1 0-1 0l-8 5c-1 0-1 0-2 0l-3 3-5 3-6 5-3 2-7 5-2 2h-1l-6 5-2 1c0 0 0 1-1 1l-7 6v1l-2 1-6 6c0 1 0 1-1 1l-2 4-4 4c0 0-1 0-1 1l-4 7c0 1-1 2-1 3l-1 4-1 2c0 1-1 2-1 2l-1 8v1c0 0 0 1 0 2l1 7v1l1 6h1l1 8v7l1 8v1l2 7c0 1 0 1 1 2l3 8v1l1 1 2 4 4 8v1l3 5 1 6v6 7l-1 7v1l1 7c0 1 0 2 0 2l2 7c0 1 0 1 0 1l1 7 2 6v6l-1 7c0 1 0 1 0 1l1 8v2l2 8c0 0 0 1 1 2l2 6c0 0 0 1 1 2 0 0 1 0 1 1l5 7 1 1h1l6 7c1 0 1 1 1 1l2 2 5 4 2 3 2 2 2 6 1 7c0 0 0 1 1 1l2 5v2 1l4 7c1 1 1 1 1 1 0 1 0 2 1 2l4 5 2 3c1 0 1 0 2 1l6 5c1 1 2 1 2 1l4 3 5 2c1 0 2 0 2 0l9 3c1 0 1 0 2 0l8 1c1 0 1 0 1 0l9 1 6 1 7 3 4 2 4 3 8 5c1 1 1 1 1 1l9 5c1 0 1 0 2 0l6 3h2 1l9 3c0 1 1 1 1 1l9 1h1l9 1h1 9l9-1c1 0 1 0 1 0l9-1c1 0 1-1 2-1l9-4c0 0 1 0 1-1l9-4c0-1 1-1 1-1l3-3c1 0 2-1 2-1l5-7c1 0 2-1 2-2l4-7 1-1v-1l3-8c0 0 0-1 0-2l2-5v-1l1-8v-1l1-7v-1l1-7v-1-7-1l-1-7-1-7 1-3h1l2-1 8 2 8 2c0 1 0 1 0 1l9 2h1 2l5 2c0 1 1 1 2 1l8 1c1 0 2 0 2 0l9 1c1 0 1-1 2-1l9-1c0 0 1 0 2 0l7-3c1 0 1 0 2 0l9-4 1-1 6-3 3-2 1-1 8-6 1-1 7-6h1l8-5h1l5-1 8-2 9-2h1l9-3 8-2h1l9-4h1l4-2c1 0 1 0 1 0l4-2v-1h1l7-5 2-1c1-1 1-1 1-1l7-6h1v-1c1 0 1 0 1 0l7-7h1l1-2h1l5-6c0-1 0-1 0-1 0 0 0-1 1-1l4-7 4-7v-1l4-6 5-6 2-1v-1l6-5 3-2v-1l5-5c0 0 1 0 1-1l4-4 2-3v-1l5-7c0 0 1 0 1-1l2-3 2-3v-1l5-7 1-2 3-5c1 0 1-1 1-1v-1l4-7c0-1 0-1 1-2l1-5v-2l3-7v-1l2-7c0-1 0-1 0-1l1-7c0-1 0-1 0-1l1-7 1-7 1-3 1-3 3-6c0-1 0-1 0-1l3-8 1-5 1-1c0-1 1-2 1-2l1-7c0-1 0-2 0-3v-7c0-1 0-2 0-3l-3-8c0-1 0-1 0-2h-1l-2-7c-1 0-1 0-1 0 0-1 0-1 0-1l-6-7-5-8-1-1-3-3-4-4v-1l-6-5-1-1-3-2-5-4c-1-1-1-1-2-1l-5-3-3-2c0 0-1 0-1-1l-9-4-4-1-5-2v-1l-9-3c-1 0-1 0-1 0l-5-2-3-1h-1l-8-3c0 0-1 0-2 0l-8-2h-1l-9-1-3-1h-5l-9-2-9-2-9-1-8-2h-1-1l-5-2c-1 0-1 0-2 0l-8-2h-1zM2299 1189c1 0 1-1 1-1l1-4v-1l1-4c0-1 0-1 0-1v-5-5-1-5-5-1l-1-2v-2-5l-1-5v-4-4c0-1 0-1 0-1l-1-5v-2-2-5-6l-1-4c0-1 0-1 0-1v-4c0-1 0-1 0-2l-1-4-1-5-1-5c0-1 0-1 0-1v-4l-2-5v-4-1l-1-5v-1l-1-3v-1l-1-5v-1l-1-3c0-1 0-1 0-1l-1-5-2-5c0-1 0-1 0-1v-3l-1-1v-4l-1-2v-2-5l-1-5v-3-1-5-5-4l1-5v-4l1-3v-1-5l1-5v-5-5l1-5v-5-5-4-5l1-5v-5-5-3-1-6-5-5c0-1-1-1-1-1v-1l-1-3c0-1 0-1 0-1l-1-6v-1l-2-4v-1l-1-2-1-3-1-1-1-2v-1l-1-2v-1l-2-2v-1l-3-3c-1 0-1-1-1-1v-1h-1l-2-2c-1 0-1-1-2-2-1 0-1 0-1 0l-3-1-1-1-3-1c-1 0-1 0-1 0l-3-1-3-1h-4v-1l-3-1c-1 0-2 0-2 0h-3c-1 0-1 0-1 0h-1-3-1-4c0 1 0 1 0 1h-3l-1 1h-3-1l-1 1h-2c-1 0-2 0-2 1l-4 1c0 1 0 1 0 1-1 0-1 0-1 0l-2 1-2 2h-1l-2 2c0 0-1 0-1 1l-4 2-1 1-2 2-4 2-3 2h-1l-3 2c0 1 0 1-1 1l-3 2c-1 0-1 1-1 1l-1 1-3 2v1l-2 1-2 1-3 3c-1 0-1 0-1 1l-3 3h-1l-3 3-2 1-3 2v1l-2 1-2 2-2 2-1 2-3 1v1l-4 2-2 1-2 2-4 2c0 1 0 1-1 2l-4 3c0 1 0 1 0 1l-4 3v1l-4 3-1 1-2 2-2 1-2 2-3 2h-1v1l-3 2c-1 0-1 0-1 1h-1l-3 3-2 2-2 2-2 1-1 2-4 2-3 2c-1 0-1 0-1 1l-2 1-2 2-3 3h-1l-1 2-3 3-2 2-1 2h-1l-2 3-1 1-3 4-3 3-1 1-3 3-1 1-2 2-3 2v1l-2 1-3 3-1 2-3 2v1l-2 2-1 1v1l-3 2v1h-1l-2 3c-1 0-1 0-1 0l-1 2-3 3-1 2-4 4-2 4-3 1-2 1-3 1-1 1h-1l-1 1c-1 0-1 0-2 1l-2 2c-1 0-1 1-2 2l-2 3c0 1 0 2-1 2l-1 5c-1 0-1 1-1 2v5 1 1 5 1c1 1 1 2 1 3l2 4 1 1v1c1 1 2 2 2 2l3 3c1 1 1 1 3 2l3 2h1 1l1 1 1 1 2 1v1h1l2 3 2 3c1 0 1 0 1 1l3 2v1l3 2 1 1 3 2h1l3 2 3 2 2 2h1l3 2c1 0 2 1 2 1l3 1c1 0 1 0 1 0l4 1h3l2 1 2 1h1l2 1v1l4 1c1 0 1 0 1 1h3c1 0 1 0 1 1h4 3c1 0 1 0 1 0l4 1h1l3-1 1 1h1l2 1 3 1 3 2 1 1h1c0 1 1 1 1 1l3 1 2 2v1l1 1v1l-1 4c0 1 0 1 0 1v5 1l2 5v1 4c0 1 1 1 1 2l1 4c0 1 1 1 1 1l1 5c0 1 0 1 0 1 1 0 1 1 1 1l2 4 1 1c0 1 0 1 0 1l2 4h1l2 4 2 5v1 1l3 4c0 1 0 1 1 2h1l2 3c1 0 1 1 1 1l2 2 1 1 2 2 2 2 3 4 2 2 1 2 1 1 3 2v1l2 1 1 1 3 3 2 2 3 3h1l3 3c1 0 1 0 1 0l2 2c0 1 0 1 0 1l4 2 3 2 2 2h1l3 2 1 1 1 1 3 2c0 1 0 1 0 1l1 1v1c1 0 1 0 1 1l3 2c1 1 2 1 2 2h1l3 2h2l3 1c1 0 1 0 2 1h3 1 3 4c1 0 1 0 1 0h3 4 3 3 3c1 0 1 0 1 0l1-1h2 1 4c1 0 2-1 2-1l4-2h1l1-1h1l2-1c0-1 1-1 1-1l3-3h1v-1l4-3h1v-1l-8-8 8 8 4-3 1-1 3-4 1-1h1l2-4c0-1 0-1 1-1v-1h1l2-4 1-1 1-4h1l2-4v-1l2-5 1-3 1-1 2-5 2-5 1-5h1v-2zM2014 969c0-1 0-1 0-1l3-3c0-1 0-1 0-1l1-3c1-1 1-1 2-2v-3-1c0-1 0-1 0-1v-1-3l-1-3v-1-2c0-1 0-2 0-2v-1l-1-2c0-1 0-2-1-2v-1l-1-2h-1v-1-2-1-2-1-2-1-1-3l-1-1v-1-2-3-1-3l-1-1v-1-1c0-1-1-2-1-2l-2-3-1-1-1-1c0-1-1-1-1-2l-2-1h-1l-2-2-2-1-2-1v-1-1-3-2l-1-2c0-1 0-1 0-1v-1-1l-1-2 1-2v-1-1l1-4v-2-1-1c0-1 0-1 0-1 0-1 0-1 0-1v-3-1-1l-1-2-1-3-1-1v-1l-1-2c-1 0-2-1-2-1l-1-1-1-1v-1l-1-1v-1l-1-2c0-1-1-1-1-1v-1l-1-2-1-2-1-2v-1c0-1-1-1-1-2l-1-2v-1l-1-2v-1c0 0 0-1-1-1l-1-1v-1l-1-1c0-1 0-1 0-1h-1l-1-2-1-1v-1l-1-2-1-2c-1 0-1 0-1 0 0-1 0-1-1-2l-1-1c-1-1-2-1-2-2l-2-1h-1v-1l-2-1-2-1-2-2c-1 0-1 0-1 0 0-1-1-1-1-1l-2-1c-1 0-1 0-1 0l-3-1h-1-2-2l-2-1h-3c0-1 0-1-1-1h-3c0 0-1 0-2 0l-3 1h-1-3v1h-4c0 1 0 1 0 1l-5 2h-1l-1 1-3 2c-1 0-1 1-1 1h-1l-3 3-3 3-2 3-2 2h-1l-2 3-3 1-3 2h-1l-3 2h-1c-1 0-1 0-1 0l-2 2-2 1h-1l-3 2-1 1-4 3-2 1 6 7-6-7-1 2h-1l-2 3c0 0-1 0-1 1l-2 2h-1l-2 3v1l-3 3-1 3-3 3-2 2-1 3h-1l-2 3c0 1 0 1-1 1v2l-2 1v1l-1 3-2 3-1 2-2 3c0 1 0 1-1 1l-1 3-2 3-1 3-2 3-1 2-3 3-1 3-5 7-2 2v1l-2 3-2 3c0 1 0 1-1 1l-1 3v2l-1 1-2 3-1 2-2 3-1 3-3 3-2 2-3 3v2l-2 1-2 3-3 2-2 3h-1l-2 2-3 2-4 3h-1v1l-2 1v1l-3 1h-1-1l-3 3c-1 0-1 0-1 0l-3 3c-1 0-1 0-1 0l-1 1-2 2-1 1-3 2c0 0 0 1-1 1l-2 3c0 1 0 1 0 1l-2 3c0 1 0 1 0 1l-1 3c0 1-1 1-1 1v1l-1 1v2 3c-1 1-1 1-1 2v3 1c0 2 0 2 0 3l1 2c0 1 0 1 0 1v1c0 0 1 0 1 1l1 2 1 1v1 3 3 1 1 2c0 1 0 1 0 1v1 1l1 3h1v1 3h1v1 2 1l1 1v1l2 2c0 1 0 1 0 1l1 2c0 1 1 1 2 2l1 2c0 0 1 1 2 1l1 1c1 1 1 1 1 1h1l2 1 3 1h1l1 1 3 1c0 1 0 1 0 1l2 1h1l2 1c0 0 1 0 1 1h2c1 0 1 0 2 0l2 1h3 2 1l2 1 2 1h1l2 1c1 0 2 0 2 0h3c1 0 1 0 2 0h2 1 3c0-1 0-1 1-1h1 1 3c0 0 1 0 1-1h2c1 0 1-1 1-1h3c1 0 1 0 2 0l2-1c1 0 2-1 2-1l4-2 4-2h1v-1l4-1 3-1 1-1h1l3-1h1 2l2-1h3l2-1h1l4-1 1-1c1 0 1 0 1 0h2c0-1 0-1 1-1l3-1v-1l4-1 3-1h2 1l3-2c1 0 2 0 2 0l2-1h2l3-2h1v-1l4-1 5-3 4-2h1l3-2 4-1 1-1 3-1 2-1h4c1-1 1-1 1-1h2l1-1 1-1c1 0 1 0 1 0l2-1c1 0 1-1 1-1l2-2h1l4-2 3-1 1-1h2c0 0 0-1 1-1l3-1 1-1h1l3-2 2-1 2-2 3-2h1l3-2 4-2c1 0 1-1 1-1l4-2h1l3-2c1 0 1-1 1-1l2-1 1-1 1-1 3-2 1-1 3-2 3-3v-1l2-1 1-1 3-3 2-3h1zM689 1428c-1 0-1 0-1-1l-10-26c0-1 0-1 0-2l-16-24c-1-1-1-2-2-2l-19-15c0-1-1-1-1-1l-7-5c-1 0-1-1-2-1l-27-12-9-4-26-13-8-5-28-14c0-1-1-1-1-1l-7-3-26-9c-1 0-2 0-2 0l-25-3h-5l-29-3-23-6-7-2-23-15-13-8-16-11c-1 0-1 0-1 0l-22-13-11-6h-1l-24-11-12-6-22-10-12-7h-1v-1l-23-10-13-6c0-1 0-1 0-1l-21-9c0 0-1 0-2 0l-20-5-11-4c0 0-1 0-2 0l-30-5c-1-1-1-1-1-1h-19-10-1l-28 2c-1 0-1 0-1 0l-27 4-27 5-14 3 5-12c1 0 1 0 1 0l16-28 17-27 20-26h1l23-25c1 0 1 0 1-1l2-1 18-22v-1l23-25 23-25 24-24 24-24c1-1 1-1 1-1l8-6 14-17v-1l25-24v-1l27-24h1l28-19 3-3h1l30-22c0-1 0-1 1-1l25-13 6 20h1l14 35c0 1 0 1 0 1l9 15 7 19c0 1 0 1 0 1l18 35c0 0 1 0 1 1l18 26 6 8 25 34 1 1 11 13 18 21 1 1 22 20c1 0 1 0 1 1l16 12c1 0 1 0 1 1l23 16h1v1l33 15 6 2 39 16h1l37 10 5 1 33 13c0 1 0 1 1 1l37 13h1l9 2 28 14c1 0 1 0 1 0l39 13 10 3 27 13h1l38 11c1 0 1 0 2 0l37 4c1 0 1 0 1 0h6l30 2c1 0 1 0 1 0h1l37-5c1 0 1 0 1-1l11-3 25-6h1l36-14h1c0-1 0-1 0-1l35-21c1-1 1-1 1-2l4-3 31-24c0 0 1-1 1-2l13-16c1 0 1 0 1 0l19-30 6-8c0-1 0-1 0-1l19-38c0-1 0-1 0-1l7-20 8-17 1-1 15-37 7-15 15-22 16-18 29-21 4-1 36-17c0-1 1-1 1-1l33-23v-1l2-1 34-29c1 0 1 0 2-1l9-10 24-32c1 0 1 0 1 0l5-8 22-39c0 0 0-1 1-1l4-13 11-24c0-1 0-1 0-1l13-37v-1l6-22 6-14 18-37 6-8 26-30 7-7 34-33 34-25h1l18-15 16-12 34-28 1-1c0 0 1 0 1-1l33-33c1 0 1 0 1-1l5-6c1-1 1-1 1-1l21-39c0 0 0-1 1-1l4-13 11-24 20-37 28-25 19-1 27-2h1l44-3h13l35-7 25-6 26-8 17-9 36-20 11-6 20-15c0 0 0-1 1-1l31-22c0 0 0-1 1-1l21-12 13-8 34-22h1l22-10 16-9c1-1 1-1 1-1l43-18v-1c1 0 1-1 2-1l44-17 14-5 43-10 9-2c1 0 1 0 1 0l48-6h1l26 1h18 1l42 2h1l40 7h1l39 9c1 0 1 0 1 0l37 12c1 0 2 0 2 0l34 16h1c1 0 1 0 1 0l31 22c1 0 1 0 2 0l14 12 16 10 31 22h1l27 22 1 1c1 0 1 0 1 0l32 22 1 1 28 28 28 27c0 1 0 2 1 2l11 16h1l12 19v1l10 20c1 0 1 0 1 1l8 22 5 12c0 1 1 2 1 2l8 34c1 1 1 1 1 2v4l9 28c0 1 0 1 0 3l2 26v5h1l4 33c0 1 0 1 0 1 0 1 0 2 0 2l-3 30h-1v3l-1 27c0 1 0 1 0 2l-7 30v1l-9 29-9 28v3l-2 26v30l1 15 5 17 7 34c1 1 1 1 1 3l10 31c0 1 0 2 0 3l1 20 2 11c0 1 0 1 0 2v31c0 1 0 1 0 2l-6 30c0 1 0 1-1 1l-9 26-1 3-10-3 10 3-11 28c0 1 0 1 0 2l-15 27-15 27v1l-19 26-17 26-16 26-11 27-6 28-5 29-3 22 1 7 2 32c0 1 0 1 0 1l1 27v3l6 34c0 0 0 1 0 2l1 24v6 1l2 32c0 1 0 1 0 2l-5 30c0 0-1 1-1 2l-6 19-1 8v1l-6 30-8 29-7 30-9 29-4 29v1l-8 29c0 1 0 1 0 1l-10 29-11 28v1l-12 27c0 1-1 1-1 1l-14 28-11 19c0 1 0 1 0 1l-4 7-16 26-3 7-14 21-17 26-18 27-19 26-19 26c-1 0-1 0-2 1l-22 24c-1 0-1 0-1 1l-27 23c-1 0-1 0-1 1l-18 12-14 10c0 1 0 1-1 1l-35 20c-1 0-1 1-1 1l-1 1-17 6-24 12-1 1-34 12-13 4v1l-43 13-9 3-44 12h-1l-12 3-38 8c-1 0-1 0-1 0l-36 1-10 1h-1l-45-1h-1l-40-5h-1l-39-10-38-12h-1l-35-15h-1l-34-17c-1 0-1-1-1-1l-32-22c-1 0-1 0-1 0l-5-4-25-18c-1 0-1 0-1 0l-29-26c-1 0-1 0-1 0l-6-7-23-18c0-1 0-1 0-1l-27-27-29-25c-1 0-1 0-1-1l-21-22-6-5-1-1-27-27v-1l-10-10-17-15-31-16-38-4-24 2-22 4-29 10-26 10-16 8v1l-42 18-2 1-36 19c0 0 0 1-1 1l-26 11-17 8-42 14-7 2-46 14c-1 0-1 0-1 0l-8 2-44 11-15 3-36 8-23 6-28 7-26 8-28 8-22 8-34 12-13 5-43 17c-1 0-1 0-1 0h-2l-43 19-14 6-30 12c-1 0-1 0-1 0l-27 9-24 8h-1l-28 7h-1l-34 5-15 3-48 7-9 1-39 6h-1l-33 4-14 1-48 6-15 1-32 3-29 1 3-10 3-11 10-31 17-26 8-12 11-14c0-1 0-1 0-1h1l13-25 3-7c1-1 1-1 1-1l10-28c0 0 1 0 1-1l2-12v-1l6-20 6-29v-3l12-33 1-3 14-32 2-1c0-1 0-1 0-1l14-34 1-2c0-1 0-1 1-1l9-31c0-1 0-1 0-1l3-14 4-18c0-1 0-1 0-1l3-31v-1-7l3-24 1-31-1-17-1-12c0-1 0-1 0-1l-3-29-5-28c0-1 0-1 0-1z">
          <text:p/>
        </draw:path>
        <draw:polygon draw:style-name="gr6" draw:text-style-name="P6" draw:layer="layout" svg:width="0.566cm" svg:height="0.432cm" svg:x="3.404cm" svg:y="4.405cm" svg:viewBox="0 0 567 433" draw:points="389,1 380,1 371,0 362,0 353,1 345,1 336,1 327,2 318,2 310,3 301,5 295,6 292,7 283,10 275,14 274,14 266,17 257,19 250,21 248,21 239,23 230,26 224,29 222,29 213,32 204,36 204,36 196,38 187,40 178,43 178,43 169,45 160,46 151,49 145,51 143,51 134,53 125,57 123,58 117,60 108,64 105,65 99,68 90,72 88,73 81,76 73,80 72,80 64,85 60,88 55,91 49,95 46,97 39,102 37,104 30,110 29,111 21,117 20,118 14,125 11,128 8,132 4,139 2,144 1,147 0,154 1,162 2,168 2,169 4,176 4,184 5,191 6,199 10,206 11,208 13,213 16,221 20,228 20,228 21,235 22,243 22,250 21,258 22,265 23,272 25,280 26,287 27,295 26,302 27,309 28,317 29,317 31,324 37,332 37,332 44,339 46,340 52,346 55,350 58,354 60,361 62,368 64,373 65,376 68,383 72,388 75,391 81,396 85,398 90,400 99,403 108,404 117,404 124,405 125,406 134,409 140,413 143,415 151,420 151,420 160,425 167,428 169,428 178,431 187,433 196,433 204,433 213,433 222,431 230,428 239,422 243,420 248,413 249,413 253,405 256,398 257,391 257,391 259,383 259,376 260,368 260,361 259,354 259,346 259,339 266,332 274,332 283,334 292,336 301,338 303,339 310,341 318,343 327,343 336,341 343,339 345,339 353,335 359,332 362,329 370,324 371,323 379,317 380,315 389,310 392,309 398,308 406,306 415,304 423,302 424,302 432,300 441,296 445,295 450,292 457,287 459,286 466,280 468,278 475,272 476,270 481,265 485,258 489,250 494,243 494,242 500,235 502,233 508,228 511,225 517,221 520,216 522,213 527,206 529,202 532,199 537,191 538,189 542,184 545,176 547,170 547,169 550,162 551,154 552,147 553,139 554,132 555,128 557,125 560,117 562,110 564,104 565,102 567,95 567,88 564,80 564,80 561,73 555,66 555,65 550,58 547,54 544,51 538,46 535,43 529,39 523,36 520,34 511,30 508,29 502,26 494,23 488,21 485,20 476,17 468,16 459,14 455,14 450,13 441,11 432,10 423,8 415,7 413,6 406,5 398,2">
          <text:p/>
        </draw:polygon>
        <draw:polygon draw:style-name="gr6" draw:text-style-name="P6" draw:layer="layout" svg:width="0.378cm" svg:height="0.294cm" draw:transform="skewX (-0.0101229096615671) rotate (-1.73363554600597) translate (4.24886339105944cm 4.1537437686517cm)" svg:viewBox="0 0 379 295" draw:points="304,0 299,0 294,0 290,1 289,1 285,1 280,2 275,3 273,4 270,5 265,6 261,7 260,7 256,8 252,9 247,10 243,11 242,11 237,11 233,13 229,14 228,14 223,16 219,17 218,17 213,18 209,20 208,21 204,22 199,24 199,24 194,25 190,27 189,27 185,29 180,30 179,31 175,32 171,34 171,34 166,36 163,37 161,38 157,40 154,40 152,41 147,42 142,43 139,44 138,44 133,45 128,46 123,46 119,47 114,47 111,48 109,48 104,48 100,48 95,48 90,49 85,49 80,50 76,51 76,51 71,51 67,52 61,52 57,53 52,54 49,54 47,54 43,55 38,56 33,57 32,58 28,59 24,61 24,61 19,63 17,64 14,66 12,67 9,70 8,71 5,74 5,74 3,77 2,81 1,84 1,87 1,91 0,94 0,97 0,101 1,104 2,107 3,111 4,114 5,115 5,117 7,121 9,123 10,124 14,127 14,127 17,131 19,132 20,134 23,137 24,138 26,141 28,143 29,144 32,147 33,148 36,150 38,152 40,154 43,156 43,157 47,160 47,161 51,164 52,165 54,167 57,169 59,170 61,173 63,174 66,177 66,177 69,180 71,182 73,184 76,187 76,187 80,190 80,190 84,194 85,194 89,197 90,198 93,200 95,202 96,204 99,206 100,207 103,210 104,211 107,214 109,215 111,217 114,219 115,220 118,223 118,223 121,227 123,228 125,230 128,232 129,233 133,235 134,237 137,238 140,240 142,241 145,243 147,244 151,246 151,247 155,249 156,251 159,253 161,255 163,256 166,258 168,259 170,261 173,263 175,264 178,266 180,267 183,269 185,271 188,273 189,273 194,276 199,279 200,279 203,283 204,283 206,286 207,289 208,291 211,293 213,294 218,295 222,294 227,293 228,293 232,290 233,289 236,286 236,283 237,281 237,279 238,276 241,273 241,272 244,269 247,266 247,266 249,263 251,259 251,259 252,256 254,253 255,249 256,248 256,246 258,243 259,240 259,236 259,233 259,230 261,226 261,225 261,223 262,220 262,216 262,213 262,210 262,206 261,203 261,200 261,196 262,193 263,190 265,186 265,184 266,183 268,180 269,177 270,174 271,173 275,171 279,170 280,170 284,169 289,168 294,167 295,167 299,165 302,163 303,162 308,160 309,160 313,157 313,156 317,153 318,152 321,149 322,149 327,147 327,146 331,143 332,142 334,140 336,136 336,135 338,133 341,130 342,130 344,126 346,125 347,123 350,120 351,118 352,116 354,113 355,110 356,110 358,106 360,103 360,103 362,100 364,96 365,93 365,93 367,90 369,86 370,85 371,83 373,80 375,78 376,76 378,73 379,70 379,66 379,63 379,60 378,57 378,53 377,50 376,47 376,43 375,40 375,38 375,37 374,33 371,30 370,29 368,27 365,24 365,23 361,20 360,20 357,17 356,16 352,13 351,13 346,10 346,10 342,9 337,7 337,7 332,6 327,5 324,3 323,3 318,2 313,1 308,1 307,1">
          <text:p/>
        </draw:polygon>
        <draw:polygon draw:style-name="gr7" draw:text-style-name="P6" draw:layer="layout" svg:width="0.293cm" svg:height="0.194cm" draw:transform="skewX (-0.252723675688779) rotate (-2.14518418362623) translate (3.99175024046533cm 4.11686153725909cm)" svg:viewBox="0 0 294 195" draw:points="136,0 132,0 128,0 125,2 125,2 122,4 122,4 119,6 118,7 115,8 114,9 112,11 111,12 110,13 109,15 107,17 106,18 104,19 102,20 100,20 98,22 97,23 95,24 93,25 91,27 90,27 87,29 86,29 84,31 83,32 82,33 80,36 79,37 78,38 78,40 77,43 77,45 76,47 76,48 75,50 74,52 73,53 70,54 69,55 67,57 65,57 64,59 62,60 61,61 59,63 58,63 55,64 53,66 51,66 48,67 46,68 44,68 42,70 41,71 39,72 37,74 37,75 36,77 35,79 34,82 34,82 32,84 31,86 30,86 28,89 27,89 26,91 24,93 23,93 22,95 20,97 20,97 17,99 17,100 15,102 13,104 13,104 11,106 10,109 10,109 8,111 6,113 6,114 5,116 4,118 3,120 3,121 3,123 2,125 0,127 0,130 0,132 0,134 1,137 2,139 2,141 2,144 2,146 4,149 4,149 5,151 8,153 8,153 11,156 11,156 15,158 16,158 18,160 22,160 26,161 29,161 29,162 34,163 36,164 37,164 40,166 41,167 43,169 44,170 46,171 48,172 51,174 52,174 55,175 57,176 59,177 63,177 66,178 70,179 73,179 77,179 81,179 84,179 87,179 88,179 92,180 93,179 95,179 99,179 102,179 106,179 110,179 113,178 116,178 116,178 120,177 124,177 127,177 131,178 135,178 142,178 145,178 149,178 153,178 156,177 159,177 160,177 164,176 167,176 171,176 175,176 178,177 182,177 185,177 186,178 189,178 193,179 196,179 200,180 201,181 204,182 207,183 207,183 211,185 212,185 214,187 217,188 218,189 221,191 222,191 225,193 227,193 229,194 233,195 236,195 240,195 243,194 245,194 247,193 251,192 251,192 254,190 255,189 257,187 258,187 260,185 261,182 261,182 264,180 265,180 268,178 268,178 271,176 273,176 275,174 276,173 279,171 279,171 282,169 282,168 284,167 286,165 287,164 288,162 289,161 290,160 291,157 292,155 292,153 292,150 292,148 292,148 293,146 293,143 294,141 294,138 294,136 293,134 292,131 292,129 292,127 292,124 292,122 292,120 292,117 291,117 290,115 289,112 287,111 287,110 285,108 284,105 283,105 282,103 280,101 279,100 276,98 276,98 273,95 272,95 269,93 269,93 266,90 265,89 264,88 262,86 261,84 260,83 259,81 257,80 256,78 254,76 254,75 253,74 250,72 249,71 246,69 244,66 242,64 242,64 240,61 239,60 238,59 235,57 234,57 231,54 231,54 228,52 228,52 224,49 224,49 220,47 220,47 217,44 216,44 215,42 213,39 213,39 210,37 209,36 207,35 205,33 203,32 201,31 198,30 198,30 196,27 194,26 193,25 190,23 190,22 187,20 185,20 183,19 180,17 180,17 176,15 176,15 172,12 172,12 168,10 168,10 165,8 163,7 161,6 157,5 157,5 154,4 150,3 148,2 146,2 143,1 139,1">
          <text:p/>
        </draw:polygon>
        <draw:polygon draw:style-name="gr8" draw:text-style-name="P6" draw:layer="layout" svg:width="2.717cm" svg:height="2.657cm" draw:transform="skewX (0.242775298952411) rotate (2.84837733925475) translate (4.09543846372673cm 5.93225343624974cm)" svg:viewBox="0 0 2718 2658" draw:points="2157,0 2117,2 2115,3 2078,7 2039,16 2000,33 1960,50 1936,63 1922,71 1882,94 1843,110 1813,124 1804,127 1764,141 1739,154 1725,159 1686,178 1674,184 1647,197 1615,214 1607,218 1569,238 1557,245 1530,260 1508,274 1491,289 1472,305 1451,326 1442,335 1414,366 1412,367 1382,396 1373,404 1348,426 1334,439 1313,456 1294,470 1273,487 1255,498 1228,517 1216,524 1183,547 1176,551 1143,577 1138,581 1109,607 1098,619 1080,637 1059,666 1057,667 1030,698 1020,711 1002,728 980,747 963,758 941,768 903,775 863,768 839,758 824,751 785,732 776,728 746,713 706,698 667,679 637,668 628,663 589,647 556,637 550,635 510,623 471,617 432,613 392,613 353,615 315,621 275,633 267,637 236,649 206,667 197,673 163,697 158,703 127,728 118,736 94,758 79,776 67,788 47,818 40,833 30,849 19,880 11,909 7,940 4,970 2,1001 1,1031 0,1054 0,1061 0,1091 0,1099 1,1121 3,1152 7,1182 12,1212 18,1242 27,1273 39,1303 39,1303 47,1333 56,1363 65,1393 75,1424 78,1432 83,1454 95,1484 112,1514 117,1521 131,1545 153,1575 156,1579 171,1605 190,1635 196,1644 205,1666 216,1696 226,1726 230,1756 230,1786 228,1817 226,1847 226,1877 228,1907 234,1938 234,1942 239,1968 249,1999 266,2028 273,2039 286,2059 313,2088 313,2089 338,2119 351,2134 361,2150 377,2179 390,2206 392,2210 398,2240 406,2271 416,2301 429,2328 431,2332 444,2361 465,2392 468,2397 485,2422 508,2447 511,2452 536,2483 547,2493 567,2512 586,2529 607,2543 626,2555 665,2573 704,2592 743,2603 746,2604 783,2618 821,2629 841,2634 861,2641 900,2653 939,2657 978,2658 1017,2654 1056,2649 1095,2640 1111,2634 1135,2627 1174,2608 1181,2604 1213,2582 1223,2574 1253,2544 1253,2544 1281,2513 1291,2499 1305,2483 1324,2453 1331,2441 1344,2423 1360,2392 1370,2371 1377,2362 1399,2332 1409,2318 1429,2302 1449,2288 1478,2271 1488,2267 1527,2252 1549,2241 1566,2235 1605,2215 1611,2210 1644,2189 1654,2180 1684,2155 1689,2150 1722,2120 1722,2119 1759,2090 1762,2087 1799,2060 1801,2058 1838,2030 1840,2028 1873,1999 1880,1992 1901,1969 1919,1940 1920,1939 1943,1909 1958,1884 1963,1878 1990,1849 1997,1839 2019,1818 2037,1800 2051,1788 2076,1768 2090,1757 2115,1744 2146,1727 2155,1723 2193,1706 2210,1697 2232,1687 2265,1667 2272,1662 2307,1636 2311,1634 2341,1606 2350,1596 2369,1576 2389,1546 2390,1545 2412,1516 2428,1486 2428,1484 2451,1455 2468,1425 2468,1425 2494,1395 2507,1374 2516,1365 2539,1335 2546,1324 2565,1304 2585,1274 2586,1273 2609,1243 2624,1214 2625,1210 2641,1183 2652,1153 2660,1123 2664,1101 2668,1092 2677,1063 2685,1032 2693,1002 2699,971 2704,945 2705,941 2713,911 2717,881 2718,850 2717,820 2715,790 2711,759 2706,729 2704,716 2702,699 2697,669 2688,638 2674,608 2665,595 2657,578 2637,548 2626,535 2614,518 2587,489 2586,487 2559,457 2547,446 2530,426 2509,402 2505,397 2496,366 2494,336 2495,305 2495,275 2491,245 2485,215 2473,185 2470,178 2460,154 2441,124 2430,113 2414,94 2391,74 2377,64 2352,48 2320,33 2313,30 2274,15 2235,7 2201,3 2195,2">
          <text:p/>
        </draw:polygon>
        <draw:g draw:style-name="gr9">
          <draw:polygon draw:style-name="gr10" draw:text-style-name="P6" draw:layer="layout" svg:width="2.292cm" svg:height="2.194cm" draw:transform="skewX (0.00977384381116828) rotate (-1.21963608129364) translate (2.21502768722521cm 3.67078475102752cm)" svg:viewBox="0 0 2293 2195" draw:points="1093,0 1064,0 1036,7 1016,20 1008,25 987,47 980,53 959,74 951,80 929,100 924,107 906,128 895,151 894,155 880,182 868,202 861,209 839,227 827,236 812,247 792,263 783,272 765,290 755,300 738,318 727,327 709,345 699,355 683,372 671,389 664,399 649,426 643,443 638,453 631,480 625,507 621,534 617,561 615,570 608,588 595,615 587,626 571,642 559,653 541,670 530,680 516,697 502,716 495,724 474,748 471,751 446,769 428,778 418,784 390,798 377,805 361,816 347,832 334,846 323,859 305,886 305,886 293,913 285,941 278,968 277,968 263,995 249,1016 245,1022 227,1049 221,1058 211,1076 196,1102 193,1107 177,1130 165,1149 159,1157 140,1184 137,1190 122,1212 109,1238 109,1239 95,1265 83,1292 81,1298 68,1319 54,1346 53,1349 39,1373 30,1401 26,1428 25,1436 21,1455 14,1482 6,1508 1,1535 0,1562 2,1589 5,1616 8,1643 8,1670 9,1697 14,1724 24,1751 25,1754 37,1778 54,1802 56,1805 77,1832 81,1837 110,1856 116,1859 138,1867 166,1875 194,1881 215,1886 222,1888 251,1900 272,1913 279,1918 301,1939 307,1946 325,1966 335,1976 353,1993 363,2003 385,2020 392,2025 420,2041 434,2046 448,2052 476,2060 505,2065 532,2068 561,2069 589,2069 617,2069 645,2070 668,2073 674,2073 701,2074 715,2072 730,2071 758,2065 786,2060 814,2057 842,2054 871,2049 891,2045 898,2043 927,2037 954,2034 983,2032 1011,2033 1039,2034 1096,2036 1124,2036 1152,2034 1180,2029 1208,2021 1224,2016 1236,2014 1265,2008 1293,2005 1322,2004 1349,2005 1378,2008 1406,2012 1434,2015 1441,2015 1462,2018 1490,2022 1518,2029 1546,2038 1554,2042 1575,2055 1600,2069 1603,2072 1631,2090 1641,2096 1659,2110 1677,2122 1687,2131 1712,2149 1716,2153 1744,2171 1755,2176 1772,2185 1800,2193 1829,2195 1856,2190 1885,2181 1896,2176 1913,2166 1941,2149 1943,2148 1969,2128 1979,2121 1997,2099 2000,2094 2014,2067 2025,2046 2028,2040 2049,2013 2054,2010 2080,1986 2082,1985 2110,1963 2114,1958 2138,1938 2144,1931 2166,1907 2168,1905 2189,1878 2194,1870 2209,1851 2222,1829 2226,1823 2243,1796 2251,1782 2257,1769 2267,1742 2273,1715 2275,1688 2276,1661 2278,1634 2278,1633 2283,1607 2288,1580 2292,1553 2293,1526 2292,1499 2288,1472 2284,1445 2280,1418 2280,1391 2282,1364 2285,1337 2285,1310 2279,1283 2278,1280 2270,1256 2257,1229 2250,1215 2243,1203 2233,1176 2221,1151 2220,1148 2208,1121 2193,1101 2189,1094 2166,1068 2165,1066 2140,1041 2137,1037 2110,1014 2108,1012 2087,987 2080,974 2073,960 2062,933 2052,914 2047,906 2031,879 2023,866 2016,852 2003,825 1995,813 1986,798 1967,777 1962,772 1939,745 1922,718 1911,696 1908,691 1894,664 1882,649 1874,637 1854,616 1849,610 1826,585 1825,583 1799,556 1798,555 1770,529 1769,528 1743,503 1741,501 1719,476 1713,467 1701,449 1684,423 1684,422 1668,395 1657,380 1645,368 1628,353 1610,341 1600,335 1574,314 1572,313 1553,287 1544,275 1534,260 1516,239 1510,233 1487,215 1476,207 1459,195 1434,180 1431,178 1403,155 1400,153 1375,127 1373,126 1346,101 1345,99 1319,79 1306,72 1290,62 1262,48 1255,46 1233,35 1205,24 1188,19 1177,15 1149,8 1120,3">
            <text:p/>
          </draw:polygon>
          <draw:custom-shape draw:style-name="gr11" draw:text-style-name="P7" draw:layer="layout" svg:width="0.731cm" svg:height="2.599cm" svg:x="0.29cm" svg:y="4.026cm">
            <text:p/>
            <draw:enhanced-geometry svg:viewBox="0 0 21600 21600" draw:type="rectangle" draw:enhanced-path="M 0 0 L 21600 0 21600 21600 0 21600 0 0 Z N"/>
          </draw:custom-shape>
        </draw:g>
        <draw:g draw:style-name="gr9">
          <draw:polygon draw:style-name="gr12" draw:text-style-name="P6" draw:layer="layout" svg:width="2.359cm" svg:height="2.688cm" draw:transform="skewX (-0.032637657012294) rotate (0.0710349005561692) translate (1.6445085823882cm 1.67071627679826cm)" svg:viewBox="0 0 2360 2689" draw:points="1395,4 1358,0 1321,0 1284,4 1247,15 1231,22 1211,30 1174,52 1169,55 1136,76 1122,87 1100,102 1073,119 1063,124 1026,141 1004,151 989,157 952,172 927,184 915,188 878,203 852,216 841,221 804,240 792,248 767,265 747,281 730,295 707,313 693,323 660,345 657,348 619,364 595,378 582,383 546,401 531,410 509,421 474,442 472,444 435,459 400,475 398,476 361,484 324,491 287,497 250,502 232,508 213,511 176,528 159,540 139,558 125,572 103,604 102,606 80,636 65,666 62,669 42,701 30,733 28,740 16,765 7,797 3,829 0,861 0,894 2,925 7,958 13,990 22,1022 27,1037 30,1054 35,1086 43,1118 52,1150 63,1182 63,1183 69,1214 77,1246 90,1278 100,1295 105,1310 122,1342 136,1362 143,1374 166,1406 173,1415 187,1438 210,1468 211,1470 226,1502 239,1534 244,1566 230,1598 210,1620 197,1630 173,1653 164,1662 143,1695 135,1719 132,1727 126,1759 124,1791 123,1823 121,1855 118,1887 115,1919 112,1951 112,1983 114,2015 121,2047 133,2080 134,2083 143,2111 157,2143 171,2166 175,2175 190,2207 208,2238 208,2239 218,2271 226,2303 238,2335 245,2349 250,2367 265,2399 281,2423 286,2431 308,2463 318,2475 334,2495 355,2515 370,2527 392,2543 423,2559 429,2561 465,2578 502,2589 508,2591 539,2605 576,2619 585,2622 613,2636 650,2650 660,2654 686,2667 723,2679 760,2685 766,2685 797,2689 834,2688 846,2685 871,2682 907,2673 945,2656 949,2652 982,2633 996,2620 1018,2596 1025,2588 1047,2556 1056,2539 1066,2524 1085,2492 1093,2478 1111,2459 1129,2444 1162,2427 1167,2425 1204,2413 1238,2395 1240,2394 1277,2371 1287,2363 1315,2337 1320,2330 1345,2298 1351,2287 1365,2266 1380,2234 1388,2214 1396,2202 1419,2170 1426,2162 1454,2137 1462,2132 1499,2105 1537,2085 1557,2073 1573,2064 1610,2041 1611,2041 1647,2014 1653,2008 1677,1976 1684,1964 1698,1944 1721,1911 1758,1887 1771,1880 1795,1870 1832,1853 1844,1847 1869,1837 1905,1815 1906,1815 1943,1792 1956,1782 1979,1764 1995,1750 2017,1727 2025,1718 2050,1686 2054,1680 2074,1654 2090,1622 2091,1621 2113,1589 2127,1557 2128,1556 2148,1525 2161,1493 2165,1485 2179,1461 2193,1429 2202,1403 2205,1397 2222,1365 2234,1332 2239,1315 2248,1300 2265,1268 2276,1238 2278,1236 2298,1204 2312,1172 2313,1167 2329,1140 2341,1107 2348,1075 2350,1060 2355,1044 2360,1011 2360,979 2355,947 2351,934 2347,914 2336,883 2320,851 2314,840 2307,819 2300,787 2294,754 2291,723 2287,691 2278,665 2276,659 2259,627 2241,607 2224,595 2204,582 2168,571 2131,567 2094,569 2057,572 2020,573 1983,573 1946,571 1909,568 1882,564 1872,562 1836,552 1799,544 1762,537 1727,533 1725,532 1688,525 1652,518 1615,509 1599,501 1578,486 1564,469 1544,437 1541,417 1540,405 1542,400 1549,374 1563,341 1574,309 1578,289 1583,277 1590,245 1592,213 1586,181 1579,162 1575,149 1561,117 1542,93 1535,85 1505,57 1500,53 1468,31 1444,21 1432,15">
            <text:p/>
          </draw:polygon>
          <draw:custom-shape draw:style-name="gr13" draw:text-style-name="P7" draw:layer="layout" svg:width="2.94cm" svg:height="1.272cm" svg:x="1.585cm" svg:y="1.486cm">
            <text:p/>
            <draw:enhanced-geometry svg:viewBox="0 0 21600 21600" draw:type="rectangle" draw:enhanced-path="M 0 0 L 21600 0 21600 21600 0 21600 0 0 Z N"/>
          </draw:custom-shape>
        </draw:g>
        <draw:line draw:style-name="gr14" draw:text-style-name="P8" draw:layer="layout" svg:x1="9.695cm" svg:y1="6.731cm" svg:x2="13.695cm" svg:y2="6.731cm">
          <text:p/>
        </draw:line>
        <draw:path draw:style-name="gr2" draw:text-style-name="P2" draw:layer="layout" svg:width="0.007cm" svg:height="0.009cm" svg:x="12.533cm" svg:y="4.33cm" svg:viewBox="0 0 8 10" svg:d="M5 1c1 1 2 1 2 2h1l-8 7 1-7 4-3z">
          <text:p/>
        </draw:path>
        <draw:line draw:style-name="gr14" draw:text-style-name="P8" draw:layer="layout" svg:x1="9.7cm" svg:y1="6.736cm" svg:x2="9.7cm" svg:y2="2.736cm">
          <text:p/>
        </draw:line>
        <draw:path draw:style-name="gr5" draw:text-style-name="P5" draw:layer="layout" svg:width="2.499cm" svg:height="1.923cm" svg:x="10.494cm" svg:y="3.363cm" svg:viewBox="0 0 2500 1924" svg:d="M2231 13l32 19v1h1l2 1 34 18 26 19 8 6 33 30v1l31 38 2 4h1v1l21 34 12 32c0 0 1 0 1 1l4 7 15 38 11 39 4 15c0 1 0 1 0 1l8 24 10 39 7 38 5 39 1 39-1 39-2 39-3 40-2 40-2 39-5 39-10 38-5 15-1 1-7 24-16 38-11 23c-1 1-1 1-1 2l-5 16-16 39-13 28c0 1-1 1-1 1l-4 11-19 38-10 17-13 22-22 29-7 11-28 37v1l-1 2-29 39-5 6-26 33-9 11-24 29-10 12-24 28c-1 0-1 0-1 1l-11 14c-1 0-1 0-1 1l-17 25-18 29h-1l-5 11-24 40-4 4-25 34-10 12-25 27c0 1-1 1-1 3l-10 14-18 24c0 1 0 2 0 2-2 2-3 5-3 8 0 1 0 2 1 3l10 39c0 2 0 3 1 4 1 3 3 4 5 6l8 5 34 25 9 8 1 1 25 19 21 19 12 15 18 22 15 33v1l2 3 6 35-5 36-3 7-12 29-20 26-11 9-13 9-6-2h-1l-34-14-34-17c-1 0-1-1-1-1l-31-22c-1 0-1 0-1 0l-4-4-25-17-1-1-28-26c-1 0-1 0-1 0l-6-6-22-19-26-27-29-24c0-1-1-1-1-1l-20-22-6-5v-1l-27-27v-1l-9-10-17-14-30-16-37-5-23 2-21 4-29 11-25 9-16 8v1l-40 18-2 1-35 19c0 0 0 1-1 1l-26 11-16 7-40 14-7 3h-1l-44 13c-1 0-1 0-1 0l-8 2-42 11h-1l-14 3-35 8-22 6-27 7-26 7-27 9-21 7-33 12-12 5-43 17h-1l-1 1-42 18-13 6-30 12c-1 0-1 0-1 0l-25 9-24 7-1 1-27 6h-1l-33 6-14 3c-1 0-1 0-1 0l-46 6-9 1-38 6c-1 0-1 0-1 0l-32 3-14 3-46 5-15 1-30 3c-1 0-1 0-1 0l-44 2h-10l-34 3-10 1-3-4-19-22-14-17-21-32-3-6-22-39-8-21h-1l-10-19-19-39-5-12c-1 0-1-1-1-1 0-1 0-1 0-1l-18-28-18-29c0-1 0-1 0-1l-7-10-1-1-28-33-7-7c0-1 0-1-1-2l-28-24-20-16-1-1-16-10-31-27c-2-1-2-2-3-3l-35-30-7-7-27-30-7-9-27-36h-1l-2-4-29-39-3-4-1-1-29-36-6-6-26-33-8-10-5-7 1-13-2-13c0 0 0-1 0-2l2-30c0-1 0-2 0-3l8-28c0-1 0-1 0-1l11-28c0-1 0-1 0-1l7-15 5-12 10-28 12-28 14-28 15-27h1c0-1 0-1 0-1l16-26 1-1 19-25h1l22-25c1 0 1 0 1-1l2-1 18-22c0-1 0-1 0-1l21-24v-1l23-24 23-24 24-24h1l7-7 14-17 23-24c1 0 1-1 1-1l26-23 1-1 28-19 2-2c0 0 0-1 1-1l29-21c0-1 1-1 1-1l36-19 1-1 35-20c0-1 0-1 1-1l27-12 11-7 38-20 12-6 23-13c0-1 0-1 1-1l38-19c1 0 1 0 1-1l30-20h1l34-19c0 0 0-1 1-1l31-22v-1c1 0 1 0 1 0l35-19h1l34-21c1 0 1 0 1 0l28-12 14-7h1l41-15 6-2 46-13h1l9-2 40-8h1l25-2 20-4c1 0 1 0 1 0l45-4h10l36-7 30-4 18-5 32-10 20-6 25-11 31-12 11-6c0-1 0-1 0-1l41-18 7-3 25-17h1l37-20h1l32-21v-1h1l31-13 9-5c1 0 2-1 2-1l45-15 3-1 49-15h1 3l48-14 4-1 47-16c1 0 1 0 2 0l46-17 7-3 41-14 13-5h1l42-9 8-2h1l46-7c1 0 1 0 1 0h18l27-3 44-3h11l34-6 26-7 25-8 16-9 35-19 10-7 20-14c0-1 0-1 0-1l31-22h1l20-12 12-9h1l1-1z">
          <text:p/>
        </draw:path>
        <draw:path draw:style-name="gr15" draw:text-style-name="P9" draw:layer="layout" svg:width="0.512cm" svg:height="0.62cm" svg:x="10.463cm" svg:y="4.692cm" svg:viewBox="0 0 513 621" svg:d="M43 0l6 7 5 7 15 17-16 16v-2l-1-2-10-33v-1l-1-7zM94 63l21 30 1 1 2 2-39 39-6-22-6-22v-1zM143 129l2 4h1l8 10 15 16-165 166 3-18v-1l10-29 13-28 9-17zM198 188l26 23c1 2 2 3 3 4l-217 218-4-16-4-12c0-2-1-2-1-3l-1-16zM259 241l2 2c0 0 1 0 1 1l16 11 13 11-239 239-4-4c-1-1-1-2-2-2l-14-21-4-6zM322 292l3 2 5 5 19 23-235 236-8-5c-1 0-1-1-2-1l-22-19zM373 356l9 14 12 21-200 200 7 7-27-11c-1 0-1 0-1 0l-5-2-17-8zM414 429l9 19c0 1 0 1 0 1l10 18-124 124 14 15 14 14h-7v1c-1 0-1-1-1-1l-41-3c-1 0-1 0-1 0l-36-7h-2c-1 0-1 0-2 0l-11-3zM451 506l14 23 3 6c1 0 1 0 1 0l4 7-50 49 14 15 5 4-21 4h-1l-45 3-37 2zM495 576l10 12v1l8 9-44 8c-1 0-1 0-1 0h-3z">
          <text:p/>
        </draw:path>
        <draw:path draw:style-name="gr15" draw:text-style-name="P9" draw:layer="layout" svg:width="0.96cm" svg:height="2.012cm" svg:x="12.521cm" svg:y="3.263cm" svg:viewBox="0 0 961 2013" svg:d="M295 37l37-14 13-5c1 0 1 0 1 0l34-8-107 107-19-11h-2l-15-10zM447 0l23 1 17-1h1l14 1-163 164-12-12-1-1-8-6-10-7zM554 7l15 3h1l31 7-207 207-25-31zM645 30c0 1 1 1 1 1l33 15c1 0 1 0 2 1l2 2-249 249-11-26c0-1 0-1-1-2l-6-11zM718 73l9 7 15 10 6 4-284 284-7-25v-1l-6-13zM781 118l18 16h2c0 1 1 1 1 1l11 8-324 324-9-34-3-10zM845 169l16 16 12 13-370 369v-11c0-1 0-1 0-1l-4-40zM899 229h1v1l12 18v1h1l8 16-420 420v-8l2-40v-1-11zM937 306l8 33c0 1 0 2 0 2v4l2 7-454 454 1-9v-1l3-40v-11zM955 401v1l2 4v1l4 32c0 1 0 2 0 2v1l-2 12-516 517 4-10h1l17-40c0 0 0-1 0-2l7-24 6-14c0-1 0-2 0-2v-1zM952 519l-3 14v1l-8 28-10 29v2 4l-616 616 8-11 7-10 21-29 1-1 14-23 11-17c0-1 0-1 0-1l20-40v-1l4-10zM930 655l1 9 4 16v1l5 21-939 939-1-6 14-18c0-1 0-2 1-2l9-14 24-27c0 0 1 0 1-1l9-12 26-34 4-5c1-1 1-1 1-1l25-40c0-1 0-1 0-1v-1l6-10 6-10zM953 747v1c0 1 0 1 0 2l1 21 2 11v1l1 17-900 900-2-1-8-7c-1-1-1-1-1-1l-21-16zM939 875l-10 28c0 0 0 1 0 2l-14 26c0 0 0 1-1 1l-15 26v1l-17 26-9 13-756 756-12-13c0 0-1 0-2-1l-15-14zM939 874v1zM831 1097l-3 22c0 1 0 1 0 1l-3 21v7l1 11-667 667c0-1 0-1-1-2l-3-6-14-31zM829 1213l5 31c0 1 0 1 0 1l1 20-692 691 13-31 3-9c1-1 1-2 2-4l4-35zM835 1321l-3 19c0 1 0 1 0 2l-6 19-1 8v1l-6 24-618 619-19-1h-1l-32-5zM801 1470l-5 16-4 29v1l-7 27-454 454-10 3h-1l-11 2-37 8c-1 0-1 0-2 0h-9zM748 1637l-10 21-11 20-4 8-16 25-3 7-13 20-17 27-7 10-153 153-12 7h-1l-17 8-23 11-1 1-33 12-12 4h-1l-1 1z">
          <text:p/>
        </draw:path>
        <draw:polygon draw:style-name="gr8" draw:text-style-name="P6" draw:layer="layout" svg:width="2.642cm" svg:height="2.62cm" draw:transform="skewX (0.227067335684462) rotate (2.84488668075076) translate (12.6841557326161cm 5.89742224763459cm)" svg:viewBox="0 0 2643 2621" draw:points="2101,0 2063,2 2060,3 2025,7 1987,16 1949,32 1910,49 1887,62 1872,70 1834,92 1795,108 1767,121 1758,125 1719,139 1694,151 1681,157 1643,175 1632,181 1605,193 1574,210 1566,214 1529,234 1517,241 1490,255 1469,270 1453,284 1434,300 1414,320 1405,329 1377,360 1376,361 1346,389 1338,397 1313,419 1299,432 1279,448 1261,463 1240,479 1223,490 1196,508 1184,516 1152,538 1146,542 1113,568 1108,572 1080,598 1069,609 1052,627 1031,655 1030,657 1003,687 993,700 976,717 954,735 937,746 917,756 879,763 841,756 817,746 802,738 765,719 756,716 726,701 688,686 651,668 622,656 612,652 574,636 543,626 536,624 498,612 459,606 422,602 383,602 345,604 308,610 269,622 261,625 231,637 202,655 193,661 160,685 155,690 125,715 116,723 93,744 78,762 67,774 47,804 40,818 30,834 19,864 11,893 8,924 4,953 3,984 1,1013 0,1037 0,1044 0,1073 0,1081 1,1103 3,1133 6,1162 11,1193 17,1222 25,1252 37,1282 37,1282 45,1312 53,1342 62,1372 71,1401 75,1410 79,1432 91,1461 108,1491 112,1497 125,1521 147,1551 150,1555 164,1581 183,1611 188,1619 197,1641 208,1670 217,1700 221,1730 221,1760 219,1790 217,1820 217,1849 218,1879 224,1909 224,1913 229,1939 238,1969 255,1999 262,2009 274,2029 300,2057 301,2059 325,2088 337,2103 347,2119 363,2148 375,2174 377,2178 383,2208 390,2238 400,2268 413,2295 414,2298 426,2327 447,2358 450,2362 466,2387 488,2413 491,2417 516,2448 527,2457 545,2477 564,2493 584,2507 602,2519 641,2537 678,2555 717,2567 719,2567 755,2581 792,2593 811,2597 831,2604 869,2616 907,2620 945,2621 983,2618 1020,2613 1059,2604 1074,2598 1097,2591 1135,2572 1142,2568 1173,2546 1183,2538 1212,2509 1213,2509 1240,2479 1250,2465 1263,2449 1282,2419 1289,2407 1301,2390 1317,2359 1327,2339 1334,2330 1355,2300 1365,2286 1384,2270 1404,2257 1432,2240 1442,2236 1480,2221 1502,2211 1518,2205 1556,2185 1562,2181 1594,2160 1604,2151 1633,2126 1638,2122 1670,2092 1670,2091 1706,2062 1709,2059 1745,2032 1747,2031 1784,2003 1785,2001 1818,1973 1824,1966 1845,1943 1862,1914 1863,1913 1885,1883 1900,1859 1905,1853 1932,1824 1939,1814 1960,1794 1978,1776 1991,1764 2015,1744 2030,1734 2054,1721 2084,1705 2092,1701 2130,1684 2146,1675 2168,1665 2199,1646 2206,1641 2241,1615 2244,1613 2274,1586 2283,1576 2301,1556 2321,1526 2321,1525 2344,1496 2359,1467 2359,1466 2381,1437 2398,1407 2399,1407 2423,1377 2437,1357 2445,1348 2468,1318 2475,1308 2493,1288 2513,1258 2513,1257 2536,1228 2551,1199 2552,1195 2567,1169 2578,1139 2586,1109 2590,1088 2594,1079 2603,1050 2611,1020 2619,990 2625,960 2629,933 2630,930 2638,900 2642,871 2643,840 2643,810 2641,780 2637,750 2633,721 2630,707 2629,691 2624,661 2615,631 2602,601 2593,588 2585,571 2566,541 2555,529 2543,512 2517,483 2516,481 2490,452 2479,441 2462,421 2442,397 2438,392 2430,362 2428,332 2429,302 2429,272 2425,242 2420,213 2408,183 2405,176 2396,153 2377,123 2367,112 2351,93 2329,74 2315,63 2291,47 2260,33 2253,30 2215,15 2177,7 2144,3 2138,2">
          <text:p/>
        </draw:polygon>
        <draw:polygon draw:style-name="gr16" draw:text-style-name="P6" draw:layer="layout" svg:width="2.902cm" svg:height="2.965cm" svg:x="10.106cm" svg:y="3.291cm" svg:viewBox="0 0 2903 2966" draw:points="2416,10 2381,6 2346,3 2311,2 2276,0 2241,1 2206,5 2176,11 2170,11 2135,19 2101,28 2065,39 2031,51 2030,51 1995,57 1960,61 1925,62 1890,62 1855,61 1820,61 1785,61 1750,61 1715,62 1679,65 1645,69 1610,75 1574,85 1559,91 1539,95 1504,105 1469,117 1438,130 1434,131 1399,139 1364,147 1329,155 1294,165 1276,170 1259,173 1224,179 1189,186 1154,195 1118,205 1104,210 1083,214 1049,220 1013,225 978,229 943,230 908,228 873,225 838,223 803,221 768,220 733,219 698,216 663,211 654,210 627,203 592,195 557,191 522,190 487,192 452,197 417,204 394,210 382,212 346,219 311,230 277,244 265,250 241,259 206,275 183,290 171,295 136,317 121,330 101,345 77,369 66,382 45,409 31,438 25,449 11,489 5,529 1,568 0,608 1,648 3,687 9,727 18,767 31,807 31,807 43,847 63,887 66,892 85,927 101,949 113,967 136,995 146,1007 171,1033 185,1046 206,1070 222,1086 241,1110 253,1126 277,1162 279,1166 299,1206 311,1229 319,1246 338,1285 346,1299 361,1325 382,1354 390,1365 417,1398 422,1405 452,1441 455,1445 484,1485 487,1488 514,1524 522,1534 549,1564 557,1571 592,1602 593,1604 627,1632 643,1643 663,1659 691,1683 698,1690 726,1723 733,1733 751,1763 768,1791 774,1803 793,1842 803,1861 812,1882 834,1922 838,1928 859,1962 873,1979 893,2002 908,2019 934,2042 943,2051 978,2080 980,2081 1013,2115 1019,2121 1047,2161 1049,2163 1070,2201 1083,2223 1094,2241 1118,2275 1122,2281 1151,2320 1154,2323 1186,2360 1189,2363 1224,2394 1231,2400 1259,2427 1270,2439 1294,2479 1310,2519 1329,2553 1333,2559 1361,2599 1364,2603 1392,2639 1399,2647 1427,2678 1434,2686 1465,2718 1469,2723 1500,2758 1504,2764 1528,2798 1539,2817 1551,2838 1571,2878 1574,2883 1595,2917 1610,2934 1645,2957 1679,2966 1715,2966 1746,2957 1750,2956 1785,2933 1799,2917 1819,2878 1820,2874 1829,2838 1835,2798 1839,2758 1841,2718 1840,2678 1840,2639 1843,2599 1851,2559 1855,2545 1865,2519 1881,2479 1890,2458 1898,2439 1914,2400 1925,2365 1927,2360 1939,2320 1950,2281 1960,2243 1961,2241 1974,2201 1983,2161 1987,2121 1989,2081 1992,2042 1995,2011 1997,2002 2005,1962 2014,1922 2026,1882 2030,1871 2046,1842 2063,1803 2065,1797 2090,1763 2101,1751 2135,1745 2146,1763 2156,1803 2170,1842 2170,1844 2190,1882 2206,1901 2227,1922 2241,1933 2276,1955 2289,1962 2311,1973 2346,1986 2381,1993 2416,1994 2451,1990 2486,1977 2509,1962 2521,1951 2543,1922 2556,1891 2559,1882 2565,1842 2559,1803 2556,1797 2541,1763 2521,1739 2507,1723 2486,1703 2460,1683 2451,1675 2416,1649 2407,1643 2398,1604 2416,1579 2426,1564 2451,1536 2461,1524 2486,1490 2490,1485 2515,1445 2521,1433 2539,1405 2556,1380 2567,1365 2591,1337 2602,1325 2626,1296 2635,1285 2661,1252 2666,1246 2695,1206 2697,1204 2725,1166 2731,1155 2753,1126 2767,1103 2778,1086 2797,1046 2802,1035 2815,1007 2831,967 2837,950 2848,927 2865,887 2872,863 2878,847 2888,807 2893,767 2895,727 2898,687 2900,648 2902,608 2903,568 2902,529 2898,489 2890,449 2879,409 2872,385 2868,369 2857,330 2841,290 2837,282 2823,250 2802,214 2799,210 2767,170 2767,169 2731,137 2723,130 2697,111 2661,92 2659,91 2626,71 2591,56 2577,51 2556,41 2521,27 2486,19 2451,14 2422,11">
          <text:p/>
        </draw:polygon>
        <draw:line draw:style-name="gr14" draw:text-style-name="P8" draw:layer="layout" svg:x1="1cm" svg:y1="6.731cm" svg:x2="5cm" svg:y2="6.731cm">
          <text:p/>
        </draw:line>
        <draw:line draw:style-name="gr14" draw:text-style-name="P8" draw:layer="layout" svg:x1="1.005cm" svg:y1="6.736cm" svg:x2="1.005cm" svg:y2="2.736cm">
          <text:p/>
        </draw:line>
        <draw:path draw:style-name="gr17" draw:text-style-name="P5" draw:layer="layout" svg:width="2.194cm" svg:height="1.846cm" svg:x="1.8cm" svg:y="9.441cm" svg:viewBox="0 0 2195 1847" svg:d="M2094 14l14 23 14 25 23 50 1 1v1l24 47 14 48c0 0 1 1 1 2l10 46v48l-8 48-3 12v1l-7 37-12 48-14 51-6 24v1l-4 26-6 49-2 50-6 50-7 48-11 49-2 11-8 39-14 48-16 36c-1 0-1 0-1 0l-5 13-21 50-12 26v1l-9 22-21 49-9 16v1l-16 32-22 32-12 16-26 36-12 14c0 1 0 1 0 1l-28 45c0 0-1 1-1 2l-1 5h-1l-17 49-20 50-17 49-20 35-8 12-31 43-5 6-1 2-15-8-37-5-23 3-21 4-29 10-25 10-16 8-40 19-2 1-35 19h-1l-26 11-16 7v1l-40 14-7 3h-1l-44 13c-1 0-1 0-1 0l-8 2-42 10h-1l-14 4-35 8-22 5-27 8-26 7-27 9-21 7-33 12-12 5-43 16c0 0-1 0-1 1l-1 1-42 17v1l-13 6-30 12c-1 0-1 0-1 0l-25 8-24 8h-1l-27 7h-1l-33 6-14 2c-1 0-1 0-1 0l-46 6-9 1-38 7c-1 0-1 0-1 0l-32 3-14 2-46 6-15 1-30 3c-1 0-1 0-1 0l-44 1-10 1-34 3-10 1-3-4-19-22-14-17-21-33-3-5-22-39-8-21c0 0-1 0-1-1l-10-19-19-39-5-12c-1 0-1 0-1-1l-18-28-18-30v-1l-7-9c0-1-1-1-1-1l-28-34-7-7c0 0 0-1-1-1l-28-24-20-16c0-1-1-1-1-1l-16-11-31-26c-2-1-2-2-3-3l-35-31-7-6-27-30-7-9-27-36c0 0-1 0-1-1l-2-3-29-39-3-4c0-1-1-1-1-1l-29-36-6-7-26-32-8-10-5-7 1-13-2-14v-1l2-31c0-1 0-1 0-2l8-29c0-1 0-1 0-1l11-28v-1l7-14 5-13 10-28 12-28 14-27c0-1 0-1 0-1l15-27h1v-1l16-25c0-1 1-1 1-1l19-25c0-1 1-1 1-1l22-24c1-1 1-1 1-1l2-2 18-22 21-25 23-24 23-24c0-1 0-1 0-1l24-23 1-1 7-6 14-17 23-25c1 0 1 0 1-1l26-22c0-1 1-1 1-2l28-18 2-2c0-1 0-1 1-1l29-22c0 0 1 0 1-1l36-18 1-1 35-21 1-1 27-12 11-6v-1l38-19c0-1 0-1 0-1l12-5 23-14h1l38-19c1-1 1-1 1-1l30-21h1l34-18c0 0 0-1 1-2l31-21c0-1 0-1 0-1 1 0 1 0 1 0l35-19h1l34-21c1 0 1 0 1-1l28-11 14-7h1l41-16 6-1 46-14h1l9-1 40-8h1l25-3 20-3c1 0 1 0 1 0l45-4 10-1 36-6 30-5 18-4 32-11 20-6 25-11 31-11 11-7 41-19 7-2 25-18h1l37-20h1l32-21h1l31-14 9-5c1 0 2 0 2 0l45-16 3-1 49-15h1 3l48-14 4-1 47-15c1 0 1 0 2-1l46-17 7-2 41-14 13-5h1l42-10 8-1 1-1 46-6c1 0 1 0 1 0l18-1 27-2 44-3 11-1 34-6 26-6 25-8 16-9 14-8z">
          <text:p/>
        </draw:path>
        <draw:line draw:style-name="gr14" draw:text-style-name="P8" draw:layer="layout" svg:x1="1cm" svg:y1="12.731cm" svg:x2="5cm" svg:y2="12.731cm">
          <text:p/>
        </draw:line>
        <draw:path draw:style-name="gr2" draw:text-style-name="P2" draw:layer="layout" svg:width="0.007cm" svg:height="0.009cm" svg:x="3.838cm" svg:y="10.33cm" svg:viewBox="0 0 8 10" svg:d="M5 1c1 1 2 1 2 2h1l-8 7 1-7 4-3z">
          <text:p/>
        </draw:path>
        <draw:line draw:style-name="gr14" draw:text-style-name="P8" draw:layer="layout" svg:x1="1.005cm" svg:y1="12.736cm" svg:x2="1.005cm" svg:y2="8.736cm">
          <text:p/>
        </draw:line>
        <draw:path draw:style-name="gr18" draw:text-style-name="P10" draw:layer="layout" svg:width="0.512cm" svg:height="0.62cm" svg:x="1.768cm" svg:y="10.692cm" svg:viewBox="0 0 513 621" svg:d="M43 0l6 7 5 7 15 17-16 16v-2l-1-2-10-33v-1l-1-7zM94 63l21 30 1 1 2 2-39 39-6-22-6-22v-1zM143 129l2 4h1l8 10 15 16-165 166 3-18v-1l10-29 13-28 9-17zM198 188l26 23c1 2 2 3 3 4l-217 218-4-16-4-12c0-2-1-2-1-3l-1-16zM259 241l2 2c0 0 1 0 1 1l16 11 13 11-239 239-4-4c-1-1-1-2-2-2l-14-21-4-6zM322 292l3 2 5 5 19 23-235 236-8-5c-1 0-1-1-2-1l-22-19zM373 356l9 14 12 21-200 200 7 7-27-11c-1 0-1 0-1 0l-5-2-17-8zM414 429l9 19c0 1 0 1 0 1l10 18-124 124 14 15 14 14h-7v1c-1 0-1-1-1-1l-41-3c-1 0-1 0-1 0l-36-7h-2c-1 0-1 0-2 0l-11-3zM451 506l14 23 3 6c1 0 1 0 1 0l4 7-50 49 14 15 5 4-21 4h-1l-45 3-37 2zM495 576l10 12v1l8 9-44 8c-1 0-1 0-1 0h-3z">
          <text:p/>
        </draw:path>
        <draw:path draw:style-name="gr18" draw:text-style-name="P10" draw:layer="layout" svg:width="0.96cm" svg:height="2.012cm" svg:x="3.826cm" svg:y="9.263cm" svg:viewBox="0 0 961 2013" svg:d="M295 37l37-14 13-5c1 0 1 0 1 0l34-8-107 107-19-11h-2l-15-10zM447 0l23 1 17-1h1l14 1-163 164-12-12-1-1-8-6-10-7zM554 7l15 3h1l31 7-207 207-25-31zM645 30c0 1 1 1 1 1l33 15c1 0 1 0 2 1l2 2-249 249-11-26c0-1 0-1-1-2l-6-11zM718 73l9 7 15 10 6 4-284 284-7-25v-1l-6-13zM781 118l18 16h2c0 1 1 1 1 1l11 8-324 324-9-34-3-10zM845 169l16 16 12 13-370 369v-11c0-1 0-1 0-1l-4-40zM899 229h1v1l12 18v1h1l8 16-420 420v-8l2-40v-1-11zM937 306l8 33c0 1 0 2 0 2v4l2 7-454 454 1-9v-1l3-40v-11zM955 401v1l2 4v1l4 32c0 1 0 2 0 2v1l-2 12-516 517 4-10h1l17-40c0 0 0-1 0-2l7-24 6-14c0-1 0-2 0-2v-1zM952 519l-3 14v1l-8 28-10 29v2 4l-616 616 8-11 7-10 21-29 1-1 14-23 11-17c0-1 0-1 0-1l20-40v-1l4-10zM930 655l1 9 4 16v1l5 21-939 939-1-6 14-18c0-1 0-2 1-2l9-14 24-27c0 0 1 0 1-1l9-12 26-34 4-5c1-1 1-1 1-1l25-40c0-1 0-1 0-1v-1l6-10 6-10zM953 747v1c0 1 0 1 0 2l1 21 2 11v1l1 17-900 900-2-1-8-7c-1-1-1-1-1-1l-21-16zM939 875l-10 28c0 0 0 1 0 2l-14 26c0 0 0 1-1 1l-15 26v1l-17 26-9 13-756 756-12-13c0 0-1 0-2-1l-15-14zM939 874v1zM831 1097l-3 22c0 1 0 1 0 1l-3 21v7l1 11-667 667c0-1 0-1-1-2l-3-6-14-31zM829 1213l5 31c0 1 0 1 0 1l1 20-692 691 13-31 3-9c1-1 1-2 2-4l4-35zM835 1321l-3 19c0 1 0 1 0 2l-6 19-1 8v1l-6 24-618 619-19-1h-1l-32-5zM801 1470l-5 16-4 29v1l-7 27-454 454-10 3h-1l-11 2-37 8c-1 0-1 0-2 0h-9zM748 1637l-10 21-11 20-4 8-16 25-3 7-13 20-17 27-7 10-153 153-12 7h-1l-17 8-23 11-1 1-33 12-12 4h-1l-1 1z">
          <text:p/>
        </draw:path>
        <draw:polygon draw:style-name="gr8" draw:text-style-name="P6" draw:layer="layout" svg:width="2.64cm" svg:height="2.625cm" draw:transform="skewX (0.228987197861656) rotate (2.84226868687277) translate (3.98136995787183cm 11.9007768807948cm)" svg:viewBox="0 0 2641 2626" draw:points="2095,0 2057,2 2054,3 2018,7 1981,16 1942,33 1904,49 1881,63 1866,70 1828,93 1790,109 1761,122 1752,126 1714,140 1689,152 1675,158 1638,176 1626,182 1599,195 1568,212 1561,216 1524,235 1512,242 1486,257 1464,271 1448,286 1430,302 1410,322 1400,331 1373,362 1371,363 1342,391 1334,399 1310,421 1295,434 1275,451 1257,465 1236,481 1219,493 1192,511 1181,518 1149,541 1143,545 1110,571 1105,575 1077,601 1067,612 1049,630 1028,658 1027,660 1000,690 990,703 973,720 952,739 935,750 914,759 877,766 838,759 814,750 800,742 762,723 754,720 724,705 686,690 648,672 619,661 610,656 572,640 540,630 534,628 495,617 457,610 419,607 381,607 343,609 305,615 267,627 259,630 229,642 200,661 191,666 159,690 153,695 123,721 114,729 91,750 77,768 65,780 45,810 38,824 29,840 18,870 10,899 7,930 3,959 2,990 1,1019 0,1043 0,1050 0,1079 0,1087 1,1109 3,1139 7,1169 11,1199 18,1228 26,1258 38,1288 38,1289 46,1318 54,1348 63,1378 73,1407 76,1416 81,1438 92,1467 109,1497 114,1503 127,1527 149,1557 152,1561 167,1587 185,1617 191,1625 199,1647 211,1676 220,1706 224,1736 224,1766 222,1796 220,1826 220,1855 222,1885 228,1915 228,1919 233,1945 242,1975 259,2005 266,2015 278,2035 305,2063 305,2065 329,2094 342,2109 351,2125 367,2154 380,2180 382,2184 388,2214 395,2244 405,2274 418,2301 419,2304 432,2333 452,2363 456,2368 472,2393 494,2418 498,2423 522,2453 533,2463 552,2482 571,2498 591,2513 609,2525 647,2542 685,2561 723,2572 725,2573 761,2586 799,2598 818,2602 837,2609 876,2621 913,2625 952,2626 989,2622 1027,2617 1065,2608 1081,2602 1104,2595 1141,2577 1148,2572 1180,2550 1189,2542 1218,2513 1219,2513 1246,2482 1256,2469 1269,2453 1288,2423 1294,2411 1307,2393 1323,2363 1332,2342 1339,2333 1360,2303 1370,2290 1389,2274 1408,2260 1437,2243 1447,2239 1485,2224 1506,2214 1523,2207 1560,2187 1566,2183 1598,2162 1608,2154 1637,2129 1642,2124 1674,2094 1674,2093 1710,2064 1713,2062 1749,2034 1751,2033 1787,2005 1789,2003 1821,1975 1827,1967 1848,1945 1865,1916 1866,1915 1888,1885 1903,1861 1908,1855 1934,1826 1941,1816 1962,1795 1980,1778 1993,1766 2017,1746 2032,1735 2056,1722 2085,1706 2094,1702 2132,1685 2148,1675 2169,1666 2201,1646 2208,1642 2242,1616 2245,1613 2275,1586 2284,1576 2302,1557 2321,1526 2322,1525 2344,1497 2360,1467 2360,1466 2382,1437 2398,1407 2399,1407 2423,1377 2436,1357 2444,1347 2467,1318 2474,1307 2492,1287 2512,1258 2512,1257 2535,1227 2550,1198 2551,1195 2566,1168 2577,1138 2585,1109 2589,1087 2592,1078 2601,1049 2609,1019 2617,989 2622,959 2627,933 2628,929 2636,899 2640,870 2641,839 2640,809 2638,779 2634,749 2629,720 2627,706 2625,690 2620,660 2612,630 2598,600 2589,587 2581,570 2561,541 2551,528 2539,511 2513,482 2512,481 2485,451 2475,441 2458,421 2437,397 2434,391 2425,361 2423,331 2423,301 2423,271 2420,242 2414,212 2402,182 2399,175 2390,152 2371,122 2361,111 2345,93 2323,73 2309,63 2285,47 2253,33 2246,30 2209,15 2170,7 2138,3 2132,2">
          <text:p/>
        </draw:polygon>
        <draw:path draw:style-name="gr19" draw:text-style-name="P11" draw:layer="layout" svg:width="0.722cm" svg:height="1.886cm" svg:x="3.578cm" svg:y="9.363cm" svg:viewBox="0 0 723 1887" svg:d="M408 11l2-1 12-9 1-1 31 13 5 4-103 102-8-14h-1l-12-22zM495 38l28 14 8 7-137 138-7-15-1-1-11-23zM564 84l25 23 1 1 3 3-168 168v-1l-12-43zM618 143l3 3 1 4c1 0 1 0 1 0v1l17 27-202 203v-47c0-1-1-2-1-3l-1-5zM658 218l3 7 14 33-266 265 10-38v-1l6-33zM688 302l3 15c0 1 1 1 1 1l7 24 2 5-322 321 4-35 4-25 2-7zM712 393l5 26 2 23-351 352 2-12v-1l5-50v-1zM723 496v1l-1 39-1 19-381 381 1-5 8-39 2-11 4-17zM717 617l-2 38-2 22-449 449 7-19 12-25v-1l21-50 2-4zM705 742l-7 29-6 15v1l-7 24-7 15-572 572 8-20 1-4 27-43 11-14 26-36 13-17v-1l18-26zM638 924l-2 5-14 28c0 1 0 1 0 1l-4 11-19 38-10 17h-1l-9 16-579 579 29-41 9-13 20-37c0-1 0-1 1-1l14-38zM383 1293l-5 6v1l-17 25-18 29c-1 0-1 0-1 0l-6 11-24 40-3 4-26 34-9 12-25 27c-1 1-2 1-2 3l-2 3-196 195-5-4c-1 0-1-1-1-1l-22-23zM225 1566l2 9c0 2 1 3 2 4 1 3 2 4 4 6l9 5 8 7-142 142-9-8-21-18zM283 1622l2 1v1l26 19 3 4-147 148-13-12-7-6-10-9zM343 1676l1 1 18 22 4 10-135 135-18-13-5-4-10-6zM381 1752l3 19-5 36-3 7-11 29-20 26-11 9-13 9-6-2c-1 0-1 0-1 0l-34-14c-1 0-1 0-1 0l-11-6z">
          <text:p/>
        </draw:path>
        <draw:polygon draw:style-name="gr20" draw:text-style-name="P12" draw:layer="layout" svg:width="2.263cm" svg:height="2.336cm" svg:x="1.503cm" svg:y="9.11cm" svg:viewBox="0 0 2264 2337" draw:points="1553,6 1518,2 1482,0 1447,1 1412,3 1377,6 1342,7 1307,9 1272,11 1237,15 1202,25 1178,35 1167,38 1132,53 1099,74 1097,76 1062,89 1026,102 998,114 991,116 957,126 921,140 898,154 886,158 851,173 816,193 815,194 781,205 746,218 711,234 711,234 676,242 641,250 606,262 581,274 571,277 535,288 501,306 490,313 466,325 430,346 421,353 395,366 361,387 353,393 325,407 291,433 290,434 255,459 240,473 219,490 196,513 185,524 158,552 149,561 121,592 114,598 85,631 79,639 54,672 44,690 30,712 14,751 9,775 4,791 0,831 3,871 9,904 10,911 13,951 15,990 19,1030 26,1070 39,1110 44,1121 53,1150 66,1190 79,1227 80,1229 86,1269 89,1309 87,1349 85,1389 87,1429 92,1468 99,1508 105,1548 105,1587 103,1627 105,1667 113,1707 114,1709 125,1747 148,1787 149,1789 177,1826 185,1835 209,1866 219,1883 231,1906 241,1946 247,1986 255,2013 258,2025 271,2065 290,2094 298,2105 325,2134 341,2145 361,2158 395,2172 430,2178 466,2181 494,2185 501,2186 535,2206 557,2225 571,2237 603,2264 606,2266 641,2291 668,2304 676,2309 711,2324 746,2333 781,2337 816,2337 851,2333 886,2323 921,2304 957,2277 969,2264 991,2227 993,2225 1011,2185 1021,2145 1026,2106 1027,2105 1033,2065 1036,2025 1038,1986 1037,1946 1035,1906 1033,1866 1036,1826 1062,1790 1097,1788 1132,1799 1167,1813 1202,1824 1211,1826 1237,1838 1272,1846 1307,1848 1342,1841 1372,1826 1377,1825 1412,1805 1435,1787 1447,1777 1478,1747 1482,1742 1513,1707 1518,1702 1553,1674 1566,1667 1587,1659 1623,1651 1658,1642 1693,1629 1695,1627 1728,1615 1763,1599 1780,1587 1798,1575 1826,1548 1833,1541 1863,1508 1868,1503 1896,1468 1903,1458 1922,1429 1938,1389 1955,1349 1971,1309 1973,1305 1998,1269 2009,1258 2032,1229 2043,1215 2063,1190 2078,1163 2087,1150 2106,1110 2114,1091 2125,1070 2144,1030 2149,1019 2164,990 2177,951 2184,919 2186,911 2196,871 2203,831 2207,791 2210,751 2215,712 2219,691 2224,672 2237,631 2247,592 2254,562 2257,552 2264,513 2264,473 2254,433 2254,432 2241,393 2219,354 2218,353 2197,313 2184,293 2171,274 2149,246 2137,234 2114,211 2090,194 2078,185 2043,162 2028,154 2009,142 1973,123 1951,114 1938,107 1903,92 1868,83 1833,77 1819,74 1798,69 1763,59 1728,51 1693,43 1658,36 1651,35 1623,24 1587,14">
          <text:p/>
        </draw:polygon>
        <draw:polygon draw:style-name="gr21" draw:text-style-name="P6" draw:layer="layout" svg:width="2.902cm" svg:height="2.965cm" svg:x="1.411cm" svg:y="9.291cm" svg:viewBox="0 0 2903 2966" draw:points="2416,10 2381,6 2346,3 2311,2 2276,0 2241,1 2206,5 2176,11 2170,11 2135,19 2101,28 2065,39 2031,51 2030,51 1995,57 1960,61 1925,62 1890,62 1855,61 1820,61 1785,61 1750,61 1715,62 1679,65 1645,69 1610,75 1574,85 1559,91 1539,95 1504,105 1469,117 1438,130 1434,131 1399,139 1364,147 1329,155 1294,165 1276,170 1259,173 1224,179 1189,186 1154,195 1118,205 1104,210 1083,214 1049,220 1013,225 978,229 943,230 908,228 873,225 838,223 803,221 768,220 733,219 698,216 663,211 654,210 627,203 592,195 557,191 522,190 487,192 452,197 417,204 394,210 382,212 346,219 311,230 277,244 265,250 241,259 206,275 183,290 171,295 136,317 121,330 101,345 77,369 66,382 45,409 31,438 25,449 11,489 5,529 1,568 0,608 1,648 3,687 9,727 18,767 31,807 31,807 43,847 63,887 66,892 85,927 101,949 113,967 136,995 146,1007 171,1033 185,1046 206,1070 222,1086 241,1110 253,1126 277,1162 279,1166 299,1206 311,1229 319,1246 338,1285 346,1299 361,1325 382,1354 390,1365 417,1398 422,1405 452,1441 455,1445 484,1485 487,1488 514,1524 522,1534 549,1564 557,1571 592,1602 593,1604 627,1632 643,1643 663,1659 691,1683 698,1690 726,1723 733,1733 751,1763 768,1791 774,1803 793,1842 803,1861 812,1882 834,1922 838,1928 859,1962 873,1979 893,2002 908,2019 934,2042 943,2051 978,2080 980,2081 1013,2115 1019,2121 1047,2161 1049,2163 1070,2201 1083,2223 1094,2241 1118,2275 1122,2281 1151,2320 1154,2323 1186,2360 1189,2363 1224,2394 1231,2400 1259,2427 1270,2439 1294,2479 1310,2519 1329,2553 1333,2559 1361,2599 1364,2603 1392,2639 1399,2647 1427,2678 1434,2686 1465,2718 1469,2723 1500,2758 1504,2764 1528,2798 1539,2817 1551,2838 1571,2878 1574,2883 1595,2917 1610,2934 1645,2957 1679,2966 1715,2966 1746,2957 1750,2956 1785,2933 1799,2917 1819,2878 1820,2874 1829,2838 1835,2798 1839,2758 1841,2718 1840,2678 1840,2639 1843,2599 1851,2559 1855,2545 1865,2519 1881,2479 1890,2458 1898,2439 1914,2400 1925,2365 1927,2360 1939,2320 1950,2281 1960,2243 1961,2241 1974,2201 1983,2161 1987,2121 1989,2081 1992,2042 1995,2011 1997,2002 2005,1962 2014,1922 2026,1882 2030,1871 2046,1842 2063,1803 2065,1797 2090,1763 2101,1751 2135,1745 2146,1763 2156,1803 2170,1842 2170,1844 2190,1882 2206,1901 2227,1922 2241,1933 2276,1955 2289,1962 2311,1973 2346,1986 2381,1993 2416,1994 2451,1990 2486,1977 2509,1962 2521,1951 2543,1922 2556,1891 2559,1882 2565,1842 2559,1803 2556,1797 2541,1763 2521,1739 2507,1723 2486,1703 2460,1683 2451,1675 2416,1649 2407,1643 2398,1604 2416,1579 2426,1564 2451,1536 2461,1524 2486,1490 2490,1485 2515,1445 2521,1433 2539,1405 2556,1380 2567,1365 2591,1337 2602,1325 2626,1296 2635,1285 2661,1252 2666,1246 2695,1206 2697,1204 2725,1166 2731,1155 2753,1126 2767,1103 2778,1086 2797,1046 2802,1035 2815,1007 2831,967 2837,950 2848,927 2865,887 2872,863 2878,847 2888,807 2893,767 2895,727 2898,687 2900,648 2902,608 2903,568 2902,529 2898,489 2890,449 2879,409 2872,385 2868,369 2857,330 2841,290 2837,282 2823,250 2802,214 2799,210 2767,170 2767,169 2731,137 2723,130 2697,111 2661,92 2659,91 2626,71 2591,56 2577,51 2556,41 2521,27 2486,19 2451,14 2422,11">
          <text:p/>
        </draw:polygon>
        <draw:line draw:style-name="gr22" draw:text-style-name="P8" draw:layer="layout" svg:x1="3.965cm" svg:y1="8.845cm" svg:x2="4.308cm" svg:y2="8.845cm">
          <text:p/>
        </draw:line>
        <draw:line draw:style-name="gr23" draw:text-style-name="P8" draw:layer="layout" svg:x1="3.965cm" svg:y1="9.875cm" svg:x2="3.965cm" svg:y2="8.873cm">
          <text:p/>
        </draw:line>
        <draw:line draw:style-name="gr23" draw:text-style-name="P8" draw:layer="layout" svg:x1="4.308cm" svg:y1="9.875cm" svg:x2="4.308cm" svg:y2="8.873cm">
          <text:p/>
        </draw:line>
        <draw:custom-shape draw:style-name="gr24" draw:text-style-name="P13" draw:layer="layout" svg:width="0.057cm" svg:height="0.057cm" svg:x="3.937cm" svg:y="9.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058cm" svg:height="0.057cm" svg:x="4.279cm" svg:y="9.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8" draw:text-style-name="P16" draw:layer="layout" svg:width="0.499cm" svg:height="0.499cm" svg:x="5.287cm" svg:y="3.432cm" svg:viewBox="0 0 500 500" svg:d="M0 176v-100l76-76h100zM0 377v-100l277-277h100zM76 500h-76v-23l477-477h23v76zM268 500h-92l324-324v92zM468 500h-100l132-132v100z">
          <text:p/>
        </draw:path>
        <draw:custom-shape draw:style-name="gr29" draw:text-style-name="P8" draw:layer="layout" svg:width="0.5cm" svg:height="0.5cm" svg:x="5.287cm" svg:y="3.432cm">
          <text:p/>
          <draw:enhanced-geometry svg:viewBox="0 0 21600 21600" draw:type="rectangle" draw:enhanced-path="M 0 0 L 21600 0 21600 21600 0 21600 0 0 Z N"/>
        </draw:custom-shape>
        <draw:path draw:style-name="gr30" draw:text-style-name="P17" draw:layer="layout" svg:width="0.499cm" svg:height="0.499cm" svg:x="5.287cm" svg:y="5.632cm" svg:viewBox="0 0 500 500" svg:d="M0 176v-100l76-76h100zM0 377v-100l277-277h100zM76 500h-76v-23l477-477h23v76zM268 500h-92l324-324v92zM468 500h-100l132-132v100z">
          <text:p/>
        </draw:path>
        <draw:custom-shape draw:style-name="gr31" draw:text-style-name="P8" draw:layer="layout" svg:width="0.5cm" svg:height="0.5cm" svg:x="5.287cm" svg:y="5.632cm">
          <text:p/>
          <draw:enhanced-geometry svg:viewBox="0 0 21600 21600" draw:type="rectangle" draw:enhanced-path="M 0 0 L 21600 0 21600 21600 0 21600 0 0 Z N"/>
        </draw:custom-shape>
        <draw:path draw:style-name="gr32" draw:text-style-name="P18" draw:layer="layout" svg:width="0.499cm" svg:height="0.499cm" svg:x="5.287cm" svg:y="4.532cm" svg:viewBox="0 0 500 500" svg:d="M0 176v-100l76-76h100zM0 377v-100l277-277h100zM76 500h-76v-23l477-477h23v76zM268 500h-92l324-324v92zM468 500h-100l132-132v100z">
          <text:p/>
        </draw:path>
        <draw:custom-shape draw:style-name="gr33" draw:text-style-name="P8" draw:layer="layout" svg:width="0.5cm" svg:height="0.5cm" svg:x="5.287cm" svg:y="4.532cm">
          <text:p/>
          <draw:enhanced-geometry svg:viewBox="0 0 21600 21600" draw:type="rectangle" draw:enhanced-path="M 0 0 L 21600 0 21600 21600 0 21600 0 0 Z N"/>
        </draw:custom-shape>
        <draw:frame draw:style-name="gr34" draw:text-style-name="P19" draw:layer="layout" svg:width="2.6cm" svg:height="0.469cm" svg:x="5.75cm" svg:y="2.68cm">
          <draw:text-box>
            <text:p><text:span text:style-name="T1">Exclusion by:</text:span></text:p>
          </draw:text-box>
        </draw:frame>
        <draw:frame draw:style-name="gr35" draw:text-style-name="P20" draw:layer="layout" svg:width="2.85cm" svg:height="0.955cm" svg:x="5.85cm" svg:y="3.18cm">
          <draw:text-box>
            <text:p><text:span text:style-name="T2">Land use </text:span><text:span text:style-name="T3">(e.g. agriculture, urbanization)</text:span></text:p>
          </draw:text-box>
        </draw:frame>
        <draw:frame draw:style-name="gr36" draw:text-style-name="P20" draw:layer="layout" svg:width="3.05cm" svg:height="1.119cm" svg:x="5.85cm" svg:y="4.248cm">
          <draw:text-box>
            <text:p><text:span text:style-name="T2">Forest management</text:span></text:p>
            <text:p><text:span text:style-name="T3">(e.g. preference for an <text:s/>other species)</text:span></text:p>
          </draw:text-box>
        </draw:frame>
        <draw:frame draw:style-name="gr35" draw:text-style-name="P20" draw:layer="layout" svg:width="2.85cm" svg:height="0.955cm" svg:x="5.85cm" svg:y="5.431cm">
          <draw:text-box>
            <text:p><text:span text:style-name="T2">Competition </text:span></text:p>
            <text:p><text:span text:style-name="T3">(e.g. a more </text:span></text:p>
            <text:p><text:span text:style-name="T3">performant species )</text:span></text:p>
          </draw:text-box>
        </draw:frame>
        <draw:frame draw:style-name="gr37" draw:text-style-name="P22" draw:layer="layout" svg:width="8cm" svg:height="1.039cm" svg:x="1cm" svg:y="1.336cm">
          <draw:text-box>
            <text:p text:style-name="P21"><text:span text:style-name="T4">a. </text:span><text:span text:style-name="T5">Observed species occurrences are not solely determined by climatic conditions</text:span><text:span text:style-name="T4"> </text:span></text:p>
          </draw:text-box>
        </draw:frame>
        <draw:frame draw:style-name="gr38" draw:text-style-name="P23" draw:layer="layout" svg:width="7cm" svg:height="1.068cm" svg:x="9.7cm" svg:y="1.336cm">
          <draw:text-box>
            <text:p text:style-name="P21"><text:span text:style-name="T4">b. </text:span><text:span text:style-name="T5">Current climatic conditions may not represent all suitable conditions</text:span></text:p>
          </draw:text-box>
        </draw:frame>
        <draw:frame draw:style-name="gr39" draw:text-style-name="P22" draw:layer="layout" svg:width="8cm" svg:height="1.039cm" svg:x="1cm" svg:y="7.336cm">
          <draw:text-box>
            <text:p text:style-name="P21"><text:span text:style-name="T4">c. </text:span><text:span text:style-name="T5">Species may not be at equilibrium with </text:span><text:span text:style-name="T5"><text:line-break/></text:span><text:span text:style-name="T5">current climatic conditions</text:span></text:p>
          </draw:text-box>
        </draw:frame>
        <draw:frame draw:style-name="gr40" draw:text-style-name="P25" draw:layer="layout" svg:width="3.25cm" svg:height="0.569cm" svg:x="2.45cm" svg:y="8.336cm">
          <draw:text-box>
            <text:p text:style-name="P24"><text:span text:style-name="T6">Lag behind climate</text:span></text:p>
          </draw:text-box>
        </draw:frame>
        <draw:custom-shape draw:style-name="gr41" draw:text-style-name="P26" draw:layer="layout" svg:width="0.5cm" svg:height="0.5cm" svg:x="5.3cm" svg:y="9.897cm">
          <text:p/>
          <draw:enhanced-geometry svg:viewBox="0 0 21600 21600" draw:type="rectangle" draw:enhanced-path="M 0 0 L 21600 0 21600 21600 0 21600 0 0 Z N"/>
        </draw:custom-shape>
        <draw:frame draw:style-name="gr35" draw:text-style-name="P20" draw:layer="layout" svg:width="2.6cm" svg:height="1.205cm" svg:x="5.85cm" svg:y="9.536cm">
          <draw:text-box>
            <text:p><text:span text:style-name="T2">Past climatic conditions</text:span></text:p>
          </draw:text-box>
        </draw:frame>
        <draw:frame draw:style-name="gr36" draw:text-style-name="P20" draw:layer="layout" svg:width="2.358cm" svg:height="0.955cm" svg:x="5.842cm" svg:y="10.766cm">
          <draw:text-box>
            <text:p><text:span text:style-name="T2">Suitable area </text:span></text:p>
            <text:p><text:span text:style-name="T2">not occupied</text:span></text:p>
          </draw:text-box>
        </draw:frame>
        <draw:path draw:style-name="gr42" draw:text-style-name="P27" draw:layer="layout" svg:width="0.499cm" svg:height="0.499cm" svg:x="5.3cm" svg:y="10.965cm" svg:viewBox="0 0 500 500" svg:d="M0 176v-100l76-76h100zM0 377v-100l277-277h100zM76 500h-76v-23l477-477h23v76zM268 500h-92l324-324v92zM468 500h-100l132-132v100z">
          <text:p/>
        </draw:path>
        <draw:custom-shape draw:style-name="gr43" draw:text-style-name="P8" draw:layer="layout" svg:width="0.5cm" svg:height="0.5cm" svg:x="5.3cm" svg:y="10.965cm">
          <text:p/>
          <draw:enhanced-geometry svg:viewBox="0 0 21600 21600" draw:type="rectangle" draw:enhanced-path="M 0 0 L 21600 0 21600 21600 0 21600 0 0 Z N"/>
        </draw:custom-shape>
        <draw:custom-shape draw:style-name="gr44" draw:text-style-name="P26" draw:layer="layout" svg:width="0.5cm" svg:height="0.5cm" svg:x="14cm" svg:y="3.922cm">
          <text:p/>
          <draw:enhanced-geometry svg:viewBox="0 0 21600 21600" draw:type="rectangle" draw:enhanced-path="M 0 0 L 21600 0 21600 21600 0 21600 0 0 Z N"/>
        </draw:custom-shape>
        <draw:frame draw:style-name="gr36" draw:text-style-name="P20" draw:layer="layout" svg:width="2.7cm" svg:height="0.955cm" svg:x="14.45cm" svg:y="3.686cm">
          <draw:text-box>
            <text:p><text:span text:style-name="T2">Current climatic conditions</text:span></text:p>
          </draw:text-box>
        </draw:frame>
        <draw:frame draw:style-name="gr35" draw:text-style-name="P20" draw:layer="layout" svg:width="2.5cm" svg:height="1.205cm" svg:x="14.45cm" svg:y="4.597cm">
          <draw:text-box>
            <text:p><text:span text:style-name="T2">Non-observable </text:span></text:p>
            <text:p><text:span text:style-name="T2">niche portion</text:span></text:p>
          </draw:text-box>
        </draw:frame>
        <draw:path draw:style-name="gr47" draw:text-style-name="P29" draw:layer="layout" svg:width="0.499cm" svg:height="0.499cm" svg:x="14cm" svg:y="4.921cm" svg:viewBox="0 0 500 500" svg:d="M0 176v-100l76-76h100zM0 377v-100l277-277h100zM76 500h-76v-23l477-477h23v76zM268 500h-92l324-324v92zM468 500h-100l132-132v100z">
          <text:p/>
        </draw:path>
        <draw:custom-shape draw:style-name="gr43" draw:text-style-name="P8" draw:layer="layout" svg:width="0.5cm" svg:height="0.5cm" svg:x="14cm" svg:y="4.921cm">
          <text:p/>
          <draw:enhanced-geometry svg:viewBox="0 0 21600 21600" draw:type="rectangle" draw:enhanced-path="M 0 0 L 21600 0 21600 21600 0 21600 0 0 Z N"/>
        </draw:custom-shape>
        <draw:frame draw:style-name="gr51" draw:text-style-name="P32" draw:layer="layout" svg:width="7cm" svg:height="1.039cm" svg:x="9.7cm" svg:y="7.336cm">
          <draw:text-box>
            <text:p text:style-name="P31"><text:span text:style-name="T7">d. </text:span><text:span text:style-name="T5">Some climatic predictors may not truly matter for the species</text:span></text:p>
          </draw:text-box>
        </draw:frame>
        <draw:g draw:style-name="gr9">
          <draw:custom-shape draw:style-name="gr49" draw:text-style-name="P30" draw:layer="layout" svg:width="0.5cm" svg:height="0.5cm" svg:x="5.725cm" svg:y="0.281cm">
            <text:p/>
            <draw:enhanced-geometry svg:viewBox="0 0 21600 21600" draw:type="rectangle" draw:enhanced-path="M 0 0 L 21600 0 21600 21600 0 21600 0 0 Z N"/>
          </draw:custom-shape>
          <draw:frame draw:style-name="gr35" draw:text-style-name="P20" draw:layer="layout" svg:width="2.85cm" svg:height="0.955cm" svg:x="6.175cm" svg:y="0.081cm">
            <draw:text-box>
              <text:p><text:span text:style-name="T2">Species climatic niche</text:span></text:p>
            </draw:text-box>
          </draw:frame>
          <draw:custom-shape draw:style-name="gr50" draw:text-style-name="P5" draw:layer="layout" svg:width="0.5cm" svg:height="0.5cm" svg:x="8.975cm" svg:y="0.281cm">
            <text:p/>
            <draw:enhanced-geometry svg:viewBox="0 0 21600 21600" draw:type="rectangle" draw:enhanced-path="M 0 0 L 21600 0 21600 21600 0 21600 0 0 Z N"/>
          </draw:custom-shape>
          <draw:frame draw:style-name="gr35" draw:text-style-name="P20" draw:layer="layout" svg:width="2.85cm" svg:height="0.955cm" svg:x="9.425cm" svg:y="0.081cm">
            <draw:text-box>
              <text:p><text:span text:style-name="T2">Observable niche portion</text:span></text:p>
            </draw:text-box>
          </draw:frame>
        </draw:g>
        <draw:path draw:style-name="gr2" draw:text-style-name="P2" draw:layer="layout" svg:width="0.007cm" svg:height="0.009cm" svg:x="12.535cm" svg:y="10.344cm" svg:viewBox="0 0 8 10" svg:d="M5 1c1 1 2 1 2 2h1l-8 7 1-7 4-3z">
          <text:p/>
        </draw:path>
        <draw:polygon draw:style-name="gr52" draw:text-style-name="P33" draw:layer="layout" svg:width="2.633cm" svg:height="2.625cm" draw:transform="skewX (0.227241868609662) rotate (2.84122148932157) translate (12.6775972631865cm 11.9151376244193cm)" svg:viewBox="0 0 2634 2626" draw:points="2089,0 2051,2 2048,3 2013,7 1975,16 1937,33 1899,49 1875,63 1861,70 1823,93 1785,109 1756,122 1747,126 1709,140 1684,152 1671,158 1633,176 1622,182 1595,195 1564,212 1557,216 1520,236 1508,242 1481,257 1460,272 1444,286 1426,302 1406,322 1396,332 1369,362 1367,363 1338,392 1330,400 1306,421 1292,434 1272,451 1253,465 1233,481 1216,493 1189,511 1178,518 1146,541 1139,545 1107,571 1102,575 1074,601 1064,612 1046,630 1025,658 1024,660 997,690 988,703 971,720 950,739 933,750 912,760 874,766 836,760 812,750 798,743 760,724 752,720 722,705 684,691 646,672 617,661 608,656 570,640 539,631 532,628 494,617 455,611 418,607 380,607 341,609 304,615 266,627 258,631 228,643 200,661 190,667 158,691 152,696 123,721 114,729 91,750 76,768 65,780 45,810 38,824 29,840 18,871 10,900 7,930 3,960 2,990 1,1020 0,1043 0,1050 0,1079 0,1087 1,1110 3,1139 7,1169 11,1199 18,1228 26,1259 38,1288 38,1289 46,1319 54,1348 63,1378 73,1408 76,1416 81,1438 92,1468 109,1497 114,1504 127,1527 149,1557 152,1561 166,1587 185,1617 190,1625 199,1647 210,1676 219,1707 223,1736 223,1766 222,1796 220,1826 220,1856 222,1885 227,1916 228,1919 233,1945 242,1976 259,2005 266,2015 278,2035 304,2064 305,2065 329,2094 341,2109 351,2125 367,2154 380,2180 381,2184 388,2214 395,2244 405,2274 418,2301 419,2304 431,2333 452,2363 455,2368 471,2393 494,2418 497,2423 521,2453 532,2463 551,2482 570,2498 590,2513 608,2525 646,2542 684,2561 722,2572 724,2573 760,2586 798,2598 817,2602 836,2609 874,2620 912,2625 950,2626 988,2622 1025,2617 1064,2608 1079,2602 1102,2595 1139,2576 1146,2572 1178,2550 1187,2542 1216,2513 1216,2512 1244,2482 1253,2468 1266,2453 1285,2423 1292,2411 1304,2393 1320,2363 1330,2342 1336,2333 1357,2303 1367,2290 1386,2274 1406,2260 1433,2243 1444,2239 1481,2224 1503,2214 1520,2207 1557,2187 1563,2183 1595,2162 1604,2153 1633,2128 1638,2124 1670,2094 1671,2093 1706,2064 1709,2061 1745,2034 1747,2033 1783,2004 1785,2003 1816,1975 1823,1967 1843,1945 1861,1916 1862,1915 1884,1885 1899,1860 1903,1855 1929,1825 1937,1816 1958,1795 1975,1777 1989,1765 2013,1745 2027,1735 2051,1722 2080,1705 2089,1701 2127,1684 2143,1675 2164,1665 2196,1646 2202,1641 2237,1616 2240,1613 2269,1586 2278,1576 2296,1556 2316,1526 2316,1525 2339,1496 2354,1467 2354,1465 2376,1437 2392,1407 2393,1407 2417,1377 2430,1356 2438,1347 2461,1317 2468,1307 2486,1287 2506,1257 2506,1256 2528,1227 2543,1198 2544,1195 2559,1168 2571,1138 2578,1108 2582,1087 2585,1078 2595,1049 2603,1019 2610,989 2616,959 2620,932 2621,929 2629,899 2633,869 2634,839 2633,809 2631,779 2627,749 2622,720 2620,706 2619,689 2613,660 2605,629 2591,600 2582,587 2574,570 2555,540 2544,528 2532,511 2506,482 2505,480 2479,451 2468,440 2451,420 2430,396 2427,391 2418,361 2416,331 2417,301 2417,271 2413,242 2408,212 2396,182 2392,175 2383,152 2364,122 2354,111 2338,92 2316,73 2302,63 2278,47 2247,33 2240,30 2202,15 2164,7 2132,3 2126,2">
          <text:p/>
        </draw:polygon>
        <draw:line draw:style-name="gr53" draw:text-style-name="P8" draw:layer="layout" svg:x1="9.711cm" svg:y1="11.333cm" svg:x2="13.7cm" svg:y2="11.316cm">
          <text:p/>
        </draw:line>
        <draw:line draw:style-name="gr53" draw:text-style-name="P8" draw:layer="layout" svg:x1="9.711cm" svg:y1="9.276cm" svg:x2="13.7cm" svg:y2="9.259cm">
          <text:p/>
        </draw:line>
        <draw:line draw:style-name="gr54" draw:text-style-name="P8" draw:layer="layout" svg:x1="9.71cm" svg:y1="12.75cm" svg:x2="9.71cm" svg:y2="8.75cm">
          <text:p/>
        </draw:line>
        <draw:line draw:style-name="gr14" draw:text-style-name="P8" draw:layer="layout" svg:x1="9.705cm" svg:y1="12.745cm" svg:x2="13.694cm" svg:y2="12.745cm">
          <text:p/>
        </draw:line>
        <draw:line draw:style-name="gr14" draw:text-style-name="P8" draw:layer="layout" svg:x1="9.7cm" svg:y1="12.745cm" svg:x2="12.275cm" svg:y2="11.459cm">
          <text:p/>
        </draw:line>
        <draw:frame draw:style-name="gr55" draw:text-style-name="P35" draw:layer="layout" svg:width="2.25cm" svg:height="0.887cm" svg:x="13.55cm" svg:y="9.863cm">
          <draw:text-box>
            <text:p text:style-name="P34"><text:span text:style-name="T8">Spurious correlation</text:span></text:p>
          </draw:text-box>
        </draw:frame>
        <draw:line draw:style-name="gr56" draw:text-style-name="P8" draw:layer="layout" svg:x1="13.701cm" svg:y1="9.259cm" svg:x2="13.699cm" svg:y2="11.316cm">
          <text:p/>
        </draw:line>
        <draw:frame draw:style-name="gr57" draw:text-style-name="P36" draw:layer="layout" svg:width="3.5cm" svg:height="0.887cm" draw:transform="rotate (1.5707963267949) translate (8.8cm 12.6cm)">
          <draw:text-box>
            <text:p text:style-name="P24"><text:span text:style-name="T9">Clim. dimension without </text:span></text:p>
            <text:p text:style-name="P24"><text:span text:style-name="T9">real influence</text:span></text:p>
          </draw:text-box>
        </draw:frame>
        <draw:frame draw:style-name="gr58" draw:text-style-name="P37" draw:layer="layout" svg:width="3.85cm" svg:height="0.455cm" svg:x="1cm" svg:y="6.795cm">
          <draw:text-box>
            <text:p text:style-name="P24"><text:span text:style-name="T10">Climatic dimension 1</text:span></text:p>
          </draw:text-box>
        </draw:frame>
        <draw:frame draw:style-name="gr58" draw:text-style-name="P37" draw:layer="layout" svg:width="3.85cm" svg:height="0.455cm" draw:transform="rotate (1.5707963267949) translate (0.497cm 6.75cm)">
          <draw:text-box>
            <text:p text:style-name="P24"><text:span text:style-name="T10">Climatic dimension 2</text:span></text:p>
          </draw:text-box>
        </draw:frame>
        <draw:frame draw:style-name="gr58" draw:text-style-name="P37" draw:layer="layout" svg:width="3.85cm" svg:height="0.705cm" draw:transform="rotate (0.4616395871525) translate (9.044cm 12.431cm)">
          <draw:text-box>
            <text:p text:style-name="P24"><text:span text:style-name="T10">Missing dimension</text:span></text:p>
          </draw:text-box>
        </draw:frame>
      </draw:page>
      <draw:page draw:name="page3" draw:style-name="dp1" draw:master-page-name="Standard">
        <draw:line draw:style-name="gr14" draw:text-style-name="P8" draw:layer="layout" svg:x1="0.988cm" svg:y1="6.004cm" svg:x2="4.977cm" svg:y2="6.004cm">
          <text:p/>
        </draw:line>
        <draw:path draw:style-name="gr2" draw:text-style-name="P2" draw:layer="layout" svg:width="0.007cm" svg:height="0.009cm" svg:x="3.818cm" svg:y="3.603cm" svg:viewBox="0 0 8 10" svg:d="M5 1c1 1 2 1 2 2h1l-8 7 1-7 4-3z">
          <text:p/>
        </draw:path>
        <draw:line draw:style-name="gr59" draw:text-style-name="P8" draw:layer="layout" svg:x1="0.993cm" svg:y1="6.009cm" svg:x2="0.993cm" svg:y2="2.009cm">
          <text:p/>
        </draw:line>
        <draw:polygon draw:style-name="gr52" draw:text-style-name="P33" draw:layer="layout" svg:width="2.633cm" svg:height="2.625cm" draw:transform="skewX (0.227241868609662) rotate (2.84122148932157) translate (3.96059726318648cm 5.17413762441932cm)" svg:viewBox="0 0 2634 2626" draw:points="2089,0 2051,2 2048,3 2013,7 1975,16 1937,33 1899,49 1875,63 1861,70 1823,93 1785,109 1756,122 1747,126 1709,140 1684,152 1671,158 1633,176 1622,182 1595,195 1564,212 1557,216 1520,236 1508,242 1481,257 1460,272 1444,286 1426,302 1406,322 1396,332 1369,362 1367,363 1338,392 1330,400 1306,421 1292,434 1272,451 1253,465 1233,481 1216,493 1189,511 1178,518 1146,541 1139,545 1107,571 1102,575 1074,601 1064,612 1046,630 1025,658 1024,660 997,690 988,703 971,720 950,739 933,750 912,760 874,766 836,760 812,750 798,743 760,724 752,720 722,705 684,691 646,672 617,661 608,656 570,640 539,631 532,628 494,617 455,611 418,607 380,607 341,609 304,615 266,627 258,631 228,643 200,661 190,667 158,691 152,696 123,721 114,729 91,750 76,768 65,780 45,810 38,824 29,840 18,871 10,900 7,930 3,960 2,990 1,1020 0,1043 0,1050 0,1079 0,1087 1,1110 3,1139 7,1169 11,1199 18,1228 26,1259 38,1288 38,1289 46,1319 54,1348 63,1378 73,1408 76,1416 81,1438 92,1468 109,1497 114,1504 127,1527 149,1557 152,1561 166,1587 185,1617 190,1625 199,1647 210,1676 219,1707 223,1736 223,1766 222,1796 220,1826 220,1856 222,1885 227,1916 228,1919 233,1945 242,1976 259,2005 266,2015 278,2035 304,2064 305,2065 329,2094 341,2109 351,2125 367,2154 380,2180 381,2184 388,2214 395,2244 405,2274 418,2301 419,2304 431,2333 452,2363 455,2368 471,2393 494,2418 497,2423 521,2453 532,2463 551,2482 570,2498 590,2513 608,2525 646,2542 684,2561 722,2572 724,2573 760,2586 798,2598 817,2602 836,2609 874,2620 912,2625 950,2626 988,2622 1025,2617 1064,2608 1079,2602 1102,2595 1139,2576 1146,2572 1178,2550 1187,2542 1216,2513 1216,2512 1244,2482 1253,2468 1266,2453 1285,2423 1292,2411 1304,2393 1320,2363 1330,2342 1336,2333 1357,2303 1367,2290 1386,2274 1406,2260 1433,2243 1444,2239 1481,2224 1503,2214 1520,2207 1557,2187 1563,2183 1595,2162 1604,2153 1633,2128 1638,2124 1670,2094 1671,2093 1706,2064 1709,2061 1745,2034 1747,2033 1783,2004 1785,2003 1816,1975 1823,1967 1843,1945 1861,1916 1862,1915 1884,1885 1899,1860 1903,1855 1929,1825 1937,1816 1958,1795 1975,1777 1989,1765 2013,1745 2027,1735 2051,1722 2080,1705 2089,1701 2127,1684 2143,1675 2164,1665 2196,1646 2202,1641 2237,1616 2240,1613 2269,1586 2278,1576 2296,1556 2316,1526 2316,1525 2339,1496 2354,1467 2354,1465 2376,1437 2392,1407 2393,1407 2417,1377 2430,1356 2438,1347 2461,1317 2468,1307 2486,1287 2506,1257 2506,1256 2528,1227 2543,1198 2544,1195 2559,1168 2571,1138 2578,1108 2582,1087 2585,1078 2595,1049 2603,1019 2610,989 2616,959 2620,932 2621,929 2629,899 2633,869 2634,839 2633,809 2631,779 2627,749 2622,720 2620,706 2619,689 2613,660 2605,629 2591,600 2582,587 2574,570 2555,540 2544,528 2532,511 2506,482 2505,480 2479,451 2468,440 2451,420 2430,396 2427,391 2418,361 2416,331 2417,301 2417,271 2413,242 2408,212 2396,182 2392,175 2383,152 2364,122 2354,111 2338,92 2316,73 2302,63 2278,47 2247,33 2240,30 2202,15 2164,7 2132,3 2126,2">
          <text:p/>
        </draw:polygon>
        <draw:line draw:style-name="gr14" draw:text-style-name="P8" draw:layer="layout" svg:x1="0.983cm" svg:y1="6.004cm" svg:x2="3.558cm" svg:y2="4.718cm">
          <text:p/>
        </draw:line>
        <draw:line draw:style-name="gr60" draw:text-style-name="P8" draw:layer="layout" svg:x1="0.994cm" svg:y1="4.592cm" svg:x2="4.983cm" svg:y2="4.575cm">
          <text:p/>
        </draw:line>
        <draw:line draw:style-name="gr60" draw:text-style-name="P8" draw:layer="layout" svg:x1="0.994cm" svg:y1="2.535cm" svg:x2="4.983cm" svg:y2="2.518cm">
          <text:p/>
        </draw: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Arrow_20_short" draw:display-name="Arrow short" svg:viewBox="0 7 20 13" svg:d="M0 20l10-13 10 13z"/>
    <draw:marker draw:name="Extrémités_20_de_20_flèche_20_2" draw:display-name="Extrémités de flèche 2" svg:viewBox="0 0 20 20" svg:d="M0 20l10-20 10 20z"/>
    <draw:marker draw:name="Extrémités_20_de_20_flèche_20_6" draw:display-name="Extrémités de flèche 6" svg:viewBox="0 0 1013 1130" svg:d="M1009 1050l-449-1008-22-30-29-12-34 12-21 26-449 1012-5 13v8l5 21 12 21 17 13 21 4h903l21-4 21-13 9-21 4-21v-8z"/>
    <draw:stroke-dash draw:name="Dash_20__28_Rounded_29_" draw:display-name="Dash (Rounded)" draw:style="round" draw:dots1="1" draw:dots1-length="201%" draw:distance="199%"/>
    <draw:stroke-dash draw:name="Dot_20__28_Rounded_29_" draw:display-name="Dot (Rounded)" draw:style="round" draw:dots1="1" draw:dots1-length="1%" draw:distance="199%"/>
    <draw:stroke-dash draw:name="Long_20_Dash_20__28_Rounded_29_" draw:display-name="Long Dash (Rounded)" draw:style="round" draw:dots1="1" draw:dots1-length="301%" draw:distance="399%"/>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8cm" fo:page-height="1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Victor Van der Meersch</meta:initial-creator>
    <meta:creation-date>2024-06-28T15:32:24.659000000</meta:creation-date>
    <dc:date>2024-06-29T20:04:36.934000000</dc:date>
    <dc:creator>Victor Van der Meersch</dc:creator>
    <meta:editing-duration>PT3H51M38S</meta:editing-duration>
    <meta:editing-cycles>11</meta:editing-cycles>
    <meta:generator>LibreOffice/24.2.0.3$Windows_X86_64 LibreOffice_project/da48488a73ddd66ea24cf16bbc4f7b9c08e9bea1</meta:generator>
    <meta:print-date>2024-06-28T16:00:06.222000000</meta:print-date>
    <meta:printed-by>Fichiers PDF: Victor Van der Meersch</meta:printed-by>
    <meta:document-statistic meta:object-count="174"/>
  </office:meta>
</office:document-meta>
</file>